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dialog-lb.xml" manifest:media-type="text/xml"/>
  <manifest:file-entry manifest:full-path="Dialogs/Pickers/PCalD.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OpenDialog.xml" manifest:media-type="text/xml"/>
  <manifest:file-entry manifest:full-path="Dialogs/EasCode/Passwd.xml" manifest:media-type="text/xml"/>
  <manifest:file-entry manifest:full-path="Basic/script-lc.xml" manifest:media-type="text/xml"/>
  <manifest:file-entry manifest:full-path="Basic/ChgBackGColour/script-lb.xml" manifest:media-type="text/xml"/>
  <manifest:file-entry manifest:full-path="Basic/ChgBackGColour/ChgBGCol.xml" manifest:media-type="text/xml"/>
  <manifest:file-entry manifest:full-path="Basic/EasModul/Lihatjawaban.xml" manifest:media-type="text/xml"/>
  <manifest:file-entry manifest:full-path="Basic/EasModul/script-lb.xml" manifest:media-type="text/xml"/>
  <manifest:file-entry manifest:full-path="Basic/EasModul/Module1.xml" manifest:media-type="text/xml"/>
  <manifest:file-entry manifest:full-path="Basic/EasModul/View.xml" manifest:media-type="text/xml"/>
  <manifest:file-entry manifest:full-path="Basic/EasModul/Olahdata.xml" manifest:media-type="text/xml"/>
  <manifest:file-entry manifest:full-path="Basic/OlahdataHexa/script-lb.xml" manifest:media-type="text/xml"/>
  <manifest:file-entry manifest:full-path="Basic/OlahdataHexa/LihatJawabanPeserta.xml" manifest:media-type="text/xml"/>
  <manifest:file-entry manifest:full-path="Basic/OlahdataHexa/EditingResults.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script-lb.xml" manifest:media-type="text/xml"/>
  <manifest:file-entry manifest:full-path="Basic/CoreCode/Module1.xml" manifest:media-type="text/xml"/>
  <manifest:file-entry manifest:full-path="Basic/ProgressBarExample/Module1.xml" manifest:media-type="text/xml"/>
  <manifest:file-entry manifest:full-path="Basic/ProgressBarExample/script-lb.xml" manifest:media-type="text/xml"/>
  <manifest:file-entry manifest:full-path="Basic/ProgressBar/script-lb.xml" manifest:media-type="text/xml"/>
  <manifest:file-entry manifest:full-path="Basic/ProgressBar/Waitprogress.xml" manifest:media-type="text/xml"/>
  <manifest:file-entry manifest:full-path="Basic/EasCode/EditingResults.xml" manifest:media-type="text/xml"/>
  <manifest:file-entry manifest:full-path="Basic/EasCode/script-lb.xml" manifest:media-type="text/xml"/>
  <manifest:file-entry manifest:full-path="Basic/EasCode/CoreEAS.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94.39mm"/>
    </style:style>
    <style:style style:name="co58" style:family="table-column">
      <style:table-column-properties fo:break-before="auto" style:column-width="132.77mm"/>
    </style:style>
    <style:style style:name="co59" style:family="table-column">
      <style:table-column-properties fo:break-before="auto" style:column-width="55.09mm"/>
    </style:style>
    <style:style style:name="co60" style:family="table-column">
      <style:table-column-properties fo:break-before="auto" style:column-width="90.12mm"/>
    </style:style>
    <style:style style:name="co61" style:family="table-column">
      <style:table-column-properties fo:break-before="auto" style:column-width="17.82mm"/>
    </style:style>
    <style:style style:name="co62" style:family="table-column">
      <style:table-column-properties fo:break-before="auto" style:column-width="62.87mm"/>
    </style:style>
    <style:style style:name="co63" style:family="table-column">
      <style:table-column-properties fo:break-before="auto" style:column-width="71.2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11.57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9mm" fo:break-before="auto" style:use-optimal-row-height="true"/>
    </style:style>
    <style:style style:name="ro7" style:family="table-row">
      <style:table-row-properties style:row-height="13.35mm" fo:break-before="auto" style:use-optimal-row-height="false"/>
    </style:style>
    <style:style style:name="ro8" style:family="table-row">
      <style:table-row-properties style:row-height="16.85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4.87mm" fo:break-before="auto" style:use-optimal-row-height="true"/>
    </style:style>
    <style:style style:name="ro11" style:family="table-row">
      <style:table-row-properties style:row-height="9.88mm" fo:break-before="auto" style:use-optimal-row-height="false"/>
    </style:style>
    <style:style style:name="ro12" style:family="table-row">
      <style:table-row-properties style:row-height="16.93mm" fo:break-before="auto" style:use-optimal-row-height="true"/>
    </style:style>
    <style:style style:name="ro13" style:family="table-row">
      <style:table-row-properties style:row-height="12.96mm" fo:break-before="auto" style:use-optimal-row-height="true"/>
    </style:style>
    <style:style style:name="ro14" style:family="table-row">
      <style:table-row-properties style:row-height="15.35mm" fo:break-before="auto" style:use-optimal-row-height="true"/>
    </style:style>
    <style:style style:name="ro15" style:family="table-row">
      <style:table-row-properties style:row-height="20.9mm" fo:break-before="auto" style:use-optimal-row-height="true"/>
    </style:style>
    <style:style style:name="ro16" style:family="table-row">
      <style:table-row-properties style:row-height="42.6mm" fo:break-before="auto" style:use-optimal-row-height="false"/>
    </style:style>
    <style:style style:name="ro17" style:family="table-row">
      <style:table-row-properties style:row-height="50.0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1"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7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82"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2"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96" style:family="table-cell" style:parent-style-name="Default">
      <style:table-cell-properties style:text-align-source="fix" style:repeat-content="false"/>
      <style:paragraph-properties fo:text-align="center" fo:margin-left="0mm"/>
    </style:style>
    <style:style style:name="ce97"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100" style:family="table-cell" style:parent-style-name="Default" style:data-style-name="N80">
      <style:table-cell-properties style:text-align-source="fix" style:repeat-content="false"/>
      <style:paragraph-properties fo:text-align="center" fo:margin-left="0mm"/>
    </style:style>
    <style:style style:name="ce104"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105" style:family="table-cell" style:parent-style-name="Default" style:data-style-name="N100">
      <style:table-cell-properties style:text-align-source="fix" style:repeat-content="false"/>
      <style:paragraph-properties fo:text-align="center" fo:margin-left="0mm"/>
    </style:style>
    <style:style style:name="ce39" style:family="table-cell" style:parent-style-name="Default" style:data-style-name="N80">
      <style:table-cell-properties style:text-align-source="fix" style:repeat-content="false"/>
      <style:paragraph-properties fo:text-align="center" fo:margin-left="0mm"/>
    </style:style>
    <style:style style:name="ce109"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20" style:family="table-cell" style:parent-style-name="Default" style:data-style-name="N100"/>
    <style:style style:name="ce121"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24"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6"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9"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style:font-name="Arial" fo:font-size="11pt" style:font-size-asian="11pt" style:font-size-complex="11pt"/>
    </style:style>
    <style:style style:name="ce162"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4"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8"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70"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ext-properties style:use-window-font-color="tru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56"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5"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7"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0"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2"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7"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231"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27.38mm"/>
    </style:style>
    <style:style style:name="gr6" style:family="graphic">
      <style:graphic-properties draw:stroke="none" svg:stroke-color="#000000" draw:fill="solid" draw:fill-color="#bce4e5" draw:textarea-horizontal-align="center" draw:textarea-vertical-align="middle" draw:shadow-offset-x="3.05mm" draw:shadow-offset-y="3.05mm"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1" style:family="text">
      <style:text-properties fo:font-size="10pt" style:font-size-asian="10pt" style:font-size-complex="10pt"/>
    </style:style>
    <style:style style:name="T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3" style:family="text">
      <style:text-properties style:use-window-font-color="true" style:font-name="Calibri" fo:language="en" fo:country="US" style:language-asian="ar" style:country-asian="SA" style:font-name-complex="Calibri" style:font-size-asian="11pt" style:font-size-complex="11pt"/>
    </style:style>
    <style:style style:name="T4" style:family="text">
      <style:text-properties fo:font-size="12pt"/>
    </style:style>
    <style:style style:name="T5"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6"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7"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style:style style:name="T8" style:family="text">
      <style:text-properties style:font-name="Calibri" fo:language="id" fo:country="ID" style:language-asian="ko" style:country-asian="KR" style:language-complex="ar" style:country-complex="SA" style:font-name-asian="Malgun Gothic" style:font-name-complex="Calibri"/>
    </style:style>
    <style:style style:name="T9" style:family="text">
      <style:text-properties style:font-name="Calibri" fo:language="id" fo:country="ID" style:language-asian="ko" style:country-asian="KR" style:language-complex="ar" style:country-complex="SA" style:font-name-asian="Malgun Gothic" style:font-name-complex="Calibri" fo:font-size="11pt"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38"/>
        <table:table-column table:style-name="co5" table:default-cell-style-name="ce62"/>
        <table:table-column table:style-name="co6" table:number-columns-repeated="4" table:default-cell-style-name="ce45"/>
        <table:table-column table:style-name="co7" table:visibility="collapse" table:default-cell-style-name="ce62"/>
        <table:table-column table:style-name="co6" table:visibility="collapse" table:number-columns-repeated="4" table:default-cell-style-name="ce62"/>
        <table:table-column table:style-name="co8" table:visibility="collapse" table:default-cell-style-name="ce45"/>
        <table:table-column table:style-name="co3" table:default-cell-style-name="ce45"/>
        <table:table-column table:style-name="co9" table:default-cell-style-name="ce45"/>
        <table:table-column table:style-name="co10" table:default-cell-style-name="ce45"/>
        <table:table-column table:style-name="co11" table:default-cell-style-name="ce45"/>
        <table:table-column table:style-name="co10" table:default-cell-style-name="ce45"/>
        <table:table-column table:style-name="co12" table:default-cell-style-name="ce79"/>
        <table:table-column table:style-name="co3" table:default-cell-style-name="ce62"/>
        <table:table-column table:style-name="co13" table:default-cell-style-name="ce62"/>
        <table:table-column table:style-name="co14" table:default-cell-style-name="ce62"/>
        <table:table-column table:style-name="co15" table:visibility="collapse" table:default-cell-style-name="ce62"/>
        <table:table-column table:style-name="co16" table:default-cell-style-name="ce62"/>
        <table:table-column table:style-name="co17" table:default-cell-style-name="ce62"/>
        <table:table-column table:style-name="co7" table:number-columns-repeated="5" table:default-cell-style-name="ce62"/>
        <table:table-column table:style-name="co3" table:default-cell-style-name="ce62"/>
        <table:table-column table:style-name="co18" table:default-cell-style-name="ce56"/>
        <table:table-column table:style-name="co3" table:number-columns-repeated="2" table:default-cell-style-name="ce62"/>
        <table:table-column table:style-name="co19" table:default-cell-style-name="ce62"/>
        <table:table-column table:style-name="co20" table:default-cell-style-name="ce62"/>
        <table:table-column table:style-name="co21" table:default-cell-style-name="ce56"/>
        <table:table-column table:style-name="co22" table:default-cell-style-name="ce62"/>
        <table:table-column table:style-name="co23" table:default-cell-style-name="ce62"/>
        <table:table-column table:style-name="co24" table:default-cell-style-name="ce62"/>
        <table:table-column table:style-name="co25" table:default-cell-style-name="ce62"/>
        <table:table-column table:style-name="co7" table:number-columns-repeated="984" table:default-cell-style-name="ce62"/>
        <table:table-row table:style-name="ro3">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0" office:value-type="string" calcext:value-type="string" table:number-columns-spanned="4" table:number-rows-spanned="1">
            <text:p>Jawaban</text:p>
          </table:table-cell>
          <table:covered-table-cell table:number-columns-repeated="3" table:style-name="ce30"/>
          <table:table-cell table:style-name="ce44"/>
          <table:table-cell/>
          <table:table-cell table:style-name="ce24" office:value-type="string" calcext:value-type="string" table:number-columns-spanned="5" table:number-rows-spanned="1">
            <text:p>Jawaban Peserta</text:p>
          </table:table-cell>
          <table:covered-table-cell table:number-columns-repeated="4" table:style-name="ce24"/>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24" office:value-type="string" calcext:value-type="string" table:number-columns-spanned="2" table:number-rows-spanned="1">
            <text:p>Logika jawaban</text:p>
          </table:table-cell>
          <table:covered-table-cell table:style-name="ce24"/>
          <table:table-cell table:style-name="ce38"/>
          <table:table-cell table:style-name="ce51" office:value-type="float" office:value="2" calcext:value-type="float">
            <text:p>2</text:p>
          </table:table-cell>
          <table:table-cell table:style-name="ce51" office:value-type="string" calcext:value-type="string">
            <text:p>14. Aug. 2018</text:p>
          </table:table-cell>
          <table:table-cell/>
          <table:table-cell table:style-name="ce51"/>
          <table:table-cell office:value-type="string" calcext:value-type="string">
            <text:p>Damayanti</text:p>
          </table:table-cell>
          <table:table-cell office:value-type="string" calcext:value-type="string">
            <text:p>P</text:p>
          </table:table-cell>
          <table:table-cell table:style-name="ce51"/>
          <table:table-cell table:number-columns-repeated="4"/>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40" office:value-type="float" office:value="0" calcext:value-type="float">
            <text:p>0</text:p>
          </table:table-cell>
          <table:table-cell table:style-name="ce38" office:value-type="float" office:value="60" calcext:value-type="float">
            <text:p>60</text:p>
          </table:table-cell>
          <table:table-cell table:style-name="ce38"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office:value-type="float" office:value="2" calcext:value-type="float">
            <text:p>2</text:p>
          </table:table-cell>
          <table:table-cell table:style-name="ce44" table:formula="of:=[.X32]" office:value-type="float" office:value="3" calcext:value-type="float">
            <text:p>3</text:p>
          </table:table-cell>
          <table:table-cell table:style-name="ce44" table:formula="of:=[.X56]" office:value-type="float" office:value="3" calcext:value-type="float">
            <text:p>3</text:p>
          </table:table-cell>
          <table:table-cell table:style-name="ce44" table:formula="of:=[.X80]" office:value-type="float" office:value="0" calcext:value-type="float">
            <text:p>0</text:p>
          </table:table-cell>
          <table:table-cell table:style-name="ce26" table:formula="of:=SUM([.N3:.Q3])/4" office:value-type="float" office:value="2" calcext:value-type="float">
            <text:p>2.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4" calcext:value-type="float">
            <text:p>4</text:p>
          </table:table-cell>
          <table:table-cell table:style-name="ce41" table:formula="of:=IFERROR(IF([.U3]=&quot;R&quot;;VLOOKUP([.W3];[.$AA$3:.$AB$7];2;0);[.W3]);&quot;&quot;)" office:value-type="float" office:value="2" calcext:value-type="float">
            <text:p>2</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style-name="ce64" table:formula="of:=COUNTA([$Database.A$1:$Database.A$1048576])" office:value-type="float" office:value="3" calcext:value-type="float">
            <text:p>3</text:p>
          </table:table-cell>
          <table:table-cell table:style-name="ce51" office:value-type="string" calcext:value-type="string">
            <text:p>14. Aug. 2018</text:p>
          </table:table-cell>
          <table:table-cell/>
          <table:table-cell table:style-name="ce51"/>
          <table:table-cell table:number-columns-repeated="2"/>
          <table:table-cell table:style-name="ce51"/>
          <table:table-cell table:number-columns-repeated="104"/>
          <table:table-cell office:value-type="float" office:value="60" calcext:value-type="float">
            <text:p>6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office:value-type="float" office:value="5" calcext:value-type="float">
            <text:p>5</text:p>
          </table:table-cell>
          <table:table-cell table:style-name="ce44" table:formula="of:=[.X38]" office:value-type="float" office:value="2" calcext:value-type="float">
            <text:p>2</text:p>
          </table:table-cell>
          <table:table-cell table:style-name="ce44" table:formula="of:=[.X62]" office:value-type="float" office:value="1" calcext:value-type="float">
            <text:p>1</text:p>
          </table:table-cell>
          <table:table-cell table:style-name="ce44" table:formula="of:=[.X86]">
            <text:p/>
          </table:table-cell>
          <table:table-cell table:style-name="ce26" table:formula="of:=SUM([.N4:.Q4])/4" office:value-type="float" office:value="2" calcext:value-type="float">
            <text:p>2.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1" calcext:value-type="float">
            <text:p>1</text:p>
          </table:table-cell>
          <table:table-cell table:style-name="ce41" table:formula="of:=IFERROR(IF([.U4]=&quot;R&quot;;VLOOKUP([.W4];[.$AA$3:.$AB$7];2;0);[.W4]);&quot;&quot;)" office:value-type="float" office:value="1" calcext:value-type="float">
            <text:p>1</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10-07" calcext:value-type="date">
            <text:p>7. Oct.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3" calcext:value-type="float">
            <text:p>3</text:p>
          </table:table-cell>
          <table:table-cell table:style-name="ce44" table:formula="of:=[.X44]" office:value-type="float" office:value="3" calcext:value-type="float">
            <text:p>3</text:p>
          </table:table-cell>
          <table:table-cell table:style-name="ce44" table:formula="of:=[.X68]">
            <text:p/>
          </table:table-cell>
          <table:table-cell table:style-name="ce44" table:formula="of:=[.X92]">
            <text:p/>
          </table:table-cell>
          <table:table-cell table:style-name="ce26" table:formula="of:=SUM([.N5:.Q5])/4" office:value-type="float" office:value="1.5" calcext:value-type="float">
            <text:p>1.5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4" calcext:value-type="float">
            <text:p>4</text:p>
          </table:table-cell>
          <table:table-cell table:style-name="ce41" table:formula="of:=IFERROR(IF([.U5]=&quot;R&quot;;VLOOKUP([.W5];[.$AA$3:.$AB$7];2;0);[.W5]);&quot;&quot;)" office:value-type="float" office:value="4" calcext:value-type="float">
            <text:p>4</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2" calcext:value-type="float">
            <text:p>2</text:p>
          </table:table-cell>
          <table:table-cell table:style-name="ce44" table:formula="of:=[.X50]" office:value-type="float" office:value="3" calcext:value-type="float">
            <text:p>3</text:p>
          </table:table-cell>
          <table:table-cell table:style-name="ce44" table:formula="of:=[.X74]">
            <text:p/>
          </table:table-cell>
          <table:table-cell table:style-name="ce44" table:formula="of:=[.X98]">
            <text:p/>
          </table:table-cell>
          <table:table-cell table:style-name="ce26" table:formula="of:=SUM([.N6:.Q6])/4" office:value-type="float" office:value="1.25" calcext:value-type="float">
            <text:p>1.25</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6]=&quot;R&quot;;VLOOKUP([.W6];[.$AA$3:.$AB$7];2;0);[.W6]);&quot;&quot;)" office:value-type="float" office:value="4" calcext:value-type="float">
            <text:p>4</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1.6875" calcext:value-type="float">
            <text:p>1.69</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7]=&quot;R&quot;;VLOOKUP([.W7];[.$AA$3:.$AB$7];2;0);[.W7]);&quot;&quot;)" office:value-type="float" office:value="5" calcext:value-type="float">
            <text:p>5</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5" calcext:value-type="float">
            <text:p>5</text:p>
          </table:table-cell>
          <table:table-cell table:style-name="ce44" table:formula="of:=[.X31]" office:value-type="float" office:value="2" calcext:value-type="float">
            <text:p>2</text:p>
          </table:table-cell>
          <table:table-cell table:style-name="ce44" table:formula="of:=[.X55]" office:value-type="float" office:value="3" calcext:value-type="float">
            <text:p>3</text:p>
          </table:table-cell>
          <table:table-cell table:style-name="ce44" table:formula="of:=[.X79]">
            <text:p/>
          </table:table-cell>
          <table:table-cell table:style-name="ce26" table:formula="of:=SUM([.N8:.Q8])/4" office:value-type="float" office:value="2.5" calcext:value-type="float">
            <text:p>2.50</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4" calcext:value-type="float">
            <text:p>4</text:p>
          </table:table-cell>
          <table:table-cell table:style-name="ce41" table:formula="of:=IFERROR(IF([.U8]=&quot;R&quot;;VLOOKUP([.W8];[.$AA$3:.$AB$7];2;0);[.W8]);&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3" calcext:value-type="float">
            <text:p>3</text:p>
          </table:table-cell>
          <table:table-cell table:style-name="ce44" table:formula="of:=[.X37]" office:value-type="float" office:value="4" calcext:value-type="float">
            <text:p>4</text:p>
          </table:table-cell>
          <table:table-cell table:style-name="ce44" table:formula="of:=[.X61]" office:value-type="float" office:value="3" calcext:value-type="float">
            <text:p>3</text:p>
          </table:table-cell>
          <table:table-cell table:style-name="ce44" table:formula="of:=[.X85]" office:value-type="float" office:value="0" calcext:value-type="float">
            <text:p>0</text:p>
          </table:table-cell>
          <table:table-cell table:style-name="ce26" table:formula="of:=SUM([.N9:.Q9])/4" office:value-type="float" office:value="2.5" calcext:value-type="float">
            <text:p>2.5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3" calcext:value-type="float">
            <text:p>3</text:p>
          </table:table-cell>
          <table:table-cell table:style-name="ce41" table:formula="of:=IFERROR(IF([.U9]=&quot;R&quot;;VLOOKUP([.W9];[.$AA$3:.$AB$7];2;0);[.W9]);&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3" calcext:value-type="float">
            <text:p>3</text:p>
          </table:table-cell>
          <table:table-cell table:style-name="ce44" table:formula="of:=[.X43]" office:value-type="float" office:value="3" calcext:value-type="float">
            <text:p>3</text:p>
          </table:table-cell>
          <table:table-cell table:style-name="ce44" table:formula="of:=[.X67]" office:value-type="float" office:value="0" calcext:value-type="float">
            <text:p>0</text:p>
          </table:table-cell>
          <table:table-cell table:style-name="ce44" table:formula="of:=[.X91]">
            <text:p/>
          </table:table-cell>
          <table:table-cell table:style-name="ce26" table:formula="of:=SUM([.N10:.Q10])/4" office:value-type="float" office:value="1.5" calcext:value-type="float">
            <text:p>1.5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4" calcext:value-type="float">
            <text:p>4</text:p>
          </table:table-cell>
          <table:table-cell table:style-name="ce41" table:formula="of:=IFERROR(IF([.U10]=&quot;R&quot;;VLOOKUP([.W10];[.$AA$3:.$AB$7];2;0);[.W10]);&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3" calcext:value-type="float">
            <text:p>3</text:p>
          </table:table-cell>
          <table:table-cell table:style-name="ce44" table:formula="of:=[.X49]" office:value-type="float" office:value="5" calcext:value-type="float">
            <text:p>5</text:p>
          </table:table-cell>
          <table:table-cell table:style-name="ce44" table:formula="of:=[.X73]" office:value-type="float" office:value="0" calcext:value-type="float">
            <text:p>0</text:p>
          </table:table-cell>
          <table:table-cell table:style-name="ce44" table:formula="of:=[.X97]">
            <text:p/>
          </table:table-cell>
          <table:table-cell table:style-name="ce26" table:formula="of:=SUM([.N11:.Q11])/4" office:value-type="float" office:value="2" calcext:value-type="float">
            <text:p>2.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3" calcext:value-type="float">
            <text:p>3</text:p>
          </table:table-cell>
          <table:table-cell table:style-name="ce41" table:formula="of:=IFERROR(IF([.U11]=&quot;R&quot;;VLOOKUP([.W11];[.$AA$3:.$AB$7];2;0);[.W11]);&quot;&quot;)" office:value-type="float" office:value="3" calcext:value-type="float">
            <text:p>3</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2.125" calcext:value-type="float">
            <text:p>2.13</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1" calcext:value-type="float">
            <text:p>1</text:p>
          </table:table-cell>
          <table:table-cell table:style-name="ce41" table:formula="of:=IFERROR(IF([.U12]=&quot;R&quot;;VLOOKUP([.W12];[.$AA$3:.$AB$7];2;0);[.W12]);&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4" calcext:value-type="float">
            <text:p>4</text:p>
          </table:table-cell>
          <table:table-cell table:style-name="ce44" table:formula="of:=[.X30]" office:value-type="float" office:value="4" calcext:value-type="float">
            <text:p>4</text:p>
          </table:table-cell>
          <table:table-cell table:style-name="ce44" table:formula="of:=[.X54]" office:value-type="float" office:value="4" calcext:value-type="float">
            <text:p>4</text:p>
          </table:table-cell>
          <table:table-cell table:style-name="ce44" table:formula="of:=[.X78]">
            <text:p/>
          </table:table-cell>
          <table:table-cell table:style-name="ce26" table:formula="of:=SUM([.N13:.Q13])/4" office:value-type="float" office:value="3" calcext:value-type="float">
            <text:p>3.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3]=&quot;R&quot;;VLOOKUP([.W13];[.$AA$3:.$AB$7];2;0);[.W13]);&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office:value-type="float" office:value="5" calcext:value-type="float">
            <text:p>5</text:p>
          </table:table-cell>
          <table:table-cell table:style-name="ce44" table:formula="of:=[.X36]" office:value-type="float" office:value="3" calcext:value-type="float">
            <text:p>3</text:p>
          </table:table-cell>
          <table:table-cell table:style-name="ce44" table:formula="of:=[.X60]" office:value-type="float" office:value="3" calcext:value-type="float">
            <text:p>3</text:p>
          </table:table-cell>
          <table:table-cell table:style-name="ce44" table:formula="of:=[.X84]">
            <text:p/>
          </table:table-cell>
          <table:table-cell table:style-name="ce26" table:formula="of:=SUM([.N14:.Q14])/4" office:value-type="float" office:value="2.75" calcext:value-type="float">
            <text:p>2.75</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1" calcext:value-type="float">
            <text:p>1</text:p>
          </table:table-cell>
          <table:table-cell table:style-name="ce41"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office:value-type="float" office:value="3" calcext:value-type="float">
            <text:p>3</text:p>
          </table:table-cell>
          <table:table-cell table:style-name="ce44" table:formula="of:=[.X42]" office:value-type="float" office:value="3" calcext:value-type="float">
            <text:p>3</text:p>
          </table:table-cell>
          <table:table-cell table:style-name="ce44" table:formula="of:=[.X66]" office:value-type="float" office:value="0" calcext:value-type="float">
            <text:p>0</text:p>
          </table:table-cell>
          <table:table-cell table:style-name="ce44" table:formula="of:=[.X90]" office:value-type="float" office:value="0" calcext:value-type="float">
            <text:p>0</text:p>
          </table:table-cell>
          <table:table-cell table:style-name="ce26" table:formula="of:=SUM([.N15:.Q15])/4" office:value-type="float" office:value="1.5" calcext:value-type="float">
            <text:p>1.50</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1" calcext:value-type="float">
            <text:p>1</text:p>
          </table:table-cell>
          <table:table-cell table:style-name="ce41" table:formula="of:=IFERROR(IF([.U15]=&quot;R&quot;;VLOOKUP([.W15];[.$AA$3:.$AB$7];2;0);[.W15]);&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2" calcext:value-type="float">
            <text:p>2</text:p>
          </table:table-cell>
          <table:table-cell table:style-name="ce44" table:formula="of:=[.X48]" office:value-type="float" office:value="4" calcext:value-type="float">
            <text:p>4</text:p>
          </table:table-cell>
          <table:table-cell table:style-name="ce44" table:formula="of:=[.X72]">
            <text:p/>
          </table:table-cell>
          <table:table-cell table:style-name="ce44" table:formula="of:=[.X96]">
            <text:p/>
          </table:table-cell>
          <table:table-cell table:style-name="ce26" table:formula="of:=SUM([.N16:.Q16])/4" office:value-type="float" office:value="1.5" calcext:value-type="float">
            <text:p>1.50</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2" calcext:value-type="float">
            <text:p>2</text:p>
          </table:table-cell>
          <table:table-cell table:style-name="ce41" table:formula="of:=IFERROR(IF([.U16]=&quot;R&quot;;VLOOKUP([.W16];[.$AA$3:.$AB$7];2;0);[.W16]);&quot;&quot;)" office:value-type="float" office:value="2" calcext:value-type="float">
            <text:p>2</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2.1875" calcext:value-type="float">
            <text:p>2.19</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4" calcext:value-type="float">
            <text:p>4</text:p>
          </table:table-cell>
          <table:table-cell table:style-name="ce4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1" calcext:value-type="float">
            <text:p>1</text:p>
          </table:table-cell>
          <table:table-cell table:style-name="ce44" table:formula="of:=[.X29]" office:value-type="float" office:value="3" calcext:value-type="float">
            <text:p>3</text:p>
          </table:table-cell>
          <table:table-cell table:style-name="ce44" table:formula="of:=[.X53]" office:value-type="float" office:value="2" calcext:value-type="float">
            <text:p>2</text:p>
          </table:table-cell>
          <table:table-cell table:style-name="ce44" table:formula="of:=[.X77]">
            <text:p/>
          </table:table-cell>
          <table:table-cell table:style-name="ce26" table:formula="of:=SUM([.N18:.Q18])/4" office:value-type="float" office:value="1.5" calcext:value-type="float">
            <text:p>1.50</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office:value-type="float" office:value="3" calcext:value-type="float">
            <text:p>3</text:p>
          </table:table-cell>
          <table:table-cell table:style-name="ce44" table:formula="of:=[.X35]" office:value-type="float" office:value="2" calcext:value-type="float">
            <text:p>2</text:p>
          </table:table-cell>
          <table:table-cell table:style-name="ce44" table:formula="of:=[.X59]" office:value-type="float" office:value="2" calcext:value-type="float">
            <text:p>2</text:p>
          </table:table-cell>
          <table:table-cell table:style-name="ce44" table:formula="of:=[.X83]" office:value-type="float" office:value="0" calcext:value-type="float">
            <text:p>0</text:p>
          </table:table-cell>
          <table:table-cell table:style-name="ce26" table:formula="of:=SUM([.N19:.Q19])/4" office:value-type="float" office:value="1.75" calcext:value-type="float">
            <text:p>1.75</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3" calcext:value-type="float">
            <text:p>3</text:p>
          </table:table-cell>
          <table:table-cell table:style-name="ce41" table:formula="of:=IFERROR(IF([.U19]=&quot;R&quot;;VLOOKUP([.W19];[.$AA$3:.$AB$7];2;0);[.W19]);&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office:value-type="float" office:value="2" calcext:value-type="float">
            <text:p>2</text:p>
          </table:table-cell>
          <table:table-cell table:style-name="ce44" table:formula="of:=[.X41]" office:value-type="float" office:value="3" calcext:value-type="float">
            <text:p>3</text:p>
          </table:table-cell>
          <table:table-cell table:style-name="ce44" table:formula="of:=[.X65]">
            <text:p/>
          </table:table-cell>
          <table:table-cell table:style-name="ce44" table:formula="of:=[.X89]">
            <text:p/>
          </table:table-cell>
          <table:table-cell table:style-name="ce26" table:formula="of:=SUM([.N20:.Q20])/4" office:value-type="float" office:value="1.25" calcext:value-type="float">
            <text:p>1.25</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3" calcext:value-type="float">
            <text:p>3</text:p>
          </table:table-cell>
          <table:table-cell table:style-name="ce41"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office:value-type="float" office:value="4" calcext:value-type="float">
            <text:p>4</text:p>
          </table:table-cell>
          <table:table-cell table:style-name="ce44" table:formula="of:=[.X47]" office:value-type="float" office:value="4" calcext:value-type="float">
            <text:p>4</text:p>
          </table:table-cell>
          <table:table-cell table:style-name="ce44" table:formula="of:=[.X71]" office:value-type="float" office:value="0" calcext:value-type="float">
            <text:p>0</text:p>
          </table:table-cell>
          <table:table-cell table:style-name="ce44" table:formula="of:=[.X95]">
            <text:p/>
          </table:table-cell>
          <table:table-cell table:style-name="ce26" table:formula="of:=SUM([.N21:.Q21])/4" office:value-type="float" office:value="2" calcext:value-type="float">
            <text:p>2.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3" calcext:value-type="float">
            <text:p>3</text:p>
          </table:table-cell>
          <table:table-cell table:style-name="ce48" table:formula="of:=IFERROR(IF([.U21]=&quot;R&quot;;VLOOKUP([.W21];[.$AA$3:.$AB$7];2;0);[.W21]);&quot;&quot;)" office:value-type="float" office:value="3" calcext:value-type="float">
            <text:p>3</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1.625" calcext:value-type="float">
            <text:p>1.63</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2" calcext:value-type="float">
            <text:p>2</text:p>
          </table:table-cell>
          <table:table-cell table:style-name="ce48" table:formula="of:=IFERROR(IF([.U22]=&quot;R&quot;;VLOOKUP([.W22];[.$AA$3:.$AB$7];2;0);[.W2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1" calcext:value-type="float">
            <text:p>1</text:p>
          </table:table-cell>
          <table:table-cell table:style-name="ce44" table:formula="of:=[.X28]" office:value-type="float" office:value="1" calcext:value-type="float">
            <text:p>1</text:p>
          </table:table-cell>
          <table:table-cell table:style-name="ce44" table:formula="of:=[.X52]" office:value-type="float" office:value="2" calcext:value-type="float">
            <text:p>2</text:p>
          </table:table-cell>
          <table:table-cell table:style-name="ce44" table:formula="of:=[.X76]">
            <text:p/>
          </table:table-cell>
          <table:table-cell table:style-name="ce26" table:formula="of:=SUM([.N23:.Q23])/4" office:value-type="float" office:value="1" calcext:value-type="float">
            <text:p>1.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2" calcext:value-type="float">
            <text:p>2</text:p>
          </table:table-cell>
          <table:table-cell table:style-name="ce48" table:formula="of:=IFERROR(IF([.U23]=&quot;R&quot;;VLOOKUP([.W23];[.$AA$3:.$AB$7];2;0);[.W23]);&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4" calcext:value-type="float">
            <text:p>4</text:p>
          </table:table-cell>
          <table:table-cell table:style-name="ce44" table:formula="of:=[.X34]" office:value-type="float" office:value="2" calcext:value-type="float">
            <text:p>2</text:p>
          </table:table-cell>
          <table:table-cell table:style-name="ce44" table:formula="of:=[.X58]" office:value-type="float" office:value="3" calcext:value-type="float">
            <text:p>3</text:p>
          </table:table-cell>
          <table:table-cell table:style-name="ce44" table:formula="of:=[.X82]">
            <text:p/>
          </table:table-cell>
          <table:table-cell table:style-name="ce26" table:formula="of:=SUM([.N24:.Q24])/4" office:value-type="float" office:value="2.25" calcext:value-type="float">
            <text:p>2.25</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2" calcext:value-type="float">
            <text:p>2</text:p>
          </table:table-cell>
          <table:table-cell table:style-name="ce41" table:formula="of:=IFERROR(IF([.U24]=&quot;R&quot;;VLOOKUP([.W24];[.$AA$3:.$AB$7];2;0);[.W24]);&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2" calcext:value-type="float">
            <text:p>2</text:p>
          </table:table-cell>
          <table:table-cell table:style-name="ce44" table:formula="of:=[.X40]" office:value-type="float" office:value="2" calcext:value-type="float">
            <text:p>2</text:p>
          </table:table-cell>
          <table:table-cell table:style-name="ce44" table:formula="of:=[.X64]" office:value-type="float" office:value="0" calcext:value-type="float">
            <text:p>0</text:p>
          </table:table-cell>
          <table:table-cell table:style-name="ce44" table:formula="of:=[.X88]" office:value-type="float" office:value="0" calcext:value-type="float">
            <text:p>0</text:p>
          </table:table-cell>
          <table:table-cell table:style-name="ce26" table:formula="of:=SUM([.N25:.Q25])/4" office:value-type="float" office:value="1" calcext:value-type="float">
            <text:p>1.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3" calcext:value-type="float">
            <text:p>3</text:p>
          </table:table-cell>
          <table:table-cell table:style-name="ce41" table:formula="of:=IFERROR(IF([.U25]=&quot;R&quot;;VLOOKUP([.W25];[.$AA$3:.$AB$7];2;0);[.W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office:value-type="float" office:value="4" calcext:value-type="float">
            <text:p>4</text:p>
          </table:table-cell>
          <table:table-cell table:style-name="ce44" table:formula="of:=[.X46]" office:value-type="float" office:value="4" calcext:value-type="float">
            <text:p>4</text:p>
          </table:table-cell>
          <table:table-cell table:style-name="ce44" table:formula="of:=[.X70]" office:value-type="float" office:value="0" calcext:value-type="float">
            <text:p>0</text:p>
          </table:table-cell>
          <table:table-cell table:style-name="ce44" table:formula="of:=[.X94]">
            <text:p/>
          </table:table-cell>
          <table:table-cell table:style-name="ce26" table:formula="of:=SUM([.N26:.Q26])/4" office:value-type="float" office:value="2" calcext:value-type="float">
            <text:p>2.0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2" calcext:value-type="float">
            <text:p>2</text:p>
          </table:table-cell>
          <table:table-cell table:style-name="ce41" table:formula="of:=IFERROR(IF([.U26]=&quot;R&quot;;VLOOKUP([.W26];[.$AA$3:.$AB$7];2;0);[.W26]);&quot;&quot;)" office:value-type="float" office:value="2" calcext:value-type="float">
            <text:p>2</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1.5625" calcext:value-type="float">
            <text:p>1.56</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5" calcext:value-type="float">
            <text:p>5</text:p>
          </table:table-cell>
          <table:table-cell table:style-name="ce48" table:formula="of:=IFERROR(IF([.U27]=&quot;R&quot;;VLOOKUP([.W27];[.$AA$3:.$AB$7];2;0);[.W27]);&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office:value-type="float" office:value="2" calcext:value-type="float">
            <text:p>2</text:p>
          </table:table-cell>
          <table:table-cell table:style-name="ce44" table:formula="of:=[.X27]" office:value-type="float" office:value="1" calcext:value-type="float">
            <text:p>1</text:p>
          </table:table-cell>
          <table:table-cell table:style-name="ce44" table:formula="of:=[.X51]" office:value-type="float" office:value="4" calcext:value-type="float">
            <text:p>4</text:p>
          </table:table-cell>
          <table:table-cell table:style-name="ce44" table:formula="of:=[.X75]" office:value-type="float" office:value="0" calcext:value-type="float">
            <text:p>0</text:p>
          </table:table-cell>
          <table:table-cell table:style-name="ce26" table:formula="of:=SUM([.N28:.Q28])/4" office:value-type="float" office:value="1.75" calcext:value-type="float">
            <text:p>1.75</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1" calcext:value-type="float">
            <text:p>1</text:p>
          </table:table-cell>
          <table:table-cell table:style-name="ce41" table:formula="of:=IFERROR(IF([.U28]=&quot;R&quot;;VLOOKUP([.W28];[.$AA$3:.$AB$7];2;0);[.W28]);&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3" calcext:value-type="float">
            <text:p>3</text:p>
          </table:table-cell>
          <table:table-cell table:style-name="ce44" table:formula="of:=[.X33]" office:value-type="float" office:value="2" calcext:value-type="float">
            <text:p>2</text:p>
          </table:table-cell>
          <table:table-cell table:style-name="ce44" table:formula="of:=[.X57]" office:value-type="float" office:value="2" calcext:value-type="float">
            <text:p>2</text:p>
          </table:table-cell>
          <table:table-cell table:style-name="ce44" table:formula="of:=[.X81]">
            <text:p/>
          </table:table-cell>
          <table:table-cell table:style-name="ce26" table:formula="of:=SUM([.N29:.Q29])/4" office:value-type="float" office:value="1.75" calcext:value-type="float">
            <text:p>1.75</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3" calcext:value-type="float">
            <text:p>3</text:p>
          </table:table-cell>
          <table:table-cell table:style-name="ce41" table:formula="of:=IFERROR(IF([.U29]=&quot;R&quot;;VLOOKUP([.W29];[.$AA$3:.$AB$7];2;0);[.W29]);&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office:value-type="float" office:value="5" calcext:value-type="float">
            <text:p>5</text:p>
          </table:table-cell>
          <table:table-cell table:style-name="ce44" table:formula="of:=[.X39]" office:value-type="float" office:value="4" calcext:value-type="float">
            <text:p>4</text:p>
          </table:table-cell>
          <table:table-cell table:style-name="ce44" table:formula="of:=[.X63]" office:value-type="float" office:value="0" calcext:value-type="float">
            <text:p>0</text:p>
          </table:table-cell>
          <table:table-cell table:style-name="ce44" table:formula="of:=[.X87]">
            <text:p/>
          </table:table-cell>
          <table:table-cell table:style-name="ce26" table:formula="of:=SUM([.N30:.Q30])/4" office:value-type="float" office:value="2.25" calcext:value-type="float">
            <text:p>2.25</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4" calcext:value-type="float">
            <text:p>4</text:p>
          </table:table-cell>
          <table:table-cell table:style-name="ce41" table:formula="of:=IFERROR(IF([.U30]=&quot;R&quot;;VLOOKUP([.W30];[.$AA$3:.$AB$7];2;0);[.W30]);&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office:value-type="float" office:value="3" calcext:value-type="float">
            <text:p>3</text:p>
          </table:table-cell>
          <table:table-cell table:style-name="ce44" table:formula="of:=[.X45]" office:value-type="float" office:value="4" calcext:value-type="float">
            <text:p>4</text:p>
          </table:table-cell>
          <table:table-cell table:style-name="ce44" table:formula="of:=[.X69]" office:value-type="float" office:value="0" calcext:value-type="float">
            <text:p>0</text:p>
          </table:table-cell>
          <table:table-cell table:style-name="ce44" table:formula="of:=[.X93]">
            <text:p/>
          </table:table-cell>
          <table:table-cell table:style-name="ce26" table:formula="of:=SUM([.N31:.Q31])/4" office:value-type="float" office:value="1.75" calcext:value-type="float">
            <text:p>1.75</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1" table:formula="of:=IFERROR(IF([.U31]=&quot;R&quot;;VLOOKUP([.W31];[.$AA$3:.$AB$7];2;0);[.W31]);&quot;&quot;)" office:value-type="float" office:value="2" calcext:value-type="float">
            <text:p>2</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1.875" calcext:value-type="float">
            <text:p>1.88</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3" calcext:value-type="float">
            <text:p>3</text:p>
          </table:table-cell>
          <table:table-cell table:style-name="ce41" table:formula="of:=IFERROR(IF([.U32]=&quot;R&quot;;VLOOKUP([.W32];[.$AA$3:.$AB$7];2;0);[.W32]);&quot;&quot;)" office:value-type="float" office:value="3" calcext:value-type="float">
            <text:p>3</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0" calcext:value-type="float">
            <text:p>0</text:p>
          </table:table-cell>
          <table:table-cell table:style-name="ce44" table:formula="of:=[.X100]" office:value-type="float" office:value="0" calcext:value-type="float">
            <text:p>0</text:p>
          </table:table-cell>
          <table:table-cell table:style-name="ce44" table:formula="of:=[.X101]">
            <text:p/>
          </table:table-cell>
          <table:table-cell table:style-name="ce44" table:formula="of:=[.X102]">
            <text:p/>
          </table:table-cell>
          <table:table-cell table:style-name="ce26" table:formula="of:=SUM([.N33:.Q33])/4" office:value-type="float" office:value="0" calcext:value-type="float">
            <text:p>0.0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2" calcext:value-type="float">
            <text:p>2</text:p>
          </table:table-cell>
          <table:table-cell table:style-name="ce41" table:formula="of:=IFERROR(IF([.U33]=&quot;R&quot;;VLOOKUP([.W33];[.$AA$3:.$AB$7];2;0);[.W33]);&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2" calcext:value-type="float">
            <text:p>2</text:p>
          </table:table-cell>
          <table:table-cell table:style-name="ce41" table:formula="of:=IFERROR(IF([.U34]=&quot;R&quot;;VLOOKUP([.W34];[.$AA$3:.$AB$7];2;0);[.W3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2" calcext:value-type="float">
            <text:p>2</text:p>
          </table:table-cell>
          <table:table-cell table:style-name="ce41" table:formula="of:=IFERROR(IF([.U35]=&quot;R&quot;;VLOOKUP([.W35];[.$AA$3:.$AB$7];2;0);[.W3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3" calcext:value-type="float">
            <text:p>3</text:p>
          </table:table-cell>
          <table:table-cell table:style-name="ce41" table:formula="of:=IFERROR(IF([.U36]=&quot;R&quot;;VLOOKUP([.W36];[.$AA$3:.$AB$7];2;0);[.W36]);&quot;&quot;)" office:value-type="float" office:value="3" calcext:value-type="float">
            <text:p>3</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2" calcext:value-type="float">
            <text:p>2</text:p>
          </table:table-cell>
          <table:table-cell table:style-name="ce48" table:formula="of:=IFERROR(IF([.U37]=&quot;R&quot;;VLOOKUP([.W37];[.$AA$3:.$AB$7];2;0);[.W37]);&quot;&quot;)" office:value-type="float" office:value="4" calcext:value-type="float">
            <text:p>4</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4" calcext:value-type="float">
            <text:p>4</text:p>
          </table:table-cell>
          <table:table-cell table:style-name="ce48" table:formula="of:=IFERROR(IF([.U38]=&quot;R&quot;;VLOOKUP([.W38];[.$AA$3:.$AB$7];2;0);[.W38]);&quot;&quot;)" office:value-type="float" office:value="2" calcext:value-type="float">
            <text:p>2</text:p>
          </table:table-cell>
          <table:table-cell table:number-columns-repeated="1000"/>
        </table:table-row>
        <table:table-row table:style-name="ro5">
          <table:table-cell table:style-name="ce11" office:value-type="boolean" office:boolean-value="false" calcext:value-type="boolean">
            <text:p>FALSE</text:p>
          </table:table-cell>
          <table:table-cell table:number-columns-repeated="18"/>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39]=&quot;R&quot;;VLOOKUP([.W39];[.$AA$3:.$AB$7];2;0);[.W3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4" calcext:value-type="float">
            <text:p>4</text:p>
          </table:table-cell>
          <table:table-cell table:style-name="ce48" table:formula="of:=IFERROR(IF([.U40]=&quot;R&quot;;VLOOKUP([.W40];[.$AA$3:.$AB$7];2;0);[.W40]);&quot;&quot;)" office:value-type="float" office:value="2" calcext:value-type="float">
            <text:p>2</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41]=&quot;R&quot;;VLOOKUP([.W41];[.$AA$3:.$AB$7];2;0);[.W41]);&quot;&quot;)" office:value-type="float" office:value="3" calcext:value-type="float">
            <text:p>3</text:p>
          </table:table-cell>
          <table:table-cell table:number-columns-repeated="1000"/>
        </table:table-row>
        <table:table-row table:style-name="ro5">
          <table:table-cell table:style-name="ce62" office:value-type="float" office:value="60" calcext:value-type="float">
            <text:p>6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3" calcext:value-type="float">
            <text:p>3</text:p>
          </table:table-cell>
          <table:table-cell table:style-name="ce41" table:formula="of:=IFERROR(IF([.U42]=&quot;R&quot;;VLOOKUP([.W42];[.$AA$3:.$AB$7];2;0);[.W42]);&quot;&quot;)" office:value-type="float" office:value="3" calcext:value-type="float">
            <text:p>3</text:p>
          </table:table-cell>
          <table:table-cell table:number-columns-repeated="1000"/>
        </table:table-row>
        <table:table-row table:style-name="ro5">
          <table:table-cell table:style-name="ce40" office:value-type="string" calcext:value-type="string">
            <text:p>2</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3" calcext:value-type="float">
            <text:p>3</text:p>
          </table:table-cell>
          <table:table-cell table:style-name="ce48" table:formula="of:=IFERROR(IF([.U43]=&quot;R&quot;;VLOOKUP([.W43];[.$AA$3:.$AB$7];2;0);[.W43]);&quot;&quot;)" office:value-type="float" office:value="3" calcext:value-type="float">
            <text:p>3</text:p>
          </table:table-cell>
          <table:table-cell table:number-columns-repeated="1000"/>
        </table:table-row>
        <table:table-row table:style-name="ro5">
          <table:table-cell office:value-type="float" office:value="1" calcext:value-type="float">
            <text:p>1</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3" calcext:value-type="float">
            <text:p>3</text:p>
          </table:table-cell>
          <table:table-cell table:style-name="ce48" table:formula="of:=IFERROR(IF([.U44]=&quot;R&quot;;VLOOKUP([.W44];[.$AA$3:.$AB$7];2;0);[.W4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45]=&quot;R&quot;;VLOOKUP([.W45];[.$AA$3:.$AB$7];2;0);[.W4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2" calcext:value-type="float">
            <text:p>2</text:p>
          </table:table-cell>
          <table:table-cell table:style-name="ce48" table:formula="of:=IFERROR(IF([.U46]=&quot;R&quot;;VLOOKUP([.W46];[.$AA$3:.$AB$7];2;0);[.W4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4" calcext:value-type="float">
            <text:p>4</text:p>
          </table:table-cell>
          <table:table-cell table:style-name="ce41" table:formula="of:=IFERROR(IF([.U47]=&quot;R&quot;;VLOOKUP([.W47];[.$AA$3:.$AB$7];2;0);[.W47]);&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48]=&quot;R&quot;;VLOOKUP([.W48];[.$AA$3:.$AB$7];2;0);[.W4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5" calcext:value-type="float">
            <text:p>5</text:p>
          </table:table-cell>
          <table:table-cell table:style-name="ce41" table:formula="of:=IFERROR(IF([.U49]=&quot;R&quot;;VLOOKUP([.W49];[.$AA$3:.$AB$7];2;0);[.W49]);&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3" calcext:value-type="float">
            <text:p>3</text:p>
          </table:table-cell>
          <table:table-cell table:style-name="ce41" table:formula="of:=IFERROR(IF([.U50]=&quot;R&quot;;VLOOKUP([.W50];[.$AA$3:.$AB$7];2;0);[.W5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4" calcext:value-type="float">
            <text:p>4</text:p>
          </table:table-cell>
          <table:table-cell table:style-name="ce41" table:formula="of:=IFERROR(IF([.U51]=&quot;R&quot;;VLOOKUP([.W51];[.$AA$3:.$AB$7];2;0);[.W51]);&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4" calcext:value-type="float">
            <text:p>4</text:p>
          </table:table-cell>
          <table:table-cell table:style-name="ce48" table:formula="of:=IFERROR(IF([.U52]=&quot;R&quot;;VLOOKUP([.W52];[.$AA$3:.$AB$7];2;0);[.W5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4" calcext:value-type="float">
            <text:p>4</text:p>
          </table:table-cell>
          <table:table-cell table:style-name="ce48" table:formula="of:=IFERROR(IF([.U53]=&quot;R&quot;;VLOOKUP([.W53];[.$AA$3:.$AB$7];2;0);[.W53]);&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2" calcext:value-type="float">
            <text:p>2</text:p>
          </table:table-cell>
          <table:table-cell table:style-name="ce48" table:formula="of:=IFERROR(IF([.U54]=&quot;R&quot;;VLOOKUP([.W54];[.$AA$3:.$AB$7];2;0);[.W5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3" calcext:value-type="float">
            <text:p>3</text:p>
          </table:table-cell>
          <table:table-cell table:style-name="ce41" table:formula="of:=IFERROR(IF([.U55]=&quot;R&quot;;VLOOKUP([.W55];[.$AA$3:.$AB$7];2;0);[.W5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3" calcext:value-type="float">
            <text:p>3</text:p>
          </table:table-cell>
          <table:table-cell table:style-name="ce48" table:formula="of:=IFERROR(IF([.U56]=&quot;R&quot;;VLOOKUP([.W56];[.$AA$3:.$AB$7];2;0);[.W5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4" calcext:value-type="float">
            <text:p>4</text:p>
          </table:table-cell>
          <table:table-cell table:style-name="ce48" table:formula="of:=IFERROR(IF([.U57]=&quot;R&quot;;VLOOKUP([.W57];[.$AA$3:.$AB$7];2;0);[.W5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3" calcext:value-type="float">
            <text:p>3</text:p>
          </table:table-cell>
          <table:table-cell table:style-name="ce48" table:formula="of:=IFERROR(IF([.U58]=&quot;R&quot;;VLOOKUP([.W58];[.$AA$3:.$AB$7];2;0);[.W5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2" calcext:value-type="float">
            <text:p>2</text:p>
          </table:table-cell>
          <table:table-cell table:style-name="ce41" table:formula="of:=IFERROR(IF([.U59]=&quot;R&quot;;VLOOKUP([.W59];[.$AA$3:.$AB$7];2;0);[.W59]);&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3" calcext:value-type="float">
            <text:p>3</text:p>
          </table:table-cell>
          <table:table-cell table:style-name="ce41" table:formula="of:=IFERROR(IF([.U60]=&quot;R&quot;;VLOOKUP([.W60];[.$AA$3:.$AB$7];2;0);[.W6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3" calcext:value-type="float">
            <text:p>3</text:p>
          </table:table-cell>
          <table:table-cell table:style-name="ce48" table:formula="of:=IFERROR(IF([.U61]=&quot;R&quot;;VLOOKUP([.W61];[.$AA$3:.$AB$7];2;0);[.W6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1" calcext:value-type="float">
            <text:p>1</text:p>
          </table:table-cell>
          <table:table-cell table:style-name="ce41" table:formula="of:=IFERROR(IF([.U62]=&quot;R&quot;;VLOOKUP([.W62];[.$AA$3:.$AB$7];2;0);[.W62]);&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0" calcext:value-type="float">
            <text:p>0</text:p>
          </table:table-cell>
          <table:table-cell table:style-name="ce41" table:formula="of:=IFERROR(IF([.U63]=&quot;R&quot;;VLOOKUP([.W63];[.$AA$3:.$AB$7];2;0);[.W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0" calcext:value-type="float">
            <text:p>0</text:p>
          </table:table-cell>
          <table:table-cell table:style-name="ce41" table:formula="of:=IFERROR(IF([.U64]=&quot;R&quot;;VLOOKUP([.W64];[.$AA$3:.$AB$7];2;0);[.W6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0" calcext:value-type="float">
            <text:p>0</text:p>
          </table:table-cell>
          <table:table-cell table:style-name="ce48" table:formula="of:=IFERROR(IF([.U65]=&quot;R&quot;;VLOOKUP([.W65];[.$AA$3:.$AB$7];2;0);[.W65]);&quot;&quot;)">
            <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0" calcext:value-type="float">
            <text:p>0</text:p>
          </table:table-cell>
          <table:table-cell table:style-name="ce41" table:formula="of:=IFERROR(IF([.U66]=&quot;R&quot;;VLOOKUP([.W66];[.$AA$3:.$AB$7];2;0);[.W6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0" calcext:value-type="float">
            <text:p>0</text:p>
          </table:table-cell>
          <table:table-cell table:style-name="ce41" table:formula="of:=IFERROR(IF([.U67]=&quot;R&quot;;VLOOKUP([.W67];[.$AA$3:.$AB$7];2;0);[.W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0" calcext:value-type="float">
            <text:p>0</text:p>
          </table:table-cell>
          <table:table-cell table:style-name="ce48" table:formula="of:=IFERROR(IF([.U68]=&quot;R&quot;;VLOOKUP([.W68];[.$AA$3:.$AB$7];2;0);[.W68]);&quot;&quot;)">
            <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0" calcext:value-type="float">
            <text:p>0</text:p>
          </table:table-cell>
          <table:table-cell table:style-name="ce41" table:formula="of:=IFERROR(IF([.U69]=&quot;R&quot;;VLOOKUP([.W69];[.$AA$3:.$AB$7];2;0);[.W6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0" calcext:value-type="float">
            <text:p>0</text:p>
          </table:table-cell>
          <table:table-cell table:style-name="ce41" table:formula="of:=IFERROR(IF([.U70]=&quot;R&quot;;VLOOKUP([.W70];[.$AA$3:.$AB$7];2;0);[.W7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0" calcext:value-type="float">
            <text:p>0</text:p>
          </table:table-cell>
          <table:table-cell table:style-name="ce41" table:formula="of:=IFERROR(IF([.U71]=&quot;R&quot;;VLOOKUP([.W71];[.$AA$3:.$AB$7];2;0);[.W7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0" calcext:value-type="float">
            <text:p>0</text:p>
          </table:table-cell>
          <table:table-cell table:style-name="ce48" table:formula="of:=IFERROR(IF([.U72]=&quot;R&quot;;VLOOKUP([.W72];[.$AA$3:.$AB$7];2;0);[.W72]);&quot;&quot;)">
            <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0" calcext:value-type="float">
            <text:p>0</text:p>
          </table:table-cell>
          <table:table-cell table:style-name="ce41" table:formula="of:=IFERROR(IF([.U73]=&quot;R&quot;;VLOOKUP([.W73];[.$AA$3:.$AB$7];2;0);[.W7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0" calcext:value-type="float">
            <text:p>0</text:p>
          </table:table-cell>
          <table:table-cell table:style-name="ce48" table:formula="of:=IFERROR(IF([.U74]=&quot;R&quot;;VLOOKUP([.W74];[.$AA$3:.$AB$7];2;0);[.W74]);&quot;&quot;)">
            <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0" calcext:value-type="float">
            <text:p>0</text:p>
          </table:table-cell>
          <table:table-cell table:style-name="ce41" table:formula="of:=IFERROR(IF([.U75]=&quot;R&quot;;VLOOKUP([.W75];[.$AA$3:.$AB$7];2;0);[.W7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0" calcext:value-type="float">
            <text:p>0</text:p>
          </table:table-cell>
          <table:table-cell table:style-name="ce48" table:formula="of:=IFERROR(IF([.U76]=&quot;R&quot;;VLOOKUP([.W76];[.$AA$3:.$AB$7];2;0);[.W76]);&quot;&quot;)">
            <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0" calcext:value-type="float">
            <text:p>0</text:p>
          </table:table-cell>
          <table:table-cell table:style-name="ce48" table:formula="of:=IFERROR(IF([.U77]=&quot;R&quot;;VLOOKUP([.W77];[.$AA$3:.$AB$7];2;0);[.W77]);&quot;&quot;)">
            <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0" calcext:value-type="float">
            <text:p>0</text:p>
          </table:table-cell>
          <table:table-cell table:style-name="ce48" table:formula="of:=IFERROR(IF([.U78]=&quot;R&quot;;VLOOKUP([.W78];[.$AA$3:.$AB$7];2;0);[.W78]);&quot;&quot;)">
            <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0" calcext:value-type="float">
            <text:p>0</text:p>
          </table:table-cell>
          <table:table-cell table:style-name="ce48" table:formula="of:=IFERROR(IF([.U79]=&quot;R&quot;;VLOOKUP([.W79];[.$AA$3:.$AB$7];2;0);[.W79]);&quot;&quot;)">
            <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0" calcext:value-type="float">
            <text:p>0</text:p>
          </table:table-cell>
          <table:table-cell table:style-name="ce41" table:formula="of:=IFERROR(IF([.U80]=&quot;R&quot;;VLOOKUP([.W80];[.$AA$3:.$AB$7];2;0);[.W8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0" calcext:value-type="float">
            <text:p>0</text:p>
          </table:table-cell>
          <table:table-cell table:style-name="ce48" table:formula="of:=IFERROR(IF([.U81]=&quot;R&quot;;VLOOKUP([.W81];[.$AA$3:.$AB$7];2;0);[.W81]);&quot;&quot;)">
            <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0" calcext:value-type="float">
            <text:p>0</text:p>
          </table:table-cell>
          <table:table-cell table:style-name="ce48" table:formula="of:=IFERROR(IF([.U82]=&quot;R&quot;;VLOOKUP([.W82];[.$AA$3:.$AB$7];2;0);[.W82]);&quot;&quot;)">
            <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0" calcext:value-type="float">
            <text:p>0</text:p>
          </table:table-cell>
          <table:table-cell table:style-name="ce41" table:formula="of:=IFERROR(IF([.U83]=&quot;R&quot;;VLOOKUP([.W83];[.$AA$3:.$AB$7];2;0);[.W8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0" calcext:value-type="float">
            <text:p>0</text:p>
          </table:table-cell>
          <table:table-cell table:style-name="ce48" table:formula="of:=IFERROR(IF([.U84]=&quot;R&quot;;VLOOKUP([.W84];[.$AA$3:.$AB$7];2;0);[.W84]);&quot;&quot;)">
            <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0" calcext:value-type="float">
            <text:p>0</text:p>
          </table:table-cell>
          <table:table-cell table:style-name="ce41" table:formula="of:=IFERROR(IF([.U85]=&quot;R&quot;;VLOOKUP([.W85];[.$AA$3:.$AB$7];2;0);[.W8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0" calcext:value-type="float">
            <text:p>0</text:p>
          </table:table-cell>
          <table:table-cell table:style-name="ce48" table:formula="of:=IFERROR(IF([.U86]=&quot;R&quot;;VLOOKUP([.W86];[.$AA$3:.$AB$7];2;0);[.W86]);&quot;&quot;)">
            <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0" calcext:value-type="float">
            <text:p>0</text:p>
          </table:table-cell>
          <table:table-cell table:style-name="ce48" table:formula="of:=IFERROR(IF([.U87]=&quot;R&quot;;VLOOKUP([.W87];[.$AA$3:.$AB$7];2;0);[.W87]);&quot;&quot;)">
            <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0" calcext:value-type="float">
            <text:p>0</text:p>
          </table:table-cell>
          <table:table-cell table:style-name="ce41" table:formula="of:=IFERROR(IF([.U88]=&quot;R&quot;;VLOOKUP([.W88];[.$AA$3:.$AB$7];2;0);[.W8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0" calcext:value-type="float">
            <text:p>0</text:p>
          </table:table-cell>
          <table:table-cell table:style-name="ce48" table:formula="of:=IFERROR(IF([.U89]=&quot;R&quot;;VLOOKUP([.W89];[.$AA$3:.$AB$7];2;0);[.W89]);&quot;&quot;)">
            <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0" calcext:value-type="float">
            <text:p>0</text:p>
          </table:table-cell>
          <table:table-cell table:style-name="ce41" table:formula="of:=IFERROR(IF([.U90]=&quot;R&quot;;VLOOKUP([.W90];[.$AA$3:.$AB$7];2;0);[.W9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0" calcext:value-type="float">
            <text:p>0</text:p>
          </table:table-cell>
          <table:table-cell table:style-name="ce48" table:formula="of:=IFERROR(IF([.U91]=&quot;R&quot;;VLOOKUP([.W91];[.$AA$3:.$AB$7];2;0);[.W91]);&quot;&quot;)">
            <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0" calcext:value-type="float">
            <text:p>0</text:p>
          </table:table-cell>
          <table:table-cell table:style-name="ce48" table:formula="of:=IFERROR(IF([.U92]=&quot;R&quot;;VLOOKUP([.W92];[.$AA$3:.$AB$7];2;0);[.W92]);&quot;&quot;)">
            <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0" calcext:value-type="float">
            <text:p>0</text:p>
          </table:table-cell>
          <table:table-cell table:style-name="ce48" table:formula="of:=IFERROR(IF([.U93]=&quot;R&quot;;VLOOKUP([.W93];[.$AA$3:.$AB$7];2;0);[.W93]);&quot;&quot;)">
            <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0" calcext:value-type="float">
            <text:p>0</text:p>
          </table:table-cell>
          <table:table-cell table:style-name="ce48" table:formula="of:=IFERROR(IF([.U94]=&quot;R&quot;;VLOOKUP([.W94];[.$AA$3:.$AB$7];2;0);[.W94]);&quot;&quot;)">
            <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0" calcext:value-type="float">
            <text:p>0</text:p>
          </table:table-cell>
          <table:table-cell table:style-name="ce48" table:formula="of:=IFERROR(IF([.U95]=&quot;R&quot;;VLOOKUP([.W95];[.$AA$3:.$AB$7];2;0);[.W95]);&quot;&quot;)">
            <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0" calcext:value-type="float">
            <text:p>0</text:p>
          </table:table-cell>
          <table:table-cell table:style-name="ce48" table:formula="of:=IFERROR(IF([.U96]=&quot;R&quot;;VLOOKUP([.W96];[.$AA$3:.$AB$7];2;0);[.W96]);&quot;&quot;)">
            <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0" calcext:value-type="float">
            <text:p>0</text:p>
          </table:table-cell>
          <table:table-cell table:style-name="ce48" table:formula="of:=IFERROR(IF([.U97]=&quot;R&quot;;VLOOKUP([.W97];[.$AA$3:.$AB$7];2;0);[.W97]);&quot;&quot;)">
            <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0" calcext:value-type="float">
            <text:p>0</text:p>
          </table:table-cell>
          <table:table-cell table:style-name="ce48" table:formula="of:=IFERROR(IF([.U98]=&quot;R&quot;;VLOOKUP([.W98];[.$AA$3:.$AB$7];2;0);[.W98]);&quot;&quot;)">
            <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0" calcext:value-type="float">
            <text:p>0</text:p>
          </table:table-cell>
          <table:table-cell table:style-name="ce41" table:formula="of:=IFERROR(IF([.U99]=&quot;R&quot;;VLOOKUP([.W99];[.$AA$3:.$AB$7];2;0);[.W9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0" calcext:value-type="float">
            <text:p>0</text:p>
          </table:table-cell>
          <table:table-cell table:style-name="ce41"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0" calcext:value-type="float">
            <text:p>0</text:p>
          </table:table-cell>
          <table:table-cell table:style-name="ce48" table:formula="of:=IFERROR(IF([.U101]=&quot;R&quot;;VLOOKUP([.W101];[.$AA$3:.$AB$7];2;0);[.W101]);&quot;&quot;)">
            <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0" office:value-type="string" calcext:value-type="string" table:number-columns-spanned="4" table:number-rows-spanned="1">
            <text:p>Jawaban</text:p>
          </table:table-cell>
          <table:covered-table-cell table:number-columns-repeated="3" table:style-name="ce30"/>
          <table:table-cell table:style-name="ce44"/>
          <table:table-cell/>
          <table:table-cell table:style-name="ce24" office:value-type="string" calcext:value-type="string" table:number-columns-spanned="5" table:number-rows-spanned="1">
            <text:p>Jawaban Peserta</text:p>
          </table:table-cell>
          <table:covered-table-cell table:number-columns-repeated="3" table:style-name="ce24"/>
          <table:covered-table-cell table:style-name="ce28"/>
          <table:table-cell table:number-columns-repeated="1006"/>
        </table:table-row>
        <table:table-row table:style-name="ro6">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4" calcext:value-type="float">
            <text:p>4</text:p>
          </table:table-cell>
          <table:table-cell table:style-name="ce44" table:formula="of:=[.X139]" office:value-type="float" office:value="3" calcext:value-type="float">
            <text:p>3</text:p>
          </table:table-cell>
          <table:table-cell table:style-name="ce44" table:formula="of:=[.X163]" office:value-type="float" office:value="3" calcext:value-type="float">
            <text:p>3</text:p>
          </table:table-cell>
          <table:table-cell table:style-name="ce44"/>
          <table:table-cell table:style-name="ce26" table:formula="of:=SUM([.N110:.Q110])/3" office:value-type="float" office:value="3.33333333333333" calcext:value-type="float">
            <text:p>3.33</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4" calcext:value-type="float">
            <text:p>4</text:p>
          </table:table-cell>
          <table:table-cell table:style-name="ce4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office:value-type="float" office:value="5" calcext:value-type="float">
            <text:p>5</text:p>
          </table:table-cell>
          <table:table-cell table:style-name="ce44" table:formula="of:=[.X145]" office:value-type="float" office:value="4" calcext:value-type="float">
            <text:p>4</text:p>
          </table:table-cell>
          <table:table-cell table:style-name="ce44" table:formula="of:=[.X169]" office:value-type="float" office:value="5" calcext:value-type="float">
            <text:p>5</text:p>
          </table:table-cell>
          <table:table-cell table:style-name="ce44"/>
          <table:table-cell table:style-name="ce26" table:formula="of:=SUM([.N111:.Q111])/3" office:value-type="float" office:value="4.66666666666667" calcext:value-type="float">
            <text:p>4.67</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1" calcext:value-type="float">
            <text:p>1</text:p>
          </table:table-cell>
          <table:table-cell table:style-name="ce41" table:formula="of:=IFERROR(IF([.U111]=&quot;R&quot;;VLOOKUP([.W111];[.$AA$3:.$AB$7];2;0);[.W111]);&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3" calcext:value-type="float">
            <text:p>3</text:p>
          </table:table-cell>
          <table:table-cell table:style-name="ce44" table:formula="of:=[.X151]" office:value-type="float" office:value="3" calcext:value-type="float">
            <text:p>3</text:p>
          </table:table-cell>
          <table:table-cell table:style-name="ce44" table:number-columns-repeated="2"/>
          <table:table-cell table:style-name="ce26" table:formula="of:=SUM([.N112:.Q112])/2" office:value-type="float" office:value="3" calcext:value-type="float">
            <text:p>3.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4" calcext:value-type="float">
            <text:p>4</text:p>
          </table:table-cell>
          <table:table-cell table:style-name="ce41" table:formula="of:=IFERROR(IF([.U112]=&quot;R&quot;;VLOOKUP([.W112];[.$AA$3:.$AB$7];2;0);[.W11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office:value-type="float" office:value="4" calcext:value-type="float">
            <text:p>4</text:p>
          </table:table-cell>
          <table:table-cell table:style-name="ce44" table:formula="of:=[.X157]" office:value-type="float" office:value="3" calcext:value-type="float">
            <text:p>3</text:p>
          </table:table-cell>
          <table:table-cell table:style-name="ce44" table:number-columns-repeated="2"/>
          <table:table-cell table:style-name="ce26" table:formula="of:=SUM([.N113:.Q113])/2" office:value-type="float" office:value="3.5" calcext:value-type="float">
            <text:p>3.5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113]=&quot;R&quot;;VLOOKUP([.W113];[.$AA$3:.$AB$7];2;0);[.W113]);&quot;&quot;)" office:value-type="float" office:value="4" calcext:value-type="float">
            <text:p>4</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3.625" calcext:value-type="float">
            <text:p>3.63</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5" calcext:value-type="float">
            <text:p>5</text:p>
          </table:table-cell>
          <table:table-cell table:style-name="ce44" table:formula="of:=[.X138]" office:value-type="float" office:value="4" calcext:value-type="float">
            <text:p>4</text:p>
          </table:table-cell>
          <table:table-cell table:style-name="ce44" table:formula="of:=[.X162]" office:value-type="float" office:value="3" calcext:value-type="float">
            <text:p>3</text:p>
          </table:table-cell>
          <table:table-cell table:style-name="ce44"/>
          <table:table-cell table:style-name="ce26" table:formula="of:=SUM([.N115:.Q115])/3" office:value-type="float" office:value="4" calcext:value-type="float">
            <text:p>4.00</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4" calcext:value-type="float">
            <text:p>4</text:p>
          </table:table-cell>
          <table:table-cell table:style-name="ce48" table:formula="of:=IFERROR(IF([.U115]=&quot;R&quot;;VLOOKUP([.W115];[.$AA$3:.$AB$7];2;0);[.W115]);&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3" calcext:value-type="float">
            <text:p>3</text:p>
          </table:table-cell>
          <table:table-cell table:style-name="ce44" table:formula="of:=[.X144]" office:value-type="float" office:value="4" calcext:value-type="float">
            <text:p>4</text:p>
          </table:table-cell>
          <table:table-cell table:style-name="ce44" table:number-columns-repeated="2"/>
          <table:table-cell table:style-name="ce26" table:formula="of:=SUM([.N116:.Q116])/2" office:value-type="float" office:value="3.5" calcext:value-type="float">
            <text:p>3.5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3" calcext:value-type="float">
            <text:p>3</text:p>
          </table:table-cell>
          <table:table-cell table:style-name="ce41" table:formula="of:=IFERROR(IF([.U116]=&quot;R&quot;;VLOOKUP([.W116];[.$AA$3:.$AB$7];2;0);[.W116]);&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3" calcext:value-type="float">
            <text:p>3</text:p>
          </table:table-cell>
          <table:table-cell table:style-name="ce44" table:formula="of:=[.X150]" office:value-type="float" office:value="3" calcext:value-type="float">
            <text:p>3</text:p>
          </table:table-cell>
          <table:table-cell table:style-name="ce44" table:number-columns-repeated="2"/>
          <table:table-cell table:style-name="ce26" table:formula="of:=SUM([.N117:.Q117])/2" office:value-type="float" office:value="3" calcext:value-type="float">
            <text:p>3.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4" calcext:value-type="float">
            <text:p>4</text:p>
          </table:table-cell>
          <table:table-cell table:style-name="ce41" table:formula="of:=IFERROR(IF([.U117]=&quot;R&quot;;VLOOKUP([.W117];[.$AA$3:.$AB$7];2;0);[.W117]);&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3" calcext:value-type="float">
            <text:p>3</text:p>
          </table:table-cell>
          <table:table-cell table:style-name="ce44" table:formula="of:=[.X156]" office:value-type="float" office:value="5" calcext:value-type="float">
            <text:p>5</text:p>
          </table:table-cell>
          <table:table-cell table:style-name="ce44" table:formula="of:=[.X168]" office:value-type="float" office:value="3" calcext:value-type="float">
            <text:p>3</text:p>
          </table:table-cell>
          <table:table-cell table:style-name="ce44"/>
          <table:table-cell table:style-name="ce26" table:formula="of:=SUM([.N118:.Q118])/3" office:value-type="float" office:value="3.66666666666667" calcext:value-type="float">
            <text:p>3.67</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3" calcext:value-type="float">
            <text:p>3</text:p>
          </table:table-cell>
          <table:table-cell table:style-name="ce48" table:formula="of:=IFERROR(IF([.U118]=&quot;R&quot;;VLOOKUP([.W118];[.$AA$3:.$AB$7];2;0);[.W118]);&quot;&quot;)" office:value-type="float" office:value="3" calcext:value-type="float">
            <text:p>3</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3.54166666666667" calcext:value-type="float">
            <text:p>3.54</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1" calcext:value-type="float">
            <text:p>1</text:p>
          </table:table-cell>
          <table:table-cell table:style-name="ce48" table:formula="of:=IFERROR(IF([.U119]=&quot;R&quot;;VLOOKUP([.W119];[.$AA$3:.$AB$7];2;0);[.W119]);&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4" calcext:value-type="float">
            <text:p>4</text:p>
          </table:table-cell>
          <table:table-cell table:style-name="ce44" table:formula="of:=[.X137]" office:value-type="float" office:value="2" calcext:value-type="float">
            <text:p>2</text:p>
          </table:table-cell>
          <table:table-cell table:style-name="ce44" table:formula="of:=[.X161]" office:value-type="float" office:value="4" calcext:value-type="float">
            <text:p>4</text:p>
          </table:table-cell>
          <table:table-cell table:style-name="ce44"/>
          <table:table-cell table:style-name="ce26" table:formula="of:=SUM([.N120:.Q120])/3" office:value-type="float" office:value="3.33333333333333" calcext:value-type="float">
            <text:p>3.33</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20]=&quot;R&quot;;VLOOKUP([.W120];[.$AA$3:.$AB$7];2;0);[.W1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office:value-type="float" office:value="5" calcext:value-type="float">
            <text:p>5</text:p>
          </table:table-cell>
          <table:table-cell table:style-name="ce44" table:formula="of:=[.X143]" office:value-type="float" office:value="3" calcext:value-type="float">
            <text:p>3</text:p>
          </table:table-cell>
          <table:table-cell table:style-name="ce44" table:formula="of:=[.X167]" office:value-type="float" office:value="3" calcext:value-type="float">
            <text:p>3</text:p>
          </table:table-cell>
          <table:table-cell table:style-name="ce44"/>
          <table:table-cell table:style-name="ce26" table:formula="of:=SUM([.N121:.Q121])/3" office:value-type="float" office:value="3.66666666666667" calcext:value-type="float">
            <text:p>3.67</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1" calcext:value-type="float">
            <text:p>1</text:p>
          </table:table-cell>
          <table:table-cell table:style-name="ce4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3" calcext:value-type="float">
            <text:p>3</text:p>
          </table:table-cell>
          <table:table-cell table:style-name="ce44" table:formula="of:=[.X149]" office:value-type="float" office:value="3" calcext:value-type="float">
            <text:p>3</text:p>
          </table:table-cell>
          <table:table-cell table:style-name="ce44" table:number-columns-repeated="2"/>
          <table:table-cell table:style-name="ce26" table:formula="of:=SUM([.N122:.Q122])/2" office:value-type="float" office:value="3" calcext:value-type="float">
            <text:p>3.0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1" calcext:value-type="float">
            <text:p>1</text:p>
          </table:table-cell>
          <table:table-cell table:style-name="ce48" table:formula="of:=IFERROR(IF([.U122]=&quot;R&quot;;VLOOKUP([.W122];[.$AA$3:.$AB$7];2;0);[.W122]);&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2" calcext:value-type="float">
            <text:p>2</text:p>
          </table:table-cell>
          <table:table-cell table:style-name="ce44" table:formula="of:=[.X155]" office:value-type="float" office:value="2" calcext:value-type="float">
            <text:p>2</text:p>
          </table:table-cell>
          <table:table-cell table:style-name="ce44" table:number-columns-repeated="2"/>
          <table:table-cell table:style-name="ce26" table:formula="of:=SUM([.N123:.Q123])/2" office:value-type="float" office:value="2" calcext:value-type="float">
            <text:p>2.0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2" calcext:value-type="float">
            <text:p>2</text:p>
          </table:table-cell>
          <table:table-cell table:style-name="ce41" table:formula="of:=IFERROR(IF([.U123]=&quot;R&quot;;VLOOKUP([.W123];[.$AA$3:.$AB$7];2;0);[.W123]);&quot;&quot;)" office:value-type="float" office:value="4" calcext:value-type="float">
            <text:p>4</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3" calcext:value-type="float">
            <text:p>3.00</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4" calcext:value-type="float">
            <text:p>4</text:p>
          </table:table-cell>
          <table:table-cell table:style-name="ce4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1" calcext:value-type="float">
            <text:p>1</text:p>
          </table:table-cell>
          <table:table-cell table:style-name="ce44" table:formula="of:=[.X136]" office:value-type="float" office:value="3" calcext:value-type="float">
            <text:p>3</text:p>
          </table:table-cell>
          <table:table-cell table:style-name="ce44" table:number-columns-repeated="2"/>
          <table:table-cell table:style-name="ce26" table:formula="of:=SUM([.N125:.Q125])/2" office:value-type="float" office:value="2" calcext:value-type="float">
            <text:p>2.0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office:value-type="float" office:value="3" calcext:value-type="float">
            <text:p>3</text:p>
          </table:table-cell>
          <table:table-cell table:style-name="ce44" table:formula="of:=[.X142]" office:value-type="float" office:value="2" calcext:value-type="float">
            <text:p>2</text:p>
          </table:table-cell>
          <table:table-cell table:style-name="ce44" table:formula="of:=[.X160]" office:value-type="float" office:value="4" calcext:value-type="float">
            <text:p>4</text:p>
          </table:table-cell>
          <table:table-cell table:style-name="ce44"/>
          <table:table-cell table:style-name="ce26" table:formula="of:=SUM([.N126:.Q126])/3" office:value-type="float" office:value="3" calcext:value-type="float">
            <text:p>3.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3" calcext:value-type="float">
            <text:p>3</text:p>
          </table:table-cell>
          <table:table-cell table:style-name="ce41" table:formula="of:=IFERROR(IF([.U126]=&quot;R&quot;;VLOOKUP([.W126];[.$AA$3:.$AB$7];2;0);[.W126]);&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office:value-type="float" office:value="2" calcext:value-type="float">
            <text:p>2</text:p>
          </table:table-cell>
          <table:table-cell table:style-name="ce44" table:formula="of:=[.X148]" office:value-type="float" office:value="3" calcext:value-type="float">
            <text:p>3</text:p>
          </table:table-cell>
          <table:table-cell table:style-name="ce44" table:formula="of:=[.X166]" office:value-type="float" office:value="4" calcext:value-type="float">
            <text:p>4</text:p>
          </table:table-cell>
          <table:table-cell table:style-name="ce44"/>
          <table:table-cell table:style-name="ce26" table:formula="of:=SUM([.N127:.Q127])/3" office:value-type="float" office:value="3" calcext:value-type="float">
            <text:p>3.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3" calcext:value-type="float">
            <text:p>3</text:p>
          </table:table-cell>
          <table:table-cell table:style-name="ce41"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office:value-type="float" office:value="4" calcext:value-type="float">
            <text:p>4</text:p>
          </table:table-cell>
          <table:table-cell table:style-name="ce44" table:formula="of:=[.X154]" office:value-type="float" office:value="4" calcext:value-type="float">
            <text:p>4</text:p>
          </table:table-cell>
          <table:table-cell table:style-name="ce44" table:number-columns-repeated="2"/>
          <table:table-cell table:style-name="ce26" table:formula="of:=SUM([.N128:.Q128])/2" office:value-type="float" office:value="4" calcext:value-type="float">
            <text:p>4.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3" calcext:value-type="float">
            <text:p>3</text:p>
          </table:table-cell>
          <table:table-cell table:style-name="ce48" table:formula="of:=IFERROR(IF([.U128]=&quot;R&quot;;VLOOKUP([.W128];[.$AA$3:.$AB$7];2;0);[.W128]);&quot;&quot;)" office:value-type="float" office:value="3" calcext:value-type="float">
            <text:p>3</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3" calcext:value-type="float">
            <text:p>3.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2" calcext:value-type="float">
            <text:p>2</text:p>
          </table:table-cell>
          <table:table-cell table:style-name="ce48" table:formula="of:=IFERROR(IF([.U129]=&quot;R&quot;;VLOOKUP([.W129];[.$AA$3:.$AB$7];2;0);[.W12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1" calcext:value-type="float">
            <text:p>1</text:p>
          </table:table-cell>
          <table:table-cell table:style-name="ce44" table:formula="of:=[.X135]" office:value-type="float" office:value="5" calcext:value-type="float">
            <text:p>5</text:p>
          </table:table-cell>
          <table:table-cell table:style-name="ce44" table:number-columns-repeated="2"/>
          <table:table-cell table:style-name="ce26" table:formula="of:=SUM([.N130:.Q130])/2" office:value-type="float" office:value="3" calcext:value-type="float">
            <text:p>3.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2" calcext:value-type="float">
            <text:p>2</text:p>
          </table:table-cell>
          <table:table-cell table:style-name="ce48" table:formula="of:=IFERROR(IF([.U130]=&quot;R&quot;;VLOOKUP([.W130];[.$AA$3:.$AB$7];2;0);[.W130]);&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4" calcext:value-type="float">
            <text:p>4</text:p>
          </table:table-cell>
          <table:table-cell table:style-name="ce44" table:formula="of:=[.X141]" office:value-type="float" office:value="4" calcext:value-type="float">
            <text:p>4</text:p>
          </table:table-cell>
          <table:table-cell table:style-name="ce44" table:number-columns-repeated="2"/>
          <table:table-cell table:style-name="ce26" table:formula="of:=SUM([.N131:.Q131])/2" office:value-type="float" office:value="4" calcext:value-type="float">
            <text:p>4.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2" calcext:value-type="float">
            <text:p>2</text:p>
          </table:table-cell>
          <table:table-cell table:style-name="ce41" table:formula="of:=IFERROR(IF([.U131]=&quot;R&quot;;VLOOKUP([.W131];[.$AA$3:.$AB$7];2;0);[.W131]);&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office:value-type="float" office:value="4" calcext:value-type="float">
            <text:p>4</text:p>
          </table:table-cell>
          <table:table-cell table:style-name="ce44" table:formula="of:=[.X147]" office:value-type="float" office:value="4" calcext:value-type="float">
            <text:p>4</text:p>
          </table:table-cell>
          <table:table-cell table:style-name="ce44" table:formula="of:=[.X159]" office:value-type="float" office:value="4" calcext:value-type="float">
            <text:p>4</text:p>
          </table:table-cell>
          <table:table-cell table:style-name="ce44"/>
          <table:table-cell table:style-name="ce26" table:formula="of:=SUM([.N132:.Q132])/3" office:value-type="float" office:value="4" calcext:value-type="float">
            <text:p>4.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3" calcext:value-type="float">
            <text:p>3</text:p>
          </table:table-cell>
          <table:table-cell table:style-name="ce41" table:formula="of:=IFERROR(IF([.U132]=&quot;R&quot;;VLOOKUP([.W132];[.$AA$3:.$AB$7];2;0);[.W13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office:value-type="float" office:value="4" calcext:value-type="float">
            <text:p>4</text:p>
          </table:table-cell>
          <table:table-cell table:style-name="ce44" table:formula="of:=[.X153]" office:value-type="float" office:value="4" calcext:value-type="float">
            <text:p>4</text:p>
          </table:table-cell>
          <table:table-cell table:style-name="ce44" table:formula="of:=[.X165]" office:value-type="float" office:value="3" calcext:value-type="float">
            <text:p>3</text:p>
          </table:table-cell>
          <table:table-cell table:style-name="ce44"/>
          <table:table-cell table:style-name="ce26" table:formula="of:=SUM([.N133:.Q133])/3" office:value-type="float" office:value="3.66666666666667" calcext:value-type="float">
            <text:p>3.67</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2" calcext:value-type="float">
            <text:p>2</text:p>
          </table:table-cell>
          <table:table-cell table:style-name="ce41" table:formula="of:=IFERROR(IF([.U133]=&quot;R&quot;;VLOOKUP([.W133];[.$AA$3:.$AB$7];2;0);[.W133]);&quot;&quot;)" office:value-type="float" office:value="4" calcext:value-type="float">
            <text:p>4</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3.66666666666667" calcext:value-type="float">
            <text:p>3.67</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5" calcext:value-type="float">
            <text:p>5</text:p>
          </table:table-cell>
          <table:table-cell table:style-name="ce48" table:formula="of:=IFERROR(IF([.U134]=&quot;R&quot;;VLOOKUP([.W134];[.$AA$3:.$AB$7];2;0);[.W13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office:value-type="float" office:value="2" calcext:value-type="float">
            <text:p>2</text:p>
          </table:table-cell>
          <table:table-cell table:style-name="ce44" table:formula="of:=[.X134]" office:value-type="float" office:value="5" calcext:value-type="float">
            <text:p>5</text:p>
          </table:table-cell>
          <table:table-cell table:style-name="ce44" table:number-columns-repeated="2"/>
          <table:table-cell table:style-name="ce26" table:formula="of:=SUM([.N135:.Q135])/2" office:value-type="float" office:value="3.5" calcext:value-type="float">
            <text:p>3.5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1" calcext:value-type="float">
            <text:p>1</text:p>
          </table:table-cell>
          <table:table-cell table:style-name="ce41" table:formula="of:=IFERROR(IF([.U135]=&quot;R&quot;;VLOOKUP([.W135];[.$AA$3:.$AB$7];2;0);[.W135]);&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3" calcext:value-type="float">
            <text:p>3</text:p>
          </table:table-cell>
          <table:table-cell table:style-name="ce44" table:formula="of:=[.X140]" office:value-type="float" office:value="4" calcext:value-type="float">
            <text:p>4</text:p>
          </table:table-cell>
          <table:table-cell table:style-name="ce44" table:number-columns-repeated="2"/>
          <table:table-cell table:style-name="ce26" table:formula="of:=SUM([.N136:.Q136])/2" office:value-type="float" office:value="3.5" calcext:value-type="float">
            <text:p>3.5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3" calcext:value-type="float">
            <text:p>3</text:p>
          </table:table-cell>
          <table:table-cell table:style-name="ce41" table:formula="of:=IFERROR(IF([.U136]=&quot;R&quot;;VLOOKUP([.W136];[.$AA$3:.$AB$7];2;0);[.W136]);&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1" calcext:value-type="float">
            <text:p>1</text:p>
          </table:table-cell>
          <table:table-cell table:style-name="ce44" table:formula="of:=[.X146]" office:value-type="float" office:value="4" calcext:value-type="float">
            <text:p>4</text:p>
          </table:table-cell>
          <table:table-cell table:style-name="ce44" table:formula="of:=[.X158]" office:value-type="float" office:value="2" calcext:value-type="float">
            <text:p>2</text:p>
          </table:table-cell>
          <table:table-cell table:style-name="ce44"/>
          <table:table-cell table:style-name="ce26" table:formula="of:=SUM([.N137:.Q137])/3" office:value-type="float" office:value="2.33333333333333" calcext:value-type="float">
            <text:p>2.33</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4" calcext:value-type="float">
            <text:p>4</text:p>
          </table:table-cell>
          <table:table-cell table:style-name="ce41" table:formula="of:=IFERROR(IF([.U137]=&quot;R&quot;;VLOOKUP([.W137];[.$AA$3:.$AB$7];2;0);[.W137]);&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office:value-type="float" office:value="3" calcext:value-type="float">
            <text:p>3</text:p>
          </table:table-cell>
          <table:table-cell table:style-name="ce44" table:formula="of:=[.X152]" office:value-type="float" office:value="4" calcext:value-type="float">
            <text:p>4</text:p>
          </table:table-cell>
          <table:table-cell table:style-name="ce44" table:formula="of:=[.X164]" office:value-type="float" office:value="2" calcext:value-type="float">
            <text:p>2</text:p>
          </table:table-cell>
          <table:table-cell table:style-name="ce44"/>
          <table:table-cell table:style-name="ce26" table:formula="of:=SUM([.N138:.Q138])/3" office:value-type="float" office:value="3" calcext:value-type="float">
            <text:p>3.00</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8" table:formula="of:=IFERROR(IF([.U138]=&quot;R&quot;;VLOOKUP([.W138];[.$AA$3:.$AB$7];2;0);[.W138]);&quot;&quot;)" office:value-type="float" office:value="4" calcext:value-type="float">
            <text:p>4</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3.08333333333333" calcext:value-type="float">
            <text:p>3.08</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3" calcext:value-type="float">
            <text:p>3</text:p>
          </table:table-cell>
          <table:table-cell table:style-name="ce41" table:formula="of:=IFERROR(IF([.U139]=&quot;R&quot;;VLOOKUP([.W139];[.$AA$3:.$AB$7];2;0);[.W139]);&quot;&quot;)" office:value-type="float" office:value="3" calcext:value-type="float">
            <text:p>3</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2" calcext:value-type="float">
            <text:p>2</text:p>
          </table:table-cell>
          <table:table-cell table:style-name="ce41" table:formula="of:=IFERROR(IF([.U140]=&quot;R&quot;;VLOOKUP([.W140];[.$AA$3:.$AB$7];2;0);[.W14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2" calcext:value-type="float">
            <text:p>2</text:p>
          </table:table-cell>
          <table:table-cell table:style-name="ce41" table:formula="of:=IFERROR(IF([.U141]=&quot;R&quot;;VLOOKUP([.W141];[.$AA$3:.$AB$7];2;0);[.W141]);&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2" calcext:value-type="float">
            <text:p>2</text:p>
          </table:table-cell>
          <table:table-cell table:style-name="ce41" table:formula="of:=IFERROR(IF([.U142]=&quot;R&quot;;VLOOKUP([.W142];[.$AA$3:.$AB$7];2;0);[.W14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3" calcext:value-type="float">
            <text:p>3</text:p>
          </table:table-cell>
          <table:table-cell table:style-name="ce41" table:formula="of:=IFERROR(IF([.U143]=&quot;R&quot;;VLOOKUP([.W143];[.$AA$3:.$AB$7];2;0);[.W14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2" calcext:value-type="float">
            <text:p>2</text:p>
          </table:table-cell>
          <table:table-cell table:style-name="ce48" table:formula="of:=IFERROR(IF([.U144]=&quot;R&quot;;VLOOKUP([.W144];[.$AA$3:.$AB$7];2;0);[.W14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4" calcext:value-type="float">
            <text:p>4</text:p>
          </table:table-cell>
          <table:table-cell table:style-name="ce48" table:formula="of:=IFERROR(IF([.U145]=&quot;R&quot;;VLOOKUP([.W145];[.$AA$3:.$AB$7];2;0);[.W14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146]=&quot;R&quot;;VLOOKUP([.W146];[.$AA$3:.$AB$7];2;0);[.W14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4" calcext:value-type="float">
            <text:p>4</text:p>
          </table:table-cell>
          <table:table-cell table:style-name="ce48" table:formula="of:=IFERROR(IF([.U147]=&quot;R&quot;;VLOOKUP([.W147];[.$AA$3:.$AB$7];2;0);[.W147]);&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148]=&quot;R&quot;;VLOOKUP([.W148];[.$AA$3:.$AB$7];2;0);[.W14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3" calcext:value-type="float">
            <text:p>3</text:p>
          </table:table-cell>
          <table:table-cell table:style-name="ce41" table:formula="of:=IFERROR(IF([.U149]=&quot;R&quot;;VLOOKUP([.W149];[.$AA$3:.$AB$7];2;0);[.W149]);&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3" calcext:value-type="float">
            <text:p>3</text:p>
          </table:table-cell>
          <table:table-cell table:style-name="ce48" table:formula="of:=IFERROR(IF([.U150]=&quot;R&quot;;VLOOKUP([.W150];[.$AA$3:.$AB$7];2;0);[.W15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3" calcext:value-type="float">
            <text:p>3</text:p>
          </table:table-cell>
          <table:table-cell table:style-name="ce48" table:formula="of:=IFERROR(IF([.U151]=&quot;R&quot;;VLOOKUP([.W151];[.$AA$3:.$AB$7];2;0);[.W15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152]=&quot;R&quot;;VLOOKUP([.W152];[.$AA$3:.$AB$7];2;0);[.W15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2" calcext:value-type="float">
            <text:p>2</text:p>
          </table:table-cell>
          <table:table-cell table:style-name="ce48"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4" calcext:value-type="float">
            <text:p>4</text:p>
          </table:table-cell>
          <table:table-cell table:style-name="ce41" table:formula="of:=IFERROR(IF([.U154]=&quot;R&quot;;VLOOKUP([.W154];[.$AA$3:.$AB$7];2;0);[.W15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5" calcext:value-type="float">
            <text:p>5</text:p>
          </table:table-cell>
          <table:table-cell table:style-name="ce41"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3" calcext:value-type="float">
            <text:p>3</text:p>
          </table:table-cell>
          <table:table-cell table:style-name="ce41" table:formula="of:=IFERROR(IF([.U157]=&quot;R&quot;;VLOOKUP([.W157];[.$AA$3:.$AB$7];2;0);[.W15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4" calcext:value-type="float">
            <text:p>4</text:p>
          </table:table-cell>
          <table:table-cell table:style-name="ce41" table:formula="of:=IFERROR(IF([.U158]=&quot;R&quot;;VLOOKUP([.W158];[.$AA$3:.$AB$7];2;0);[.W158]);&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4" calcext:value-type="float">
            <text:p>4</text:p>
          </table:table-cell>
          <table:table-cell table:style-name="ce48" table:formula="of:=IFERROR(IF([.U159]=&quot;R&quot;;VLOOKUP([.W159];[.$AA$3:.$AB$7];2;0);[.W15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4" calcext:value-type="float">
            <text:p>4</text:p>
          </table:table-cell>
          <table:table-cell table:style-name="ce48" table:formula="of:=IFERROR(IF([.U160]=&quot;R&quot;;VLOOKUP([.W160];[.$AA$3:.$AB$7];2;0);[.W16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2" calcext:value-type="float">
            <text:p>2</text:p>
          </table:table-cell>
          <table:table-cell table:style-name="ce48" table:formula="of:=IFERROR(IF([.U161]=&quot;R&quot;;VLOOKUP([.W161];[.$AA$3:.$AB$7];2;0);[.W161]);&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3" calcext:value-type="float">
            <text:p>3</text:p>
          </table:table-cell>
          <table:table-cell table:style-name="ce41" table:formula="of:=IFERROR(IF([.U162]=&quot;R&quot;;VLOOKUP([.W162];[.$AA$3:.$AB$7];2;0);[.W16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3" calcext:value-type="float">
            <text:p>3</text:p>
          </table:table-cell>
          <table:table-cell table:style-name="ce48" table:formula="of:=IFERROR(IF([.U163]=&quot;R&quot;;VLOOKUP([.W163];[.$AA$3:.$AB$7];2;0);[.W16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4" calcext:value-type="float">
            <text:p>4</text:p>
          </table:table-cell>
          <table:table-cell table:style-name="ce48" table:formula="of:=IFERROR(IF([.U164]=&quot;R&quot;;VLOOKUP([.W164];[.$AA$3:.$AB$7];2;0);[.W16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3" calcext:value-type="float">
            <text:p>3</text:p>
          </table:table-cell>
          <table:table-cell table:style-name="ce48" table:formula="of:=IFERROR(IF([.U165]=&quot;R&quot;;VLOOKUP([.W165];[.$AA$3:.$AB$7];2;0);[.W16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2" calcext:value-type="float">
            <text:p>2</text:p>
          </table:table-cell>
          <table:table-cell table:style-name="ce41" table:formula="of:=IFERROR(IF([.U166]=&quot;R&quot;;VLOOKUP([.W166];[.$AA$3:.$AB$7];2;0);[.W16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3" calcext:value-type="float">
            <text:p>3</text:p>
          </table:table-cell>
          <table:table-cell table:style-name="ce41"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3" calcext:value-type="float">
            <text:p>3</text:p>
          </table:table-cell>
          <table:table-cell table:style-name="ce48" table:formula="of:=IFERROR(IF([.U168]=&quot;R&quot;;VLOOKUP([.W168];[.$AA$3:.$AB$7];2;0);[.W16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1" calcext:value-type="float">
            <text:p>1</text:p>
          </table:table-cell>
          <table:table-cell table:style-name="ce41" table:formula="of:=IFERROR(IF([.U169]=&quot;R&quot;;VLOOKUP([.W169];[.$AA$3:.$AB$7];2;0);[.W169]);&quot;&quot;)" office:value-type="float" office:value="5" calcext:value-type="float">
            <text:p>5</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22-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22"/>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2"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3"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current-selected="true"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76"/>
        <table:table-column table:style-name="co27" table:default-cell-style-name="ce82"/>
        <table:table-column table:style-name="co28" table:visibility="collapse" table:default-cell-style-name="ce82"/>
        <table:table-column table:style-name="co3" table:default-cell-style-name="ce82"/>
        <table:table-column table:style-name="co26" table:default-cell-style-name="ce82"/>
        <table:table-column table:style-name="co29" table:default-cell-style-name="ce82"/>
        <table:table-column table:style-name="co30" table:visibility="collapse" table:default-cell-style-name="ce82"/>
        <table:table-column table:style-name="co3" table:default-cell-style-name="ce82"/>
        <table:table-column table:style-name="co26" table:default-cell-style-name="ce82"/>
        <table:table-column table:style-name="co31" table:default-cell-style-name="ce82"/>
        <table:table-column table:style-name="co28" table:visibility="collapse" table:default-cell-style-name="ce82"/>
        <table:table-column table:style-name="co3" table:default-cell-style-name="ce82"/>
        <table:table-column table:style-name="co26" table:visibility="collapse" table:default-cell-style-name="ce82"/>
        <table:table-column table:style-name="co32" table:visibility="collapse" table:default-cell-style-name="ce82"/>
        <table:table-column table:style-name="co33" table:visibility="collapse" table:default-cell-style-name="ce82"/>
        <table:table-column table:style-name="co3" table:default-cell-style-name="ce82"/>
        <table:table-column table:style-name="co26" table:visibility="collapse" table:default-cell-style-name="ce82"/>
        <table:table-column table:style-name="co34" table:visibility="collapse" table:default-cell-style-name="ce82"/>
        <table:table-column table:style-name="co35" table:visibility="collapse" table:default-cell-style-name="ce82"/>
        <table:table-column table:style-name="co3" table:default-cell-style-name="ce82"/>
        <table:table-column table:style-name="co3" table:number-columns-repeated="7" table:default-cell-style-name="ce92"/>
        <table:table-column table:style-name="co3" table:visibility="collapse" table:default-cell-style-name="ce92"/>
        <table:table-column table:style-name="co3" table:default-cell-style-name="ce92"/>
        <table:table-column table:style-name="co36" table:default-cell-style-name="ce92"/>
        <table:table-column table:style-name="co37" table:default-cell-style-name="ce92"/>
        <table:table-column table:style-name="co38" table:default-cell-style-name="ce92"/>
        <table:table-column table:style-name="co3" table:visibility="collapse" table:number-columns-repeated="992" table:default-cell-style-name="ce92"/>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text:p/>
          </table:table-cell>
          <table:table-cell table:style-name="ce18"/>
          <table:table-cell table:style-name="ce65" office:value-type="float" office:value="24" calcext:value-type="float">
            <text:p>24</text:p>
          </table:table-cell>
          <table:table-cell table:style-name="ce61"/>
          <table:table-cell table:style-name="ce17" table:formula="of:=[$'jawaban peserta'.C25]">
            <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text:p/>
          </table:table-cell>
          <table:table-cell table:style-name="ce18"/>
          <table:table-cell table:style-name="ce65" office:value-type="float" office:value="28" calcext:value-type="float">
            <text:p>28</text:p>
          </table:table-cell>
          <table:table-cell table:style-name="ce61"/>
          <table:table-cell table:style-name="ce17" table:formula="of:=[$'jawaban peserta'.C29]">
            <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text:p/>
          </table:table-cell>
          <table:table-cell table:style-name="ce18"/>
          <table:table-cell table:style-name="ce65" office:value-type="float" office:value="55" calcext:value-type="float">
            <text:p>55</text:p>
          </table:table-cell>
          <table:table-cell table:style-name="ce61"/>
          <table:table-cell table:style-name="ce17" table:formula="of:=[$'jawaban peserta'.C56]">
            <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checkbox form:name="Check Box 1" form:control-implementation="ooo:com.sun.star.form.component.CheckBox" xml:id="control31" form:id="control31" form:label="Edit" form:linked-cell="'olah data'.A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draw:control draw:z-index="3" draw:style-name="gr4" draw:text-style-name="P4" svg:width="30mm" svg:height="10mm" svg:x="104.5mm" svg:y="3.2mm" draw:control="control31"/>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100"/>
          <table:covered-table-cell table:number-columns-repeated="2" table:style-name="ce96"/>
          <table:covered-table-cell table:style-name="ce109"/>
          <table:covered-table-cell table:style-name="ce96"/>
          <table:covered-table-cell table:style-name="ce100"/>
          <table:covered-table-cell table:number-columns-repeated="4" table:style-name="ce96"/>
          <table:table-cell table:number-columns-repeated="1013"/>
        </table:table-row>
        <table:table-row table:style-name="ro7">
          <table:covered-table-cell table:style-name="ce96"/>
          <table:covered-table-cell table:style-name="ce100"/>
          <table:covered-table-cell table:number-columns-repeated="2" table:style-name="ce96"/>
          <table:covered-table-cell table:style-name="ce109"/>
          <table:covered-table-cell table:style-name="ce96"/>
          <table:covered-table-cell table:style-name="ce100"/>
          <table:covered-table-cell table:number-columns-repeated="4" table:style-name="ce96"/>
          <table:table-cell table:number-columns-repeated="1013"/>
        </table:table-row>
        <table:table-row table:style-name="ro8">
          <table:table-cell table:style-name="ce97" office:value-type="string" calcext:value-type="string">
            <text:p>ID DATA</text:p>
          </table:table-cell>
          <table:table-cell table:style-name="ce104" office:value-type="string" calcext:value-type="string">
            <text:p>TANGGAL TES</text:p>
          </table:table-cell>
          <table:table-cell table:style-name="ce97" office:value-type="string" calcext:value-type="string">
            <text:p>KOTA</text:p>
          </table:table-cell>
          <table:table-cell table:style-name="ce97" office:value-type="string" calcext:value-type="string">
            <text:p>NO TES</text:p>
          </table:table-cell>
          <table:table-cell table:style-name="ce97" office:value-type="string" calcext:value-type="string">
            <text:p>NAMA KANDIDAT</text:p>
          </table:table-cell>
          <table:table-cell table:style-name="ce97" office:value-type="string" calcext:value-type="string">
            <text:p>JENIS KELAMIN</text:p>
          </table:table-cell>
          <table:table-cell table:style-name="ce104" office:value-type="string" calcext:value-type="string">
            <text:p>TANGGAL LAHIR</text:p>
          </table:table-cell>
          <table:table-cell table:style-name="ce97" office:value-type="string" calcext:value-type="string">
            <text:p>PENDIDIKAN TERAKHIR</text:p>
          </table:table-cell>
          <table:table-cell table:style-name="ce97" office:value-type="string" calcext:value-type="string">
            <text:p>PERUSAHAAN/INSTITUSI</text:p>
          </table:table-cell>
          <table:table-cell table:style-name="ce97" office:value-type="string" calcext:value-type="string">
            <text:p>POSISI YANG DITUJU</text:p>
          </table:table-cell>
          <table:table-cell table:style-name="ce97" office:value-type="string" calcext:value-type="string">
            <text:p>CATATAN/KETERANGAN LAIN</text:p>
          </table:table-cell>
          <table:table-cell table:style-name="ce66" table:number-columns-repeated="1013"/>
        </table:table-row>
        <table:table-row table:style-name="ro5">
          <table:table-cell office:value-type="float" office:value="1" calcext:value-type="float">
            <text:p>1</text:p>
          </table:table-cell>
          <table:table-cell table:style-name="ce105" office:value-type="string" calcext:value-type="string">
            <text:p>14. Aug. 2018</text:p>
          </table:table-cell>
          <table:table-cell table:number-columns-repeated="2"/>
          <table:table-cell office:value-type="string" calcext:value-type="string">
            <text:p>Devi</text:p>
          </table:table-cell>
          <table:table-cell office:value-type="string" calcext:value-type="string">
            <text:p>P</text:p>
          </table:table-cell>
          <table:table-cell table:number-columns-repeated="5"/>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6"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6"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table:number-columns-repeated="4" office:value-type="float" office:value="2" calcext:value-type="float">
            <text:p>2</text:p>
          </table:table-cell>
          <table:table-cell table:number-columns-repeated="4"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00" calcext:value-type="float">
            <text:p>100</text:p>
          </table:table-cell>
          <table:table-cell table:number-columns-repeated="912"/>
        </table:table-row>
        <table:table-row table:style-name="ro5">
          <table:table-cell office:value-type="float" office:value="2" calcext:value-type="float">
            <text:p>2</text:p>
          </table:table-cell>
          <table:table-cell table:style-name="ce105" office:value-type="string" calcext:value-type="string">
            <text:p>14. Aug. 2018</text:p>
          </table:table-cell>
          <table:table-cell table:number-columns-repeated="2"/>
          <table:table-cell office:value-type="string" calcext:value-type="string">
            <text:p>Damayanti</text:p>
          </table:table-cell>
          <table:table-cell office:value-type="string" calcext:value-type="string">
            <text:p>P</text:p>
          </table:table-cell>
          <table:table-cell table:number-columns-repeated="5"/>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number-rows-repeated="1048528">
          <table:table-cell table:number-columns-repeated="1024"/>
        </table:table-row>
        <table:table-row table:style-name="ro9" table:number-rows-repeated="42">
          <table:table-cell table:number-columns-repeated="1024"/>
        </table:table-row>
        <table:table-row table:style-name="ro9">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4" calcext:value-type="float">
            <text:p>4</text:p>
          </table:table-cell>
          <table:table-cell table:style-name="ce41" table:formula="of:=IF([$'olah data'.V3]=[$'olah data'.W3];&quot;&quot;;&quot;X&quot;)">
            <text:p/>
          </table:table-cell>
          <table:table-cell table:style-name="ce139" table:formula="of:=IFERROR([$'View Input'.B11];&quot;&quot;)" office:value-type="float" office:value="0" calcext:value-type="float">
            <text:p>0</text:p>
          </table:table-cell>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8"/>
        </table:table-row>
        <table:table-row table:style-name="ro5">
          <table:table-cell office:value-type="float" office:value="2" calcext:value-type="float">
            <text:p>2</text:p>
          </table:table-cell>
          <table:table-cell table:style-name="ce41" office:value-type="float" office:value="1" calcext:value-type="float">
            <text:p>1</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4" calcext:value-type="float">
            <text:p>4</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4" calcext:value-type="float">
            <text:p>4</text:p>
          </table:table-cell>
          <table:table-cell table:style-name="ce41" table:formula="of:=IF([$'olah data'.V6]=[$'olah data'.W6];&quot;&quot;;&quot;X&quot;)">
            <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5" calcext:value-type="float">
            <text:p>5</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4" calcext:value-type="float">
            <text:p>4</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3" calcext:value-type="float">
            <text:p>3</text:p>
          </table:table-cell>
          <table:table-cell table:style-name="ce41" table:formula="of:=IF([$'olah data'.V9]=[$'olah data'.W9];&quot;&quot;;&quot;X&quot;)">
            <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4" calcext:value-type="float">
            <text:p>4</text:p>
          </table:table-cell>
          <table:table-cell table:style-name="ce41" table:formula="of:=IF([$'olah data'.V10]=[$'olah data'.W10];&quot;&quot;;&quot;X&quot;)">
            <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3" calcext:value-type="float">
            <text:p>3</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1" calcext:value-type="float">
            <text:p>1</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3" calcext:value-type="float">
            <text:p>3</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1" calcext:value-type="float">
            <text:p>1</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1" calcext:value-type="float">
            <text:p>1</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2" calcext:value-type="float">
            <text:p>2</text:p>
          </table:table-cell>
          <table:table-cell table:style-name="ce41"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4" calcext:value-type="float">
            <text:p>4</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3" calcext:value-type="float">
            <text:p>3</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3" calcext:value-type="float">
            <text:p>3</text:p>
          </table:table-cell>
          <table:table-cell table:style-name="ce41"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3" calcext:value-type="float">
            <text:p>3</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3" calcext:value-type="float">
            <text:p>3</text:p>
          </table:table-cell>
          <table:table-cell table:style-name="ce41" table:formula="of:=IF([$'olah data'.V21]=[$'olah data'.W21];&quot;&quot;;&quot;X&quot;)">
            <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2" calcext:value-type="float">
            <text:p>2</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2" calcext:value-type="float">
            <text:p>2</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2" calcext:value-type="float">
            <text:p>2</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3" calcext:value-type="float">
            <text:p>3</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2" calcext:value-type="float">
            <text:p>2</text:p>
          </table:table-cell>
          <table:table-cell table:style-name="ce41" table:formula="of:=IF([$'olah data'.V26]=[$'olah data'.W26];&quot;&quot;;&quot;X&quot;)">
            <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5" calcext:value-type="float">
            <text:p>5</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1" calcext:value-type="float">
            <text:p>1</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3" calcext:value-type="float">
            <text:p>3</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4" calcext:value-type="float">
            <text:p>4</text:p>
          </table:table-cell>
          <table:table-cell table:style-name="ce41" table:formula="of:=IF([$'olah data'.V30]=[$'olah data'.W30];&quot;&quot;;&quot;X&quot;)">
            <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4" calcext:value-type="float">
            <text:p>4</text:p>
          </table:table-cell>
          <table:table-cell table:style-name="ce41" table:formula="of:=IF([$'olah data'.V31]=[$'olah data'.W31];&quot;&quot;;&quot;X&quot;)">
            <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3" calcext:value-type="float">
            <text:p>3</text:p>
          </table:table-cell>
          <table:table-cell table:style-name="ce41"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2" calcext:value-type="float">
            <text:p>2</text:p>
          </table:table-cell>
          <table:table-cell table:style-name="ce41"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2" calcext:value-type="float">
            <text:p>2</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2" calcext:value-type="float">
            <text:p>2</text:p>
          </table:table-cell>
          <table:table-cell table:style-name="ce41"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3" calcext:value-type="float">
            <text:p>3</text:p>
          </table:table-cell>
          <table:table-cell table:style-name="ce41" table:formula="of:=IF([$'olah data'.V36]=[$'olah data'.W36];&quot;&quot;;&quot;X&quot;)">
            <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2" calcext:value-type="float">
            <text:p>2</text:p>
          </table:table-cell>
          <table:table-cell table:style-name="ce41" table:formula="of:=IF([$'olah data'.V37]=[$'olah data'.W37];&quot;&quot;;&quot;X&quot;)">
            <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4" calcext:value-type="float">
            <text:p>4</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4" calcext:value-type="float">
            <text:p>4</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4" calcext:value-type="float">
            <text:p>4</text:p>
          </table:table-cell>
          <table:table-cell table:style-name="ce41" table:formula="of:=IF([$'olah data'.V40]=[$'olah data'.W40];&quot;&quot;;&quot;X&quot;)">
            <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3" calcext:value-type="float">
            <text:p>3</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3" calcext:value-type="float">
            <text:p>3</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3" calcext:value-type="float">
            <text:p>3</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3" calcext:value-type="float">
            <text:p>3</text:p>
          </table:table-cell>
          <table:table-cell table:style-name="ce41" table:formula="of:=IF([$'olah data'.V44]=[$'olah data'.W44];&quot;&quot;;&quot;X&quot;)">
            <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4" calcext:value-type="float">
            <text:p>4</text:p>
          </table:table-cell>
          <table:table-cell table:style-name="ce41" table:formula="of:=IF([$'olah data'.V45]=[$'olah data'.W45];&quot;&quot;;&quot;X&quot;)">
            <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2" calcext:value-type="float">
            <text:p>2</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4" calcext:value-type="float">
            <text:p>4</text:p>
          </table:table-cell>
          <table:table-cell table:style-name="ce41" table:formula="of:=IF([$'olah data'.V47]=[$'olah data'.W47];&quot;&quot;;&quot;X&quot;)">
            <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4" calcext:value-type="float">
            <text:p>4</text:p>
          </table:table-cell>
          <table:table-cell table:style-name="ce41"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5" calcext:value-type="float">
            <text:p>5</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3" calcext:value-type="float">
            <text:p>3</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4" calcext:value-type="float">
            <text:p>4</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4" calcext:value-type="float">
            <text:p>4</text:p>
          </table:table-cell>
          <table:table-cell table:style-name="ce41" table:formula="of:=IF([$'olah data'.V52]=[$'olah data'.W52];&quot;&quot;;&quot;X&quot;)">
            <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4" calcext:value-type="float">
            <text:p>4</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2" calcext:value-type="float">
            <text:p>2</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3" calcext:value-type="float">
            <text:p>3</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3" calcext:value-type="float">
            <text:p>3</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4" calcext:value-type="float">
            <text:p>4</text:p>
          </table:table-cell>
          <table:table-cell table:style-name="ce41" table:formula="of:=IF([$'olah data'.V57]=[$'olah data'.W57];&quot;&quot;;&quot;X&quot;)">
            <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3" calcext:value-type="float">
            <text:p>3</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2" calcext:value-type="float">
            <text:p>2</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3" calcext:value-type="float">
            <text:p>3</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3" calcext:value-type="float">
            <text:p>3</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1" calcext:value-type="float">
            <text:p>1</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0" calcext:value-type="float">
            <text:p>0</text:p>
          </table:table-cell>
          <table:table-cell table:style-name="ce41"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0" calcext:value-type="float">
            <text:p>0</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0" calcext:value-type="float">
            <text:p>0</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0" calcext:value-type="float">
            <text:p>0</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0" calcext:value-type="float">
            <text:p>0</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0" calcext:value-type="float">
            <text:p>0</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0" calcext:value-type="float">
            <text:p>0</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0" calcext:value-type="float">
            <text:p>0</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0" calcext:value-type="float">
            <text:p>0</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0" calcext:value-type="float">
            <text:p>0</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0" calcext:value-type="float">
            <text:p>0</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0" calcext:value-type="float">
            <text:p>0</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0" calcext:value-type="float">
            <text:p>0</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0" calcext:value-type="float">
            <text:p>0</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0" calcext:value-type="float">
            <text:p>0</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0" calcext:value-type="float">
            <text:p>0</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0" calcext:value-type="float">
            <text:p>0</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0" calcext:value-type="float">
            <text:p>0</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0" calcext:value-type="float">
            <text:p>0</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0" calcext:value-type="float">
            <text:p>0</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0" calcext:value-type="float">
            <text:p>0</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0" calcext:value-type="float">
            <text:p>0</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0" calcext:value-type="float">
            <text:p>0</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0" calcext:value-type="float">
            <text:p>0</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0" calcext:value-type="float">
            <text:p>0</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0" calcext:value-type="float">
            <text:p>0</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0" calcext:value-type="float">
            <text:p>0</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0" calcext:value-type="float">
            <text:p>0</text:p>
          </table:table-cell>
          <table:table-cell table:style-name="ce41"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0" calcext:value-type="float">
            <text:p>0</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0" calcext:value-type="float">
            <text:p>0</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0" calcext:value-type="float">
            <text:p>0</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0" calcext:value-type="float">
            <text:p>0</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0" calcext:value-type="float">
            <text:p>0</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0" calcext:value-type="float">
            <text:p>0</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0" calcext:value-type="float">
            <text:p>0</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0" calcext:value-type="float">
            <text:p>0</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0" calcext:value-type="float">
            <text:p>0</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0" calcext:value-type="float">
            <text:p>0</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0" calcext:value-type="float">
            <text:p>0</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60" calcext:value-type="float">
            <text:p>60</text:p>
          </table:table-cell>
          <table:table-cell/>
          <table:table-cell table:formula="of:=[$'olah data'.A42]" office:value-type="float" office:value="60" calcext:value-type="float">
            <text:p>6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9" table:number-rows-repeated="96">
          <table:table-cell table:number-columns-repeated="459"/>
        </table:table-row>
        <table:table-row table:style-name="ro10" table:number-rows-repeated="3">
          <table:table-cell table:number-columns-repeated="459"/>
        </table:table-row>
        <table:table-row table:style-name="ro10">
          <table:table-cell table:number-columns-repeated="458"/>
          <table:table-cell table:style-name="ce120"/>
        </table:table-row>
        <table:table-row table:style-name="ro5">
          <table:table-cell table:number-columns-repeated="458"/>
          <table:table-cell table:style-name="ce121"/>
        </table:table-row>
        <table:table-row table:style-name="ro5" table:number-rows-repeated="4">
          <table:table-cell table:number-columns-repeated="459"/>
        </table:table-row>
        <table:table-row table:style-name="ro5">
          <table:table-cell table:number-columns-repeated="458"/>
          <table:table-cell table:style-name="ce121"/>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2"/>
        </table:shapes>
        <table:table-column table:style-name="co45" table:default-cell-style-name="ce126"/>
        <table:table-column table:style-name="co46" table:default-cell-style-name="ce126"/>
        <table:table-column table:style-name="co3" table:default-cell-style-name="ce126"/>
        <table:table-column table:style-name="co45" table:default-cell-style-name="ce126"/>
        <table:table-column table:style-name="co46" table:default-cell-style-name="ce126"/>
        <table:table-column table:style-name="co3" table:default-cell-style-name="ce126"/>
        <table:table-column table:style-name="co45" table:default-cell-style-name="ce126"/>
        <table:table-column table:style-name="co46" table:default-cell-style-name="ce126"/>
        <table:table-column table:style-name="co3" table:default-cell-style-name="ce126"/>
        <table:table-column table:style-name="co45" table:default-cell-style-name="ce126"/>
        <table:table-column table:style-name="co46" table:default-cell-style-name="ce126"/>
        <table:table-column table:style-name="co3" table:default-cell-style-name="ce126"/>
        <table:table-column table:style-name="co45" table:default-cell-style-name="ce126"/>
        <table:table-column table:style-name="co46" table:default-cell-style-name="ce126"/>
        <table:table-column table:style-name="co3" table:number-columns-repeated="2" table:default-cell-style-name="ce126"/>
        <table:table-column table:style-name="co3" table:visibility="collapse" table:number-columns-repeated="1008" table:default-cell-style-name="ce126"/>
        <table:table-row table:style-name="ro5">
          <table:table-cell table:style-name="ce102" office:value-type="string" calcext:value-type="string" table:number-columns-spanned="14" table:number-rows-spanned="2">
            <text:p>JAWABAN KANDIDAT</text:p>
          </table:table-cell>
          <table:covered-table-cell table:number-columns-repeated="13" table:style-name="ce124"/>
          <table:table-cell table:style-name="ce18" table:number-columns-spanned="2" table:number-rows-spanned="24"/>
          <table:covered-table-cell/>
          <table:table-cell table:number-columns-repeated="1008"/>
        </table:table-row>
        <table:table-row table:style-name="ro5">
          <table:covered-table-cell table:number-columns-repeated="14" table:style-name="ce124"/>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24"/>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111" table:formula="of:=[$'jawaban peserta'.B22]" office:value-type="float" office:value="2" calcext:value-type="float">
            <text:p>2</text:p>
          </table:table-cell>
          <table:table-cell table:style-name="ce18"/>
          <table:table-cell table:style-name="ce65" office:value-type="float" office:value="41" calcext:value-type="float">
            <text:p>41</text:p>
          </table:table-cell>
          <table:table-cell table:style-name="ce111" table:formula="of:=[$'jawaban peserta'.B42]" office:value-type="float" office:value="3" calcext:value-type="float">
            <text:p>3</text:p>
          </table:table-cell>
          <table:table-cell table:style-name="ce18"/>
          <table:table-cell table:style-name="ce68" office:value-type="float" office:value="61" calcext:value-type="float">
            <text:p>61</text:p>
          </table:table-cell>
          <table:table-cell table:style-name="ce112" table:formula="of:=[$'jawaban peserta'.B62]"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1" calcext:value-type="float">
            <text:p>1</text:p>
          </table:table-cell>
          <table:table-cell table:style-name="ce18"/>
          <table:table-cell table:style-name="ce65" office:value-type="float" office:value="22" calcext:value-type="float">
            <text:p>22</text:p>
          </table:table-cell>
          <table:table-cell table:style-name="ce111" table:formula="of:=[$'jawaban peserta'.B23]" office:value-type="float" office:value="2" calcext:value-type="float">
            <text:p>2</text:p>
          </table:table-cell>
          <table:table-cell table:style-name="ce18"/>
          <table:table-cell table:style-name="ce65" office:value-type="float" office:value="42" calcext:value-type="float">
            <text:p>42</text:p>
          </table:table-cell>
          <table:table-cell table:style-name="ce111" table:formula="of:=[$'jawaban peserta'.B43]" office:value-type="float" office:value="3" calcext:value-type="float">
            <text:p>3</text:p>
          </table:table-cell>
          <table:table-cell table:style-name="ce18"/>
          <table:table-cell table:style-name="ce68" office:value-type="float" office:value="62" calcext:value-type="float">
            <text:p>62</text:p>
          </table:table-cell>
          <table:table-cell table:style-name="ce112" table:formula="of:=[$'jawaban peserta'.B63]"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4" calcext:value-type="float">
            <text:p>4</text:p>
          </table:table-cell>
          <table:table-cell table:style-name="ce18"/>
          <table:table-cell table:style-name="ce65" office:value-type="float" office:value="23" calcext:value-type="float">
            <text:p>23</text:p>
          </table:table-cell>
          <table:table-cell table:style-name="ce11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11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112" table:formula="of:=[$'jawaban peserta'.B64]"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4" calcext:value-type="float">
            <text:p>4</text:p>
          </table:table-cell>
          <table:table-cell table:style-name="ce18"/>
          <table:table-cell table:style-name="ce65" office:value-type="float" office:value="24" calcext:value-type="float">
            <text:p>24</text:p>
          </table:table-cell>
          <table:table-cell table:style-name="ce111" table:formula="of:=[$'jawaban peserta'.B25]" office:value-type="float" office:value="2" calcext:value-type="float">
            <text:p>2</text:p>
          </table:table-cell>
          <table:table-cell table:style-name="ce18"/>
          <table:table-cell table:style-name="ce65" office:value-type="float" office:value="44" calcext:value-type="float">
            <text:p>44</text:p>
          </table:table-cell>
          <table:table-cell table:style-name="ce111" table:formula="of:=[$'jawaban peserta'.B45]" office:value-type="float" office:value="2" calcext:value-type="float">
            <text:p>2</text:p>
          </table:table-cell>
          <table:table-cell table:style-name="ce18"/>
          <table:table-cell table:style-name="ce68" office:value-type="float" office:value="64" calcext:value-type="float">
            <text:p>64</text:p>
          </table:table-cell>
          <table:table-cell table:style-name="ce112" table:formula="of:=[$'jawaban peserta'.B65]"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111" table:formula="of:=[$'jawaban peserta'.B26]" office:value-type="float" office:value="5" calcext:value-type="float">
            <text:p>5</text:p>
          </table:table-cell>
          <table:table-cell table:style-name="ce18"/>
          <table:table-cell table:style-name="ce65" office:value-type="float" office:value="45" calcext:value-type="float">
            <text:p>45</text:p>
          </table:table-cell>
          <table:table-cell table:style-name="ce111" table:formula="of:=[$'jawaban peserta'.B46]" office:value-type="float" office:value="4" calcext:value-type="float">
            <text:p>4</text:p>
          </table:table-cell>
          <table:table-cell table:style-name="ce18"/>
          <table:table-cell table:style-name="ce68" office:value-type="float" office:value="65" calcext:value-type="float">
            <text:p>65</text:p>
          </table:table-cell>
          <table:table-cell table:style-name="ce112" table:formula="of:=[$'jawaban peserta'.B66]"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4" calcext:value-type="float">
            <text:p>4</text:p>
          </table:table-cell>
          <table:table-cell table:style-name="ce18"/>
          <table:table-cell table:style-name="ce65" office:value-type="float" office:value="26" calcext:value-type="float">
            <text:p>26</text:p>
          </table:table-cell>
          <table:table-cell table:style-name="ce111" table:formula="of:=[$'jawaban peserta'.B27]" office:value-type="float" office:value="1" calcext:value-type="float">
            <text:p>1</text:p>
          </table:table-cell>
          <table:table-cell table:style-name="ce18"/>
          <table:table-cell table:style-name="ce65" office:value-type="float" office:value="46" calcext:value-type="float">
            <text:p>46</text:p>
          </table:table-cell>
          <table:table-cell table:style-name="ce11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112" table:formula="of:=[$'jawaban peserta'.B67]"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3" calcext:value-type="float">
            <text:p>3</text:p>
          </table:table-cell>
          <table:table-cell table:style-name="ce18"/>
          <table:table-cell table:style-name="ce65" office:value-type="float" office:value="27" calcext:value-type="float">
            <text:p>27</text:p>
          </table:table-cell>
          <table:table-cell table:style-name="ce111" table:formula="of:=[$'jawaban peserta'.B28]" office:value-type="float" office:value="3" calcext:value-type="float">
            <text:p>3</text:p>
          </table:table-cell>
          <table:table-cell table:style-name="ce18"/>
          <table:table-cell table:style-name="ce65" office:value-type="float" office:value="47" calcext:value-type="float">
            <text:p>47</text:p>
          </table:table-cell>
          <table:table-cell table:style-name="ce11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112" table:formula="of:=[$'jawaban peserta'.B68]"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4" calcext:value-type="float">
            <text:p>4</text:p>
          </table:table-cell>
          <table:table-cell table:style-name="ce18"/>
          <table:table-cell table:style-name="ce65" office:value-type="float" office:value="28" calcext:value-type="float">
            <text:p>28</text:p>
          </table:table-cell>
          <table:table-cell table:style-name="ce111" table:formula="of:=[$'jawaban peserta'.B29]" office:value-type="float" office:value="4" calcext:value-type="float">
            <text:p>4</text:p>
          </table:table-cell>
          <table:table-cell table:style-name="ce18"/>
          <table:table-cell table:style-name="ce65" office:value-type="float" office:value="48" calcext:value-type="float">
            <text:p>48</text:p>
          </table:table-cell>
          <table:table-cell table:style-name="ce111" table:formula="of:=[$'jawaban peserta'.B49]" office:value-type="float" office:value="3" calcext:value-type="float">
            <text:p>3</text:p>
          </table:table-cell>
          <table:table-cell table:style-name="ce18"/>
          <table:table-cell table:style-name="ce68" office:value-type="float" office:value="68" calcext:value-type="float">
            <text:p>68</text:p>
          </table:table-cell>
          <table:table-cell table:style-name="ce112" table:formula="of:=[$'jawaban peserta'.B69]"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3" calcext:value-type="float">
            <text:p>3</text:p>
          </table:table-cell>
          <table:table-cell table:style-name="ce18"/>
          <table:table-cell table:style-name="ce65" office:value-type="float" office:value="29" calcext:value-type="float">
            <text:p>29</text:p>
          </table:table-cell>
          <table:table-cell table:style-name="ce111" table:formula="of:=[$'jawaban peserta'.B30]" office:value-type="float" office:value="4" calcext:value-type="float">
            <text:p>4</text:p>
          </table:table-cell>
          <table:table-cell table:style-name="ce18"/>
          <table:table-cell table:style-name="ce65" office:value-type="float" office:value="49" calcext:value-type="float">
            <text:p>49</text:p>
          </table:table-cell>
          <table:table-cell table:style-name="ce111" table:formula="of:=[$'jawaban peserta'.B50]" office:value-type="float" office:value="4" calcext:value-type="float">
            <text:p>4</text:p>
          </table:table-cell>
          <table:table-cell table:style-name="ce18"/>
          <table:table-cell table:style-name="ce68" office:value-type="float" office:value="69" calcext:value-type="float">
            <text:p>69</text:p>
          </table:table-cell>
          <table:table-cell table:style-name="ce112" table:formula="of:=[$'jawaban peserta'.B70]"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1" calcext:value-type="float">
            <text:p>1</text:p>
          </table:table-cell>
          <table:table-cell table:style-name="ce18"/>
          <table:table-cell table:style-name="ce65" office:value-type="float" office:value="30" calcext:value-type="float">
            <text:p>30</text:p>
          </table:table-cell>
          <table:table-cell table:style-name="ce111" table:formula="of:=[$'jawaban peserta'.B31]" office:value-type="float" office:value="3" calcext:value-type="float">
            <text:p>3</text:p>
          </table:table-cell>
          <table:table-cell table:style-name="ce18"/>
          <table:table-cell table:style-name="ce65" office:value-type="float" office:value="50" calcext:value-type="float">
            <text:p>50</text:p>
          </table:table-cell>
          <table:table-cell table:style-name="ce111" table:formula="of:=[$'jawaban peserta'.B51]" office:value-type="float" office:value="4" calcext:value-type="float">
            <text:p>4</text:p>
          </table:table-cell>
          <table:table-cell table:style-name="ce18"/>
          <table:table-cell table:style-name="ce68" office:value-type="float" office:value="70" calcext:value-type="float">
            <text:p>70</text:p>
          </table:table-cell>
          <table:table-cell table:style-name="ce112" table:formula="of:=[$'jawaban peserta'.B71]" office:value-type="float" office:value="0" calcext:value-type="float">
            <text:p>0</text:p>
          </table:table-cell>
          <table:table-cell table:style-name="ce18"/>
          <table:table-cell table:style-name="ce68" office:value-type="float" office:value="90" calcext:value-type="float">
            <text:p>90</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3" calcext:value-type="float">
            <text:p>3</text:p>
          </table:table-cell>
          <table:table-cell table:style-name="ce18"/>
          <table:table-cell table:style-name="ce65" office:value-type="float" office:value="31" calcext:value-type="float">
            <text:p>31</text:p>
          </table:table-cell>
          <table:table-cell table:style-name="ce111" table:formula="of:=[$'jawaban peserta'.B32]" office:value-type="float" office:value="2" calcext:value-type="float">
            <text:p>2</text:p>
          </table:table-cell>
          <table:table-cell table:style-name="ce18"/>
          <table:table-cell table:style-name="ce65" office:value-type="float" office:value="51" calcext:value-type="float">
            <text:p>51</text:p>
          </table:table-cell>
          <table:table-cell table:style-name="ce111" table:formula="of:=[$'jawaban peserta'.B52]" office:value-type="float" office:value="4" calcext:value-type="float">
            <text:p>4</text:p>
          </table:table-cell>
          <table:table-cell table:style-name="ce18"/>
          <table:table-cell table:style-name="ce68" office:value-type="float" office:value="71" calcext:value-type="float">
            <text:p>71</text:p>
          </table:table-cell>
          <table:table-cell table:style-name="ce112" table:formula="of:=[$'jawaban peserta'.B72]"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111" table:formula="of:=[$'jawaban peserta'.B33]" office:value-type="float" office:value="2" calcext:value-type="float">
            <text:p>2</text:p>
          </table:table-cell>
          <table:table-cell table:style-name="ce18"/>
          <table:table-cell table:style-name="ce65" office:value-type="float" office:value="52" calcext:value-type="float">
            <text:p>52</text:p>
          </table:table-cell>
          <table:table-cell table:style-name="ce111" table:formula="of:=[$'jawaban peserta'.B53]" office:value-type="float" office:value="2" calcext:value-type="float">
            <text:p>2</text:p>
          </table:table-cell>
          <table:table-cell table:style-name="ce18"/>
          <table:table-cell table:style-name="ce68" office:value-type="float" office:value="72" calcext:value-type="float">
            <text:p>72</text:p>
          </table:table-cell>
          <table:table-cell table:style-name="ce112" table:formula="of:=[$'jawaban peserta'.B73]"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1" calcext:value-type="float">
            <text:p>1</text:p>
          </table:table-cell>
          <table:table-cell table:style-name="ce18"/>
          <table:table-cell table:style-name="ce65" office:value-type="float" office:value="33" calcext:value-type="float">
            <text:p>33</text:p>
          </table:table-cell>
          <table:table-cell table:style-name="ce111" table:formula="of:=[$'jawaban peserta'.B34]" office:value-type="float" office:value="2" calcext:value-type="float">
            <text:p>2</text:p>
          </table:table-cell>
          <table:table-cell table:style-name="ce18"/>
          <table:table-cell table:style-name="ce65" office:value-type="float" office:value="53" calcext:value-type="float">
            <text:p>53</text:p>
          </table:table-cell>
          <table:table-cell table:style-name="ce111" table:formula="of:=[$'jawaban peserta'.B54]" office:value-type="float" office:value="3" calcext:value-type="float">
            <text:p>3</text:p>
          </table:table-cell>
          <table:table-cell table:style-name="ce18"/>
          <table:table-cell table:style-name="ce68" office:value-type="float" office:value="73" calcext:value-type="float">
            <text:p>73</text:p>
          </table:table-cell>
          <table:table-cell table:style-name="ce112" table:formula="of:=[$'jawaban peserta'.B74]"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2" calcext:value-type="float">
            <text:p>2</text:p>
          </table:table-cell>
          <table:table-cell table:style-name="ce18"/>
          <table:table-cell table:style-name="ce65" office:value-type="float" office:value="34" calcext:value-type="float">
            <text:p>34</text:p>
          </table:table-cell>
          <table:table-cell table:style-name="ce111" table:formula="of:=[$'jawaban peserta'.B35]" office:value-type="float" office:value="3" calcext:value-type="float">
            <text:p>3</text:p>
          </table:table-cell>
          <table:table-cell table:style-name="ce18"/>
          <table:table-cell table:style-name="ce65" office:value-type="float" office:value="54" calcext:value-type="float">
            <text:p>54</text:p>
          </table:table-cell>
          <table:table-cell table:style-name="ce111" table:formula="of:=[$'jawaban peserta'.B55]" office:value-type="float" office:value="3" calcext:value-type="float">
            <text:p>3</text:p>
          </table:table-cell>
          <table:table-cell table:style-name="ce18"/>
          <table:table-cell table:style-name="ce68" office:value-type="float" office:value="74" calcext:value-type="float">
            <text:p>74</text:p>
          </table:table-cell>
          <table:table-cell table:style-name="ce112" table:formula="of:=[$'jawaban peserta'.B75]"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4" calcext:value-type="float">
            <text:p>4</text:p>
          </table:table-cell>
          <table:table-cell table:style-name="ce18"/>
          <table:table-cell table:style-name="ce65" office:value-type="float" office:value="35" calcext:value-type="float">
            <text:p>35</text:p>
          </table:table-cell>
          <table:table-cell table:style-name="ce111" table:formula="of:=[$'jawaban peserta'.B36]" office:value-type="float" office:value="2" calcext:value-type="float">
            <text:p>2</text:p>
          </table:table-cell>
          <table:table-cell table:style-name="ce18"/>
          <table:table-cell table:style-name="ce65" office:value-type="float" office:value="55" calcext:value-type="float">
            <text:p>55</text:p>
          </table:table-cell>
          <table:table-cell table:style-name="ce111" table:formula="of:=[$'jawaban peserta'.B56]" office:value-type="float" office:value="4" calcext:value-type="float">
            <text:p>4</text:p>
          </table:table-cell>
          <table:table-cell table:style-name="ce18"/>
          <table:table-cell table:style-name="ce68" office:value-type="float" office:value="75" calcext:value-type="float">
            <text:p>75</text:p>
          </table:table-cell>
          <table:table-cell table:style-name="ce112" table:formula="of:=[$'jawaban peserta'.B76]"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111" table:formula="of:=[$'jawaban peserta'.B37]" office:value-type="float" office:value="4" calcext:value-type="float">
            <text:p>4</text:p>
          </table:table-cell>
          <table:table-cell table:style-name="ce18"/>
          <table:table-cell table:style-name="ce65" office:value-type="float" office:value="56" calcext:value-type="float">
            <text:p>56</text:p>
          </table:table-cell>
          <table:table-cell table:style-name="ce111" table:formula="of:=[$'jawaban peserta'.B57]" office:value-type="float" office:value="3" calcext:value-type="float">
            <text:p>3</text:p>
          </table:table-cell>
          <table:table-cell table:style-name="ce18"/>
          <table:table-cell table:style-name="ce68" office:value-type="float" office:value="76" calcext:value-type="float">
            <text:p>76</text:p>
          </table:table-cell>
          <table:table-cell table:style-name="ce112" table:formula="of:=[$'jawaban peserta'.B77]"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3" calcext:value-type="float">
            <text:p>3</text:p>
          </table:table-cell>
          <table:table-cell table:style-name="ce18"/>
          <table:table-cell table:style-name="ce65" office:value-type="float" office:value="37" calcext:value-type="float">
            <text:p>37</text:p>
          </table:table-cell>
          <table:table-cell table:style-name="ce111" table:formula="of:=[$'jawaban peserta'.B38]" office:value-type="float" office:value="4" calcext:value-type="float">
            <text:p>4</text:p>
          </table:table-cell>
          <table:table-cell table:style-name="ce18"/>
          <table:table-cell table:style-name="ce65" office:value-type="float" office:value="57" calcext:value-type="float">
            <text:p>57</text:p>
          </table:table-cell>
          <table:table-cell table:style-name="ce111" table:formula="of:=[$'jawaban peserta'.B58]" office:value-type="float" office:value="2" calcext:value-type="float">
            <text:p>2</text:p>
          </table:table-cell>
          <table:table-cell table:style-name="ce18"/>
          <table:table-cell table:style-name="ce68" office:value-type="float" office:value="77" calcext:value-type="float">
            <text:p>77</text:p>
          </table:table-cell>
          <table:table-cell table:style-name="ce112" table:formula="of:=[$'jawaban peserta'.B78]"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111" table:formula="of:=[$'jawaban peserta'.B39]" office:value-type="float" office:value="4" calcext:value-type="float">
            <text:p>4</text:p>
          </table:table-cell>
          <table:table-cell table:style-name="ce18"/>
          <table:table-cell table:style-name="ce65" office:value-type="float" office:value="58" calcext:value-type="float">
            <text:p>58</text:p>
          </table:table-cell>
          <table:table-cell table:style-name="ce111" table:formula="of:=[$'jawaban peserta'.B59]" office:value-type="float" office:value="3" calcext:value-type="float">
            <text:p>3</text:p>
          </table:table-cell>
          <table:table-cell table:style-name="ce18"/>
          <table:table-cell table:style-name="ce68" office:value-type="float" office:value="78" calcext:value-type="float">
            <text:p>78</text:p>
          </table:table-cell>
          <table:table-cell table:style-name="ce112" table:formula="of:=[$'jawaban peserta'.B79]"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3" calcext:value-type="float">
            <text:p>3</text:p>
          </table:table-cell>
          <table:table-cell table:style-name="ce18"/>
          <table:table-cell table:style-name="ce65" office:value-type="float" office:value="39" calcext:value-type="float">
            <text:p>39</text:p>
          </table:table-cell>
          <table:table-cell table:style-name="ce111" table:formula="of:=[$'jawaban peserta'.B40]" office:value-type="float" office:value="3" calcext:value-type="float">
            <text:p>3</text:p>
          </table:table-cell>
          <table:table-cell table:style-name="ce18"/>
          <table:table-cell table:style-name="ce65" office:value-type="float" office:value="59" calcext:value-type="float">
            <text:p>59</text:p>
          </table:table-cell>
          <table:table-cell table:style-name="ce11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112" table:formula="of:=[$'jawaban peserta'.B80]"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2" calcext:value-type="float">
            <text:p>2</text:p>
          </table:table-cell>
          <table:table-cell table:style-name="ce18"/>
          <table:table-cell table:style-name="ce65" office:value-type="float" office:value="40" calcext:value-type="float">
            <text:p>40</text:p>
          </table:table-cell>
          <table:table-cell table:style-name="ce111" table:formula="of:=[$'jawaban peserta'.B41]" office:value-type="float" office:value="3" calcext:value-type="float">
            <text:p>3</text:p>
          </table:table-cell>
          <table:table-cell table:style-name="ce18"/>
          <table:table-cell table:style-name="ce65" office:value-type="float" office:value="60" calcext:value-type="float">
            <text:p>60</text:p>
          </table:table-cell>
          <table:table-cell table:style-name="ce111" table:formula="of:=[$'jawaban peserta'.B61]" office:value-type="float" office:value="1" calcext:value-type="float">
            <text:p>1</text:p>
          </table:table-cell>
          <table:table-cell table:style-name="ce18"/>
          <table:table-cell table:style-name="ce68" office:value-type="float" office:value="80" calcext:value-type="float">
            <text:p>80</text:p>
          </table:table-cell>
          <table:table-cell table:style-name="ce112" table:formula="of:=[$'jawaban peserta'.B81]"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table:table-column table:style-name="co47" table:default-cell-style-name="Default"/>
        <table:table-column table:style-name="co7" table:number-columns-repeated="3" table:default-cell-style-name="Default"/>
        <table:table-column table:style-name="co48" table:default-cell-style-name="ce62"/>
        <table:table-column table:style-name="co7" table:default-cell-style-name="ce62"/>
        <table:table-column table:style-name="co49" table:default-cell-style-name="ce109"/>
        <table:table-column table:style-name="co7" table:default-cell-style-name="Default"/>
        <table:table-column table:style-name="co50" table:default-cell-style-name="Default"/>
        <table:table-column table:style-name="co51" table:default-cell-style-name="ce161"/>
        <table:table-column table:style-name="co52" table:default-cell-style-name="ce161"/>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1">
          <table:table-cell table:number-columns-repeated="4"/>
          <table:table-cell table:style-name="ce79"/>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2">
          <table:table-cell table:style-name="ce129"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7" table:formula="of:=IF([$'jawaban peserta'.$B$102]=100;[$'olah data'.$R3];IF([$'jawaban peserta'.$B$102]=60;[$'olah data'.R110];&quot;&quot;))" office:value-type="float" office:value="3.33333333333333" calcext:value-type="float">
            <text:p>3.33</text:p>
          </table:table-cell>
          <table:table-cell table:style-name="ce160" table:formula="of:=IF([.$N$1]=0;&quot;Data Kosong&quot;;IF([.E2]&gt;[.H2];[.S2];[.T2]))" office:value-type="string" office:string-value="Tinggi " calcext:value-type="string">
            <text:p>Tinggi </text:p>
          </table:table-cell>
          <table:table-cell table:style-name="ce38" table:formula="of:=IF([.$N$1]=0;&quot;Data kandidat belum lengkap&quot;;IF([.E2]&gt;[.H2];[.J2];[.K2]))"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62" table:formula="of:=IF([.$N$1]=&quot;P&quot;;[.O2];[.P2])" office:value-type="float" office:value="3.31" calcext:value-type="float">
            <text:p>3.31</text:p>
          </table:table-cell>
          <table:table-cell table:style-name="ce62"/>
          <table:table-cell table:style-name="ce162" office:value-type="string" calcext:value-type="string">
            <text:p>Kecenderungan untuk tulus dalam hubungan interpersonal, <text:s/>orang dengan skor tinggi tidak mau memanipulasi orang lain.</text:p>
          </table:table-cell>
          <table:table-cell table:style-name="ce162"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Tulus dalam bekerja&#10;- Enggan mencurangi orang lain demi kepentiangan pribadi&#10;- Kooperatif&#10;" calcext:value-type="string">
            <text:p>- Tulus dalam bekerja</text:p>
            <text:p>- Enggan mencurangi orang lain demi kepentiangan pribadi</text:p>
            <text:p>- Kooperatif</text:p>
            <text:p/>
          </table:table-cell>
          <table:table-cell table:style-name="ce170" office:value-type="string" calcext:value-type="string">
            <text:p>- Tulus dalam bekerja</text:p>
            <text:p>- Enggan mencurangi orang lain demi kepentiangan pribadi</text:p>
            <text:p>- Kooperatif</text:p>
            <text:p/>
          </table:table-cell>
          <table:table-cell table:style-name="ce170"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3">
          <table:covered-table-cell table:style-name="ce129"/>
          <table:table-cell office:value-type="string" calcext:value-type="string">
            <text:p>Fairness</text:p>
          </table:table-cell>
          <table:table-cell table:number-columns-repeated="2"/>
          <table:table-cell table:style-name="ce157" table:formula="of:=IF([$'jawaban peserta'.$B$102]=100;[$'olah data'.$R4];IF([$'jawaban peserta'.$B$102]=60;[$'olah data'.R111];&quot;&quot;))" office:value-type="float" office:value="4.66666666666667" calcext:value-type="float">
            <text:p>4.67</text:p>
          </table:table-cell>
          <table:table-cell table:style-name="ce160" table:formula="of:=IF([.$N$1]=0;&quot;Data Kosong&quot;;IF([.E3]&gt;[.H3];[.S3];[.T3]))" office:value-type="string" office:string-value="Tinggi " calcext:value-type="string">
            <text:p>Tinggi </text:p>
          </table:table-cell>
          <table:table-cell table:style-name="ce38"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62" table:formula="of:=IF([.$N$1]=&quot;P&quot;;[.O3];[.P3])" office:value-type="float" office:value="3.73" calcext:value-type="float">
            <text:p>3.73</text:p>
          </table:table-cell>
          <table:table-cell/>
          <table:table-cell table:style-name="ce162" office:value-type="string" calcext:value-type="string">
            <text:p>Kecenderungan untuk menghindari penipuan dan korupsi. <text:s/>Orang dengan skor tinggi tidak mau mengambil keuntungan dari orang lain atau masyarakat luas.</text:p>
          </table:table-cell>
          <table:table-cell table:style-name="ce162"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70" office:value-type="string" calcext:value-type="string">
            <text:p>- Enggan mengambil keuntungan dari orang lain atau masyarakat demi kepentingan pribadi</text:p>
            <text:p>- Cenderung enggan melakukan kecurangan dan melanggar peraturan</text:p>
            <text:p/>
          </table:table-cell>
          <table:table-cell table:style-name="ce170"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4">
          <table:covered-table-cell table:style-name="ce129"/>
          <table:table-cell office:value-type="string" calcext:value-type="string">
            <text:p>Greed Avoidance</text:p>
          </table:table-cell>
          <table:table-cell table:number-columns-repeated="2"/>
          <table:table-cell table:style-name="ce157" table:formula="of:=IF([$'jawaban peserta'.$B$102]=100;[$'olah data'.$R5];IF([$'jawaban peserta'.$B$102]=60;[$'olah data'.R112];&quot;&quot;))" office:value-type="float" office:value="3" calcext:value-type="float">
            <text:p>3.00</text:p>
          </table:table-cell>
          <table:table-cell table:style-name="ce160" table:formula="of:=IF([.$N$1]=0;&quot;Data Kosong&quot;;IF([.E4]&gt;[.H4];[.S4];[.T4]))" office:value-type="string" office:string-value="Rendah" calcext:value-type="string">
            <text:p>Rendah</text:p>
          </table:table-cell>
          <table:table-cell table:style-name="ce38"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62" table:formula="of:=IF([.$N$1]=&quot;P&quot;;[.O4];[.P4])" office:value-type="float" office:value="3.11" calcext:value-type="float">
            <text:p>3.11</text:p>
          </table:table-cell>
          <table:table-cell/>
          <table:table-cell table:style-name="ce162"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62"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70" office:value-type="string" calcext:value-type="string">
            <text:p>- Tidak mudah tergoda terhadap kekuasaan dan kekayaan (korupsi)</text:p>
            <text:p>- Suka terlihat menonjol di lingkungan sosial</text:p>
          </table:table-cell>
          <table:table-cell table:style-name="ce170"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6">
          <table:covered-table-cell table:style-name="ce129"/>
          <table:table-cell office:value-type="string" calcext:value-type="string">
            <text:p>Modesty</text:p>
          </table:table-cell>
          <table:table-cell table:number-columns-repeated="2"/>
          <table:table-cell table:style-name="ce157" table:formula="of:=IF([$'jawaban peserta'.$B$102]=100;[$'olah data'.$R6];IF([$'jawaban peserta'.$B$102]=60;[$'olah data'.R113];&quot;&quot;))" office:value-type="float" office:value="3.5" calcext:value-type="float">
            <text:p>3.50</text:p>
          </table:table-cell>
          <table:table-cell table:style-name="ce160" table:formula="of:=IF([.$N$1]=0;&quot;Data Kosong&quot;;IF([.E5]&gt;[.H5];[.S5];[.T5]))" office:value-type="string" office:string-value="Rendah" calcext:value-type="string">
            <text:p>Rendah</text:p>
          </table:table-cell>
          <table:table-cell table:style-name="ce38" table:formula="of:=IF([.$N$1]=0;&quot;Data kandidat belum lengkap&quot;;IF([.E5]&gt;[.H5];[.J5];[.K5]))"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62" table:formula="of:=IF([.$N$1]=&quot;P&quot;;[.O5];[.P5])" office:value-type="float" office:value="3.63" calcext:value-type="float">
            <text:p>3.63</text:p>
          </table:table-cell>
          <table:table-cell table:style-name="ce62"/>
          <table:table-cell table:style-name="ce162" office:value-type="string" calcext:value-type="string">
            <text:p>Kecenderungan untuk sederhana dan tidak menonjolkan diri. Orang dengan skor tinggi memandang diri mereka sebagai orang biasa yang tidak menuntut perlakuan khusus.</text:p>
          </table:table-cell>
          <table:table-cell table:style-name="ce162"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70" office:value-type="string" calcext:value-type="string">
            <text:p>- Memandang diri sebagai orang biasa</text:p>
            <text:p>- Tidak mengharapkan perlakuan khusus di lingkungan sosial</text:p>
          </table:table-cell>
          <table:table-cell table:style-name="ce170"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57" table:formula="of:=IF([$'jawaban peserta'.$B$102]=100;[$'olah data'.$R7];IF([$'jawaban peserta'.$B$102]=60;[$'olah data'.R114];&quot;&quot;))" office:value-type="float" office:value="3.625" calcext:value-type="float">
            <text:p>3.63</text:p>
          </table:table-cell>
          <table:table-cell table:style-name="ce160" table:formula="of:=IF([.$N$1]=0;&quot;Data Kosong&quot;;IF([.E6]&gt;[.H6];[.S6];[.T6]))" office:value-type="string" office:string-value="Tinggi " calcext:value-type="string">
            <text:p>Tinggi </text:p>
          </table:table-cell>
          <table:table-cell table:style-name="ce38"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62" table:formula="of:=IF([.$N$1]=&quot;P&quot;;[.O6];[.P6])" office:value-type="float" office:value="3.45" calcext:value-type="float">
            <text:p>3.45</text:p>
          </table:table-cell>
          <table:table-cell/>
          <table:table-cell table:style-name="ce164" office:value-type="string" calcext:value-type="string">
            <text:p>Orang dengan skor sangat tinggi pada skala <text:span text:style-name="T2">Honesty-Humility</text:span><text:span text:style-name="T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64" office:value-type="string" calcext:value-type="string">
            <text:p>Orang dengan <text:span text:style-name="T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6]&gt;[.H6];[.V6];[.W6]))" office:value-type="string" office:string-value="Tulus dalam bekerja, sederhana (tidak ingin menonjolkan status sosial), kooperatif, enggan mencurangi orang lain demi kepentingan pribadi, tidak mudah tergoda terhadap kekuasaan dan kekayaan (korupsi), memiliki keinginan yang sangat kecil untuk melanggar peraturan."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office:value-type="string"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office:value-type="string" calcext:value-type="string">
            <text:p>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text:p>
          </table:table-cell>
          <table:table-cell table:number-columns-repeated="998"/>
        </table:table-row>
        <table:table-row table:style-name="ro13">
          <table:table-cell table:style-name="ce129"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7" table:formula="of:=IF([$'jawaban peserta'.$B$102]=100;[$'olah data'.$R8];IF([$'jawaban peserta'.$B$102]=60;[$'olah data'.R115];&quot;&quot;))" office:value-type="float" office:value="4" calcext:value-type="float">
            <text:p>4.00</text:p>
          </table:table-cell>
          <table:table-cell table:style-name="ce160" table:formula="of:=IF([.$N$1]=0;&quot;Data Kosong&quot;;IF([.E7]&gt;[.H7];[.S7];[.T7]))" office:value-type="string" office:string-value="Tinggi " calcext:value-type="string">
            <text:p>Tinggi </text:p>
          </table:table-cell>
          <table:table-cell table:style-name="ce38" table:formula="of:=IF([.$N$1]=0;&quot;Data kandidat belum lengkap&quot;;IF([.E7]&gt;[.H7];[.J7];[.K7]))"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62" table:formula="of:=IF([.$N$1]=&quot;P&quot;;[.O7];[.P7])" office:value-type="float" office:value="3.12" calcext:value-type="float">
            <text:p>3.12</text:p>
          </table:table-cell>
          <table:table-cell table:style-name="ce62"/>
          <table:table-cell table:style-name="ce162" office:value-type="string" calcext:value-type="string">
            <text:p>Kecenderungan untuk mengalami ketakutan. Orang dengan skor tinggi sangat cenderung menghindari bahaya fisik.</text:p>
          </table:table-cell>
          <table:table-cell table:style-name="ce162"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70" office:value-type="string" calcext:value-type="string">
            <text:p>- Tidak suka tantangan yang berkaitan dengan physical danger</text:p>
            <text:p>- Rapuh </text:p>
            <text:p>- Menghindari kegiatan yang memicu adrenalin</text:p>
          </table:table-cell>
          <table:table-cell table:style-name="ce170" office:value-type="string" calcext:value-type="string">
            <text:p>- Menyukai tantangan</text:p>
            <text:p>- Tangguh</text:p>
            <text:p>- Berani </text:p>
          </table:table-cell>
          <table:table-cell table:number-columns-repeated="998"/>
        </table:table-row>
        <table:table-row table:style-name="ro2">
          <table:covered-table-cell table:style-name="ce129"/>
          <table:table-cell office:value-type="string" calcext:value-type="string">
            <text:p>Anxiety</text:p>
          </table:table-cell>
          <table:table-cell table:number-columns-repeated="2"/>
          <table:table-cell table:style-name="ce157" table:formula="of:=IF([$'jawaban peserta'.$B$102]=100;[$'olah data'.$R9];IF([$'jawaban peserta'.$B$102]=60;[$'olah data'.R116];&quot;&quot;))" office:value-type="float" office:value="3.5" calcext:value-type="float">
            <text:p>3.50</text:p>
          </table:table-cell>
          <table:table-cell table:style-name="ce160" table:formula="of:=IF([.$N$1]=0;&quot;Data Kosong&quot;;IF([.E8]&gt;[.H8];[.S8];[.T8]))" office:value-type="string" office:string-value="Rendah" calcext:value-type="string">
            <text:p>Rendah</text:p>
          </table:table-cell>
          <table:table-cell table:style-name="ce38"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62" table:formula="of:=IF([.$N$1]=&quot;P&quot;;[.O8];[.P8])" office:value-type="float" office:value="3.76" calcext:value-type="float">
            <text:p>3.76</text:p>
          </table:table-cell>
          <table:table-cell/>
          <table:table-cell table:style-name="ce162" office:value-type="string" calcext:value-type="string">
            <text:p>Kecenderungan untuk khawatir dalam berbagai konteks. Orang dengan skor tinggi cenderung stress bahkan oleh masalah yang relatif kecil.</text:p>
          </table:table-cell>
          <table:table-cell table:style-name="ce162"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70" office:value-type="string" calcext:value-type="string">
            <text:p>- Mudah tertekan dalam segala permasalahan yang dihadapi baik dalam skala besar maupun kecil</text:p>
          </table:table-cell>
          <table:table-cell table:style-name="ce170" office:value-type="string" calcext:value-type="string">
            <text:p>- Tidak mudah tertekan dalam menghadapi kesulitan</text:p>
          </table:table-cell>
          <table:table-cell table:number-columns-repeated="998"/>
        </table:table-row>
        <table:table-row table:style-name="ro6">
          <table:covered-table-cell table:style-name="ce129"/>
          <table:table-cell office:value-type="string" calcext:value-type="string">
            <text:p>Dependence</text:p>
          </table:table-cell>
          <table:table-cell table:number-columns-repeated="2"/>
          <table:table-cell table:style-name="ce157" table:formula="of:=IF([$'jawaban peserta'.$B$102]=100;[$'olah data'.$R10];IF([$'jawaban peserta'.$B$102]=60;[$'olah data'.R117];&quot;&quot;))" office:value-type="float" office:value="3" calcext:value-type="float">
            <text:p>3.00</text:p>
          </table:table-cell>
          <table:table-cell table:style-name="ce160" table:formula="of:=IF([.$N$1]=0;&quot;Data Kosong&quot;;IF([.E9]&gt;[.H9];[.S9];[.T9]))" office:value-type="string" office:string-value="Rendah" calcext:value-type="string">
            <text:p>Rendah</text:p>
          </table:table-cell>
          <table:table-cell table:style-name="ce38"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62" table:formula="of:=IF([.$N$1]=&quot;P&quot;;[.O9];[.P9])" office:value-type="float" office:value="3.08" calcext:value-type="float">
            <text:p>3.08</text:p>
          </table:table-cell>
          <table:table-cell/>
          <table:table-cell table:style-name="ce162" office:value-type="string" calcext:value-type="string">
            <text:p>Kebutuhan seseorang akan dukungan emosional dari orang lain. Orang dengan skor tinggi ingin berbagi kesulitannya dengan mereka yang akan memberikan dorongan dan kenyamanan.</text:p>
          </table:table-cell>
          <table:table-cell table:style-name="ce162"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70" office:value-type="string" calcext:value-type="string">
            <text:p>- Banyak membutuhkan saran dari orang sekitar sebagai bahan pertimbangan</text:p>
            <text:p>- Membutuhkan support lingkungan dalam mengambil keputusan</text:p>
          </table:table-cell>
          <table:table-cell table:style-name="ce170" office:value-type="string" calcext:value-type="string">
            <text:p>- Merasa tidak perlu berbagi hal yang menjadi kekhawatirannya</text:p>
            <text:p>- Mampu mengambil keputusan secara mandiri </text:p>
          </table:table-cell>
          <table:table-cell table:number-columns-repeated="998"/>
        </table:table-row>
        <table:table-row table:style-name="ro15">
          <table:covered-table-cell table:style-name="ce129"/>
          <table:table-cell office:value-type="string" calcext:value-type="string">
            <text:p>Sentimentality</text:p>
          </table:table-cell>
          <table:table-cell table:number-columns-repeated="2"/>
          <table:table-cell table:style-name="ce157" table:formula="of:=IF([$'jawaban peserta'.$B$102]=100;[$'olah data'.$R11];IF([$'jawaban peserta'.$B$102]=60;[$'olah data'.R118];&quot;&quot;))" office:value-type="float" office:value="3.66666666666667" calcext:value-type="float">
            <text:p>3.67</text:p>
          </table:table-cell>
          <table:table-cell table:style-name="ce160" table:formula="of:=IF([.$N$1]=0;&quot;Data Kosong&quot;;IF([.E10]&gt;[.H10];[.S10];[.T10]))" office:value-type="string" office:string-value="Tinggi " calcext:value-type="string">
            <text:p>Tinggi </text:p>
          </table:table-cell>
          <table:table-cell table:style-name="ce38" table:formula="of:=IF([.$N$1]=0;&quot;Data kandidat belum lengkap&quot;;IF([.E10]&gt;[.H10];[.J10];[.K10]))"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62" table:formula="of:=IF([.$N$1]=&quot;P&quot;;[.O10];[.P10])" office:value-type="float" office:value="3.58" calcext:value-type="float">
            <text:p>3.58</text:p>
          </table:table-cell>
          <table:table-cell/>
          <table:table-cell table:style-name="ce162"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62"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70" office:value-type="string" calcext:value-type="string">
            <text:p>- Mudah tersentuh dan emosional</text:p>
            <text:p>- Kesulitan bila harus keluar dari zona nyaman</text:p>
            <text:p>- Peka terhadap lingkungan</text:p>
            <text:p>- Penuh empati</text:p>
            <text:p/>
          </table:table-cell>
          <table:table-cell table:style-name="ce170" office:value-type="string" calcext:value-type="string">
            <text:p>- Tidak takut atau  khawatir di lingkungan baru yang bukan merupakan zona nyaman</text:p>
            <text:p>- Kurang peka</text:p>
            <text:p>- cuek</text:p>
          </table:table-cell>
          <table:table-cell table:number-columns-repeated="998"/>
        </table:table-row>
        <table:table-row table:style-name="ro6">
          <table:table-cell/>
          <table:table-cell office:value-type="string" calcext:value-type="string">
            <text:p>EMOTIONALITY</text:p>
          </table:table-cell>
          <table:table-cell table:number-columns-repeated="2"/>
          <table:table-cell table:style-name="ce157" table:formula="of:=IF([$'jawaban peserta'.$B$102]=100;[$'olah data'.$R12];IF([$'jawaban peserta'.$B$102]=60;[$'olah data'.R119];&quot;&quot;))" office:value-type="float" office:value="3.54166666666667" calcext:value-type="float">
            <text:p>3.54</text:p>
          </table:table-cell>
          <table:table-cell table:style-name="ce160" table:formula="of:=IF([.$N$1]=0;&quot;Data Kosong&quot;;IF([.E11]&gt;[.H11];[.S11];[.T11]))" office:value-type="string" office:string-value="Tinggi " calcext:value-type="string">
            <text:p>Tinggi </text:p>
          </table:table-cell>
          <table:table-cell table:style-name="ce38" table:formula="of:=IF([.$N$1]=0;&quot;Data kandidat belum lengkap&quot;;IF([.E11]&gt;[.H11];[.J11];[.K11]))" office:value-type="string" office:string-value="Orang dengan skor sangat tinggi pada skala Emosionality takut akan bahaya fisik, mengalami kecemasan dalam menghadapi tekanan hidup, membutuhkan dukungan emosional dari orang lain, dan merasakan empati dan keterikatan sentimental dengan orang lain" calcext:value-type="string">
            <text:p>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62" table:formula="of:=IF([.$N$1]=&quot;P&quot;;[.O11];[.P11])" office:value-type="float" office:value="3.38" calcext:value-type="float">
            <text:p>3.38</text:p>
          </table:table-cell>
          <table:table-cell/>
          <table:table-cell table:style-name="ce164" office:value-type="string" calcext:value-type="string">
            <text:p>Orang dengan skor sangat tinggi pada skala <text:span text:style-name="T2">Emosionality</text:span><text:span text:style-name="T3"> takut akan bahaya fisik, mengalami kecemasan dalam menghadapi tekanan hidup, membutuhkan dukungan emosional dari orang lain, dan merasakan empati dan keterikatan sentimental dengan orang lain</text:span></text:p>
          </table:table-cell>
          <table:table-cell table:style-name="ce164" office:value-type="string" calcext:value-type="string">
            <text:p>O<text:span text:style-name="T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dimensi tinggi cenderung terlalu sensitif, peasa, mudah cemas dan rentan" calcext:value-type="string">
            <text:p>Individu dengan skor dimensi tinggi cenderung terlalu sensitif, peasa, mudah cemas dan rentan</text:p>
          </table:table-cell>
          <table:table-cell table:style-name="ce172" office:value-type="string" calcext:value-type="string">
            <text:p>Individu dengan skor dimensi tinggi cenderung terlalu sensitif, peasa, mudah cemas dan rentan</text:p>
          </table:table-cell>
          <table:table-cell table:style-name="ce172" office:value-type="string" calcext:value-type="string">
            <text:p>individu dengan skor emotionality rendah cenderung kuat, mandiri, stabil dan memiliki keyakinan terhadap kemampuan diri.</text:p>
          </table:table-cell>
          <table:table-cell table:number-columns-repeated="998"/>
        </table:table-row>
        <table:table-row table:style-name="ro15">
          <table:table-cell table:style-name="ce129"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7" table:formula="of:=IF([$'jawaban peserta'.$B$102]=100;[$'olah data'.$R13];IF([$'jawaban peserta'.$B$102]=60;[$'olah data'.R120];&quot;&quot;))" office:value-type="float" office:value="3.33333333333333" calcext:value-type="float">
            <text:p>3.33</text:p>
          </table:table-cell>
          <table:table-cell table:style-name="ce160" table:formula="of:=IF([.$N$1]=0;&quot;Data Kosong&quot;;IF([.E12]&gt;[.H12];[.S12];[.T12]))" office:value-type="string" office:string-value="Rendah" calcext:value-type="string">
            <text:p>Rendah</text:p>
          </table:table-cell>
          <table:table-cell table:style-name="ce38"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62" table:formula="of:=IF([.$N$1]=&quot;P&quot;;[.O12];[.P12])" office:value-type="float" office:value="3.51" calcext:value-type="float">
            <text:p>3.51</text:p>
          </table:table-cell>
          <table:table-cell table:style-name="ce62"/>
          <table:table-cell table:style-name="ce162"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62"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70"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70"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2">
          <table:covered-table-cell table:style-name="ce129"/>
          <table:table-cell office:value-type="string" calcext:value-type="string">
            <text:p>Social Boldness</text:p>
          </table:table-cell>
          <table:table-cell table:number-columns-repeated="2"/>
          <table:table-cell table:style-name="ce157" table:formula="of:=IF([$'jawaban peserta'.$B$102]=100;[$'olah data'.$R14];IF([$'jawaban peserta'.$B$102]=60;[$'olah data'.R121];&quot;&quot;))" office:value-type="float" office:value="3.66666666666667" calcext:value-type="float">
            <text:p>3.67</text:p>
          </table:table-cell>
          <table:table-cell table:style-name="ce160" table:formula="of:=IF([.$N$1]=0;&quot;Data Kosong&quot;;IF([.E13]&gt;[.H13];[.S13];[.T13]))" office:value-type="string" office:string-value="Tinggi " calcext:value-type="string">
            <text:p>Tinggi </text:p>
          </table:table-cell>
          <table:table-cell table:style-name="ce38" table:formula="of:=IF([.$N$1]=0;&quot;Data kandidat belum lengkap&quot;;IF([.E13]&gt;[.H13];[.J13];[.K13]))"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62" table:formula="of:=IF([.$N$1]=&quot;P&quot;;[.O13];[.P13])" office:value-type="float" office:value="2.99" calcext:value-type="float">
            <text:p>2.99</text:p>
          </table:table-cell>
          <table:table-cell/>
          <table:table-cell table:style-name="ce162" office:value-type="string" calcext:value-type="string">
            <text:p>Kenyamanan atau keyakinan seseorang dalam berbagai situasi sosial. Orang dengan skor tinggi bersedia mendekati orang asing dan berbicara dalam suatu kelompok.</text:p>
          </table:table-cell>
          <table:table-cell table:style-name="ce162"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70"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70"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3">
          <table:covered-table-cell table:style-name="ce129"/>
          <table:table-cell office:value-type="string" calcext:value-type="string">
            <text:p>Sociability</text:p>
          </table:table-cell>
          <table:table-cell table:number-columns-repeated="2"/>
          <table:table-cell table:style-name="ce157" table:formula="of:=IF([$'jawaban peserta'.$B$102]=100;[$'olah data'.$R15];IF([$'jawaban peserta'.$B$102]=60;[$'olah data'.R122];&quot;&quot;))" office:value-type="float" office:value="3" calcext:value-type="float">
            <text:p>3.00</text:p>
          </table:table-cell>
          <table:table-cell table:style-name="ce160" table:formula="of:=IF([.$N$1]=0;&quot;Data Kosong&quot;;IF([.E14]&gt;[.H14];[.S14];[.T14]))" office:value-type="string" office:string-value="Rendah" calcext:value-type="string">
            <text:p>Rendah</text:p>
          </table:table-cell>
          <table:table-cell table:style-name="ce38" table:formula="of:=IF([.$N$1]=0;&quot;Data kandidat belum lengkap&quot;;IF([.E14]&gt;[.H14];[.J14];[.K14]))"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62" table:formula="of:=IF([.$N$1]=&quot;P&quot;;[.O14];[.P14])" office:value-type="float" office:value="3.07" calcext:value-type="float">
            <text:p>3.07</text:p>
          </table:table-cell>
          <table:table-cell/>
          <table:table-cell table:style-name="ce162" office:value-type="string" calcext:value-type="string">
            <text:p>Kecenderungan menyukai percakapan, interaksi sosial, dan pesta. Orang dengan skor tinggi menyukai berbicara, berkunjung, dan merayakan bersama orang lain.</text:p>
          </table:table-cell>
          <table:table-cell table:style-name="ce162"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70" office:value-type="string" calcext:value-type="string">
            <text:p>- Menyukai dan aktif secara komunikasi</text:p>
            <text:p>- Menyukai interaksi sosial</text:p>
            <text:p>- Suka bergaul</text:p>
          </table:table-cell>
          <table:table-cell table:style-name="ce170"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3">
          <table:covered-table-cell table:style-name="ce129"/>
          <table:table-cell office:value-type="string" calcext:value-type="string">
            <text:p>Liveliness</text:p>
          </table:table-cell>
          <table:table-cell table:number-columns-repeated="2"/>
          <table:table-cell table:style-name="ce157" table:formula="of:=IF([$'jawaban peserta'.$B$102]=100;[$'olah data'.$R16];IF([$'jawaban peserta'.$B$102]=60;[$'olah data'.R123];&quot;&quot;))" office:value-type="float" office:value="2" calcext:value-type="float">
            <text:p>2.00</text:p>
          </table:table-cell>
          <table:table-cell table:style-name="ce160" table:formula="of:=IF([.$N$1]=0;&quot;Data Kosong&quot;;IF([.E15]&gt;[.H15];[.S15];[.T15]))" office:value-type="string" office:string-value="Rendah" calcext:value-type="string">
            <text:p>Rendah</text:p>
          </table:table-cell>
          <table:table-cell table:style-name="ce38" table:formula="of:=IF([.$N$1]=0;&quot;Data kandidat belum lengkap&quot;;IF([.E15]&gt;[.H15];[.J15];[.K15]))"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62" table:formula="of:=IF([.$N$1]=&quot;P&quot;;[.O15];[.P15])" office:value-type="float" office:value="3.28" calcext:value-type="float">
            <text:p>3.28</text:p>
          </table:table-cell>
          <table:table-cell/>
          <table:table-cell table:style-name="ce162" office:value-type="string" calcext:value-type="string">
            <text:p>Antusiasme dan energi khas seseorang. Orang dengan skor tinggi biasanya optimis dan bersemangat tinggi.</text:p>
          </table:table-cell>
          <table:table-cell table:style-name="ce162"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Statis&#10;- Cenderung pesimis dan pasrah&#10;- Semangat juang rendah" calcext:value-type="string">
            <text:p>- Statis</text:p>
            <text:p>- Cenderung pesimis dan pasrah</text:p>
            <text:p>- Semangat juang rendah</text:p>
          </table:table-cell>
          <table:table-cell table:style-name="ce170" office:value-type="string" calcext:value-type="string">
            <text:p>- Dinamis</text:p>
            <text:p>- Optimis</text:p>
            <text:p>- Memiliki semangat tinggi</text:p>
          </table:table-cell>
          <table:table-cell table:style-name="ce170" office:value-type="string" calcext:value-type="string">
            <text:p>- Statis</text:p>
            <text:p>- Cenderung pesimis dan pasrah</text:p>
            <text:p>- Semangat juang rendah</text:p>
          </table:table-cell>
          <table:table-cell table:number-columns-repeated="998"/>
        </table:table-row>
        <table:table-row table:style-name="ro13">
          <table:table-cell/>
          <table:table-cell office:value-type="string" calcext:value-type="string">
            <text:p>EXTRAVERSION</text:p>
          </table:table-cell>
          <table:table-cell table:number-columns-repeated="2"/>
          <table:table-cell table:style-name="ce157" table:formula="of:=IF([$'jawaban peserta'.$B$102]=100;[$'olah data'.$R17];IF([$'jawaban peserta'.$B$102]=60;[$'olah data'.R124];&quot;&quot;))" office:value-type="float" office:value="3" calcext:value-type="float">
            <text:p>3.00</text:p>
          </table:table-cell>
          <table:table-cell table:style-name="ce160" table:formula="of:=IF([.$N$1]=0;&quot;Data Kosong&quot;;IF([.E16]&gt;[.H16];[.S16];[.T16]))" office:value-type="string" office:string-value="Rendah" calcext:value-type="string">
            <text:p>Rendah</text:p>
          </table:table-cell>
          <table:table-cell table:style-name="ce38" table:formula="of:=IF([.$N$1]=0;&quot;Data kandidat belum lengkap&quot;;IF([.E16]&gt;[.H16];[.J16];[.K16]))"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62" table:formula="of:=IF([.$N$1]=&quot;P&quot;;[.O16];[.P16])" office:value-type="float" office:value="3.21" calcext:value-type="float">
            <text:p>3.21</text:p>
          </table:table-cell>
          <table:table-cell/>
          <table:table-cell table:style-name="ce164" office:value-type="string" calcext:value-type="string">
            <text:p>Orang-orang dengan skor sangat tinggi pada skala <text:span text:style-name="T2">Extraversion</text:span><text:span text:style-name="T3"> merasa positif tentang diri mereka, percaya diri ketika memimpin atau menyapa sekelompok orang, menyukai pertemuan dan interaksi sosial, antusias dan memiliki energi yang positif</text:span></text:p>
          </table:table-cell>
          <table:table-cell table:style-name="ce164" office:value-type="string" calcext:value-type="string">
            <text:p>O<text:span text:style-name="T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72" office:value-type="string" calcext:value-type="string">
            <text:p>Indivividu yang memiliki extraversion tinggi cenderung nampak penuh semangat, komunikatif, memiliki interaksi sosial yang baik, ramah dan antusias terhadap suatu hal. </text:p>
          </table:table-cell>
          <table:table-cell table:style-name="ce172" office:value-type="string" calcext:value-type="string">
            <text:p>individu dengan extraversion rendah cenderung pasif , tenang, dan memendam perasaan.</text:p>
          </table:table-cell>
          <table:table-cell table:number-columns-repeated="998"/>
        </table:table-row>
        <table:table-row table:style-name="ro13">
          <table:table-cell table:style-name="ce129"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7" table:formula="of:=IF([$'jawaban peserta'.$B$102]=100;[$'olah data'.$R18];IF([$'jawaban peserta'.$B$102]=60;[$'olah data'.R125];&quot;&quot;))" office:value-type="float" office:value="2" calcext:value-type="float">
            <text:p>2.00</text:p>
          </table:table-cell>
          <table:table-cell table:style-name="ce160" table:formula="of:=IF([.$N$1]=0;&quot;Data Kosong&quot;;IF([.E17]&gt;[.H17];[.S17];[.T17]))" office:value-type="string" office:string-value="Rendah" calcext:value-type="string">
            <text:p>Rendah</text:p>
          </table:table-cell>
          <table:table-cell table:style-name="ce38" table:formula="of:=IF([.$N$1]=0;&quot;Data kandidat belum lengkap&quot;;IF([.E17]&gt;[.H17];[.J17];[.K17]))"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62" table:formula="of:=IF([.$N$1]=&quot;P&quot;;[.O17];[.P17])" office:value-type="float" office:value="2.42" calcext:value-type="float">
            <text:p>2.42</text:p>
          </table:table-cell>
          <table:table-cell table:style-name="ce62"/>
          <table:table-cell table:style-name="ce162"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62"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70" office:value-type="string" calcext:value-type="string">
            <text:p>- Pemaaf </text:p>
            <text:p>- Mudah mempercayai orang lain meskipun telah dikecewakan</text:p>
            <text:p>- Memberikan kesempatan kepada orang lain untuk memperbaiki kesalahan</text:p>
          </table:table-cell>
          <table:table-cell table:style-name="ce170"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3">
          <table:covered-table-cell table:style-name="ce129"/>
          <table:table-cell office:value-type="string" calcext:value-type="string">
            <text:p>Gentleness</text:p>
          </table:table-cell>
          <table:table-cell table:number-columns-repeated="2"/>
          <table:table-cell table:style-name="ce157" table:formula="of:=IF([$'jawaban peserta'.$B$102]=100;[$'olah data'.$R19];IF([$'jawaban peserta'.$B$102]=60;[$'olah data'.R126];&quot;&quot;))" office:value-type="float" office:value="3" calcext:value-type="float">
            <text:p>3.00</text:p>
          </table:table-cell>
          <table:table-cell table:style-name="ce160" table:formula="of:=IF([.$N$1]=0;&quot;Data Kosong&quot;;IF([.E18]&gt;[.H18];[.S18];[.T18]))" office:value-type="string" office:string-value="Tinggi " calcext:value-type="string">
            <text:p>Tinggi </text:p>
          </table:table-cell>
          <table:table-cell table:style-name="ce38"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62" table:formula="of:=IF([.$N$1]=&quot;P&quot;;[.O18];[.P18])" office:value-type="float" office:value="2.99" calcext:value-type="float">
            <text:p>2.99</text:p>
          </table:table-cell>
          <table:table-cell/>
          <table:table-cell table:style-name="ce162" office:value-type="string" calcext:value-type="string">
            <text:p>Kecenderungan untuk menjadi lembut dan toleran dalam berurusan dengan orang lain. Orang dengan skor tinggi enggan untuk menilai orang lain dengan kasar.</text:p>
          </table:table-cell>
          <table:table-cell table:style-name="ce162"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70" office:value-type="string" calcext:value-type="string">
            <text:p>- Segan mengkritisi orang lain</text:p>
            <text:p>- Cenderung pasif</text:p>
            <text:p>- Tidak suka menghakimi orang lain</text:p>
          </table:table-cell>
          <table:table-cell table:style-name="ce170" office:value-type="string" calcext:value-type="string">
            <text:p>- Kritis </text:p>
            <text:p>- Cenderung suka mengkritik</text:p>
            <text:p>- Blak-blakan dalam menyampaikan pendapat</text:p>
          </table:table-cell>
          <table:table-cell table:number-columns-repeated="998"/>
        </table:table-row>
        <table:table-row table:style-name="ro13">
          <table:covered-table-cell table:style-name="ce129"/>
          <table:table-cell office:value-type="string" calcext:value-type="string">
            <text:p>Flexibility</text:p>
          </table:table-cell>
          <table:table-cell table:number-columns-repeated="2"/>
          <table:table-cell table:style-name="ce157" table:formula="of:=IF([$'jawaban peserta'.$B$102]=100;[$'olah data'.$R20];IF([$'jawaban peserta'.$B$102]=60;[$'olah data'.R127];&quot;&quot;))" office:value-type="float" office:value="3" calcext:value-type="float">
            <text:p>3.00</text:p>
          </table:table-cell>
          <table:table-cell table:style-name="ce160" table:formula="of:=IF([.$N$1]=0;&quot;Data Kosong&quot;;IF([.E19]&gt;[.H19];[.S19];[.T19]))" office:value-type="string" office:string-value="Tinggi " calcext:value-type="string">
            <text:p>Tinggi </text:p>
          </table:table-cell>
          <table:table-cell table:style-name="ce38"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62" table:formula="of:=IF([.$N$1]=&quot;P&quot;;[.O19];[.P19])" office:value-type="float" office:value="2.75" calcext:value-type="float">
            <text:p>2.75</text:p>
          </table:table-cell>
          <table:table-cell/>
          <table:table-cell table:style-name="ce162"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62"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70" office:value-type="string" calcext:value-type="string">
            <text:p>- Mencari rasionalisasi untuk menerima pendapat orang lain meskipun terkadang pendapat tersebut kurang masuk akal</text:p>
            <text:p>- Menghindari perdebatan</text:p>
            <text:p/>
          </table:table-cell>
          <table:table-cell table:style-name="ce170" office:value-type="string" calcext:value-type="string">
            <text:p>- Keras kepala</text:p>
            <text:p>- Suka berdebat</text:p>
          </table:table-cell>
          <table:table-cell table:number-columns-repeated="998"/>
        </table:table-row>
        <table:table-row table:style-name="ro13">
          <table:covered-table-cell table:style-name="ce129"/>
          <table:table-cell office:value-type="string" calcext:value-type="string">
            <text:p>Patience</text:p>
          </table:table-cell>
          <table:table-cell table:number-columns-repeated="2"/>
          <table:table-cell table:style-name="ce157" table:formula="of:=IF([$'jawaban peserta'.$B$102]=100;[$'olah data'.$R21];IF([$'jawaban peserta'.$B$102]=60;[$'olah data'.R128];&quot;&quot;))" office:value-type="float" office:value="4" calcext:value-type="float">
            <text:p>4.00</text:p>
          </table:table-cell>
          <table:table-cell table:style-name="ce160" table:formula="of:=IF([.$N$1]=0;&quot;Data Kosong&quot;;IF([.E20]&gt;[.H20];[.S20];[.T20]))" office:value-type="string" office:string-value="Tinggi " calcext:value-type="string">
            <text:p>Tinggi </text:p>
          </table:table-cell>
          <table:table-cell table:style-name="ce38" table:formula="of:=IF([.$N$1]=0;&quot;Data kandidat belum lengkap&quot;;IF([.E20]&gt;[.H20];[.J20];[.K20]))"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62" table:formula="of:=IF([.$N$1]=&quot;P&quot;;[.O20];[.P20])" office:value-type="float" office:value="2.97" calcext:value-type="float">
            <text:p>2.97</text:p>
          </table:table-cell>
          <table:table-cell/>
          <table:table-cell table:style-name="ce162" office:value-type="string" calcext:value-type="string">
            <text:p>Kecenderungan untuk tetap tenang dan tidak marah. Orang dengan skor tinggi memiliki ambang batas yang tinggi untuk merasakan atau mengekspresikan kemarahan.</text:p>
          </table:table-cell>
          <table:table-cell table:style-name="ce162"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70" office:value-type="string" calcext:value-type="string">
            <text:p>- Tenang tidak mudah marah atau terprovokasi</text:p>
            <text:p>- Pandai mengendalikan emosi</text:p>
            <text:p>- Memendam perasaan</text:p>
          </table:table-cell>
          <table:table-cell table:style-name="ce170"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3">
          <table:table-cell/>
          <table:table-cell office:value-type="string" calcext:value-type="string">
            <text:p>AGREEABLENESS</text:p>
          </table:table-cell>
          <table:table-cell table:number-columns-repeated="2"/>
          <table:table-cell table:style-name="ce157" table:formula="of:=IF([$'jawaban peserta'.$B$102]=100;[$'olah data'.$R22];IF([$'jawaban peserta'.$B$102]=60;[$'olah data'.R129];&quot;&quot;))" office:value-type="float" office:value="3" calcext:value-type="float">
            <text:p>3.00</text:p>
          </table:table-cell>
          <table:table-cell table:style-name="ce160" table:formula="of:=IF([.$N$1]=0;&quot;Data Kosong&quot;;IF([.E21]&gt;[.H21];[.S21];[.T21]))" office:value-type="string" office:string-value="Tinggi " calcext:value-type="string">
            <text:p>Tinggi </text:p>
          </table:table-cell>
          <table:table-cell table:style-name="ce38"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62" table:formula="of:=IF([.$N$1]=&quot;P&quot;;[.O21];[.P21])" office:value-type="float" office:value="2.78" calcext:value-type="float">
            <text:p>2.78</text:p>
          </table:table-cell>
          <table:table-cell/>
          <table:table-cell table:style-name="ce164" office:value-type="string" calcext:value-type="string">
            <text:p>Orang dengan skor yang sangat tinggi pada skala <text:span text:style-name="T2">Agreeableness </text:span><text:span text:style-name="T3">memaafkan kesalahan yang mereka derita, toleran dalam menilai orang lain, mau berkompromi dan bekerja sama dengan orang lain, dan dapat mengendalikan emosi mereka dengan mudah</text:span></text:p>
          </table:table-cell>
          <table:table-cell table:style-name="ce164" office:value-type="string" calcext:value-type="string">
            <text:p>O<text:span text:style-name="T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72" office:value-type="string" calcext:value-type="string">
            <text:p>Individu dengan skor agreebleness tinggi cenderung berkepribadian menyenangkan dan mampu menjalin hubungan sosial yang harmonis</text:p>
          </table:table-cell>
          <table:table-cell table:style-name="ce172" office:value-type="string" calcext:value-type="string">
            <text:p>individu dengan skor agreebleness rendah rentan mengalami penolakan sosial dan rentan terhadap konflik.</text:p>
          </table:table-cell>
          <table:table-cell table:number-columns-repeated="998"/>
        </table:table-row>
        <table:table-row table:style-name="ro6">
          <table:table-cell table:style-name="ce129"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7" table:formula="of:=IF([$'jawaban peserta'.$B$102]=100;[$'olah data'.$R23];IF([$'jawaban peserta'.$B$102]=60;[$'olah data'.R130];&quot;&quot;))" office:value-type="float" office:value="3" calcext:value-type="float">
            <text:p>3.00</text:p>
          </table:table-cell>
          <table:table-cell table:style-name="ce160" table:formula="of:=IF([.$N$1]=0;&quot;Data Kosong&quot;;IF([.E22]&gt;[.H22];[.S22];[.T22]))" office:value-type="string" office:string-value="Rendah" calcext:value-type="string">
            <text:p>Rendah</text:p>
          </table:table-cell>
          <table:table-cell table:style-name="ce38"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62" table:formula="of:=IF([.$N$1]=&quot;P&quot;;[.O22];[.P22])" office:value-type="float" office:value="3.45" calcext:value-type="float">
            <text:p>3.45</text:p>
          </table:table-cell>
          <table:table-cell table:style-name="ce62"/>
          <table:table-cell table:style-name="ce162"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62"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70" office:value-type="string" calcext:value-type="string">
            <text:p>- Bekerja secara hati-hati</text:p>
            <text:p>- Terstruktur dan terencana dalam bekerja</text:p>
          </table:table-cell>
          <table:table-cell table:style-name="ce170" office:value-type="string" calcext:value-type="string">
            <text:p>- Ceroboh </text:p>
            <text:p>- Terburu-buru dalam bekerja</text:p>
          </table:table-cell>
          <table:table-cell table:number-columns-repeated="998"/>
        </table:table-row>
        <table:table-row table:style-name="ro13">
          <table:covered-table-cell table:style-name="ce129"/>
          <table:table-cell office:value-type="string" calcext:value-type="string">
            <text:p>Diligence</text:p>
          </table:table-cell>
          <table:table-cell table:number-columns-repeated="2"/>
          <table:table-cell table:style-name="ce157" table:formula="of:=IF([$'jawaban peserta'.$B$102]=100;[$'olah data'.$R24];IF([$'jawaban peserta'.$B$102]=60;[$'olah data'.R131];&quot;&quot;))" office:value-type="float" office:value="4" calcext:value-type="float">
            <text:p>4.00</text:p>
          </table:table-cell>
          <table:table-cell table:style-name="ce160" table:formula="of:=IF([.$N$1]=0;&quot;Data Kosong&quot;;IF([.E23]&gt;[.H23];[.S23];[.T23]))" office:value-type="string" office:string-value="Tinggi " calcext:value-type="string">
            <text:p>Tinggi </text:p>
          </table:table-cell>
          <table:table-cell table:style-name="ce38" table:formula="of:=IF([.$N$1]=0;&quot;Data kandidat belum lengkap&quot;;IF([.E23]&gt;[.H23];[.J23];[.K23]))" office:value-type="string" office:string-value="Kecenderungan untuk bekerja keras. Orang dengan skor tinggi memiliki “etos kerja” yang kuat dan bersedia memaksakan diri." calcext:value-type="string">
            <text:p>Kecenderungan untuk bekerja keras. Orang dengan skor tinggi memiliki “etos kerja” yang kuat dan bersedia memaksakan diri.</text:p>
          </table:table-cell>
          <table:table-cell table:style-name="ce62" table:formula="of:=IF([.$N$1]=&quot;P&quot;;[.O23];[.P23])" office:value-type="float" office:value="3.81" calcext:value-type="float">
            <text:p>3.81</text:p>
          </table:table-cell>
          <table:table-cell/>
          <table:table-cell table:style-name="ce162" office:value-type="string" calcext:value-type="string">
            <text:p>Kecenderungan untuk bekerja keras. Orang dengan skor tinggi memiliki “etos kerja” yang kuat dan bersedia memaksakan diri.</text:p>
          </table:table-cell>
          <table:table-cell table:style-name="ce162"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Memiliki disiplin tinggi&#10;- Motivasi berprestasi tinggi&#10;- Mampu memacu diri sendiri dalam mencapai target" calcext:value-type="string">
            <text:p>- Memiliki disiplin tinggi</text:p>
            <text:p>- Motivasi berprestasi tinggi</text:p>
            <text:p>- Mampu memacu diri sendiri dalam mencapai target</text:p>
          </table:table-cell>
          <table:table-cell table:style-name="ce170" office:value-type="string" calcext:value-type="string">
            <text:p>- Memiliki disiplin tinggi</text:p>
            <text:p>- Motivasi berprestasi tinggi</text:p>
            <text:p>- Mampu memacu diri sendiri dalam mencapai target</text:p>
          </table:table-cell>
          <table:table-cell table:style-name="ce170" office:value-type="string" calcext:value-type="string">
            <text:p>- Kurang disiplin</text:p>
            <text:p>- Motivasi berprestasi rendah</text:p>
            <text:p>- Kesulitan bekerja dengan target</text:p>
          </table:table-cell>
          <table:table-cell table:number-columns-repeated="998"/>
        </table:table-row>
        <table:table-row table:style-name="ro13">
          <table:covered-table-cell table:style-name="ce129"/>
          <table:table-cell office:value-type="string" calcext:value-type="string">
            <text:p>Perfectionism</text:p>
          </table:table-cell>
          <table:table-cell table:number-columns-repeated="2"/>
          <table:table-cell table:style-name="ce157" table:formula="of:=IF([$'jawaban peserta'.$B$102]=100;[$'olah data'.$R25];IF([$'jawaban peserta'.$B$102]=60;[$'olah data'.R132];&quot;&quot;))" office:value-type="float" office:value="4" calcext:value-type="float">
            <text:p>4.00</text:p>
          </table:table-cell>
          <table:table-cell table:style-name="ce160" table:formula="of:=IF([.$N$1]=0;&quot;Data Kosong&quot;;IF([.E24]&gt;[.H24];[.S24];[.T24]))" office:value-type="string" office:string-value="Tinggi " calcext:value-type="string">
            <text:p>Tinggi </text:p>
          </table:table-cell>
          <table:table-cell table:style-name="ce38"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62" table:formula="of:=IF([.$N$1]=&quot;P&quot;;[.O24];[.P24])" office:value-type="float" office:value="3.59" calcext:value-type="float">
            <text:p>3.59</text:p>
          </table:table-cell>
          <table:table-cell/>
          <table:table-cell table:style-name="ce162" office:value-type="string" calcext:value-type="string">
            <text:p>Kecenderungan teliti dan peduli pada detail. Orang dengan skor tinggi memeriksa kesalahan dan peningkatan potensial dengan cermat.</text:p>
          </table:table-cell>
          <table:table-cell table:style-name="ce162"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70" office:value-type="string" calcext:value-type="string">
            <text:p>- Bekerja dengan memperhatikan kualitas</text:p>
            <text:p>- Mampu bekerja secara detail</text:p>
            <text:p>- Berhati-hati untuk meminimalisir kesalahan</text:p>
          </table:table-cell>
          <table:table-cell table:style-name="ce170"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6">
          <table:covered-table-cell table:style-name="ce129"/>
          <table:table-cell office:value-type="string" calcext:value-type="string">
            <text:p>Prudence</text:p>
          </table:table-cell>
          <table:table-cell table:number-columns-repeated="2"/>
          <table:table-cell table:style-name="ce157" table:formula="of:=IF([$'jawaban peserta'.$B$102]=100;[$'olah data'.$R26];IF([$'jawaban peserta'.$B$102]=60;[$'olah data'.R133];&quot;&quot;))" office:value-type="float" office:value="3.66666666666667" calcext:value-type="float">
            <text:p>3.67</text:p>
          </table:table-cell>
          <table:table-cell table:style-name="ce160" table:formula="of:=IF([.$N$1]=0;&quot;Data Kosong&quot;;IF([.E25]&gt;[.H25];[.S25];[.T25]))" office:value-type="string" office:string-value="Tinggi " calcext:value-type="string">
            <text:p>Tinggi </text:p>
          </table:table-cell>
          <table:table-cell table:style-name="ce38" table:formula="of:=IF([.$N$1]=0;&quot;Data kandidat belum lengkap&quot;;IF([.E25]&gt;[.H25];[.J25];[.K25]))"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62" table:formula="of:=IF([.$N$1]=&quot;P&quot;;[.O25];[.P25])" office:value-type="float" office:value="3.36" calcext:value-type="float">
            <text:p>3.36</text:p>
          </table:table-cell>
          <table:table-cell/>
          <table:table-cell table:style-name="ce162" office:value-type="string" calcext:value-type="string">
            <text:p>Kecenderungan berhati-hati dan menghambat dorongan. Orang dengan nilai tinggi mempertimbangkan pilihan mereka secara cermat dan cenderung berhati-hati dan bisa mengendalikan diri.</text:p>
          </table:table-cell>
          <table:table-cell table:style-name="ce162"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70" office:value-type="string" calcext:value-type="string">
            <text:p>- Penuh pertimbangan dalam mengambil keputusan berdasarkan konsekuensi</text:p>
            <text:p>- Memiliki kontrol diri penuh ketika menghadapi masalah</text:p>
          </table:table-cell>
          <table:table-cell table:style-name="ce170"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5">
          <table:table-cell/>
          <table:table-cell office:value-type="string" calcext:value-type="string">
            <text:p>CONSCIENTIOUSENESS</text:p>
          </table:table-cell>
          <table:table-cell table:number-columns-repeated="2"/>
          <table:table-cell table:style-name="ce157" table:formula="of:=IF([$'jawaban peserta'.$B$102]=100;[$'olah data'.$R27];IF([$'jawaban peserta'.$B$102]=60;[$'olah data'.R134];&quot;&quot;))" office:value-type="float" office:value="3.66666666666667" calcext:value-type="float">
            <text:p>3.67</text:p>
          </table:table-cell>
          <table:table-cell table:style-name="ce160" table:formula="of:=IF([.$N$1]=0;&quot;Data Kosong&quot;;IF([.E26]&gt;[.H26];[.S26];[.T26]))" office:value-type="string" office:string-value="Tinggi " calcext:value-type="string">
            <text:p>Tinggi </text:p>
          </table:table-cell>
          <table:table-cell table:style-name="ce38" table:formula="of:=IF([.$N$1]=0;&quot;Data kandidat belum lengkap&quot;;IF([.E26]&gt;[.H26];[.J26];[.K26]))"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62" table:formula="of:=IF([.$N$1]=&quot;P&quot;;[.O26];[.P26])" office:value-type="float" office:value="3.55" calcext:value-type="float">
            <text:p>3.55</text:p>
          </table:table-cell>
          <table:table-cell/>
          <table:table-cell table:style-name="ce164" office:value-type="string" calcext:value-type="string">
            <text:p>Orang dengan skor sangat tinggi pada skala <text:span text:style-name="T2">Conscientiousness</text:span><text:span text:style-name="T3"> mengatur waktu dan lingkungan fisik mereka, bekerja dengan cara disiplin menuju tujuan mereka, berusaha untuk akurasi dan kesempurnaan dalam tugas-tugas mereka, dan sangat tenang dan hati-hati ketika membuat keputusan</text:span></text:p>
          </table:table-cell>
          <table:table-cell table:style-name="ce164" office:value-type="string" calcext:value-type="string">
            <text:p>Or<text:span text:style-name="T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26]&gt;[.H26];[.V26];[.W26]))"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72"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48" office:value-type="string" calcext:value-type="string">
            <text:p><text:span text:style-name="T8">Tidak suka bekerja dengan target, s</text:span><text:span text:style-name="T9">antai, tidak perduli dengan timeline dan schedule, m</text:span><text:span text:style-name="T8">enghindari pekerjaan sulit dan menantang, m</text:span><text:span text:style-name="T9">udah puas dengan hasil pekerjaan meskipun memiliki banyak kesalahan, m</text:span><text:span text:style-name="T8">engambil keputusan dengan tergesa-gesa dan minim pertimbangan</text:span></text:p>
          </table:table-cell>
          <table:table-cell table:number-columns-repeated="998"/>
        </table:table-row>
        <table:table-row table:style-name="ro2">
          <table:table-cell table:style-name="ce129"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7" table:formula="of:=IF([$'jawaban peserta'.$B$102]=100;[$'olah data'.$R28];IF([$'jawaban peserta'.$B$102]=60;[$'olah data'.R135];&quot;&quot;))" office:value-type="float" office:value="3.5" calcext:value-type="float">
            <text:p>3.50</text:p>
          </table:table-cell>
          <table:table-cell table:style-name="ce160" table:formula="of:=IF([.$N$1]=0;&quot;Data Kosong&quot;;IF([.E27]&gt;[.H27];[.S27];[.T27]))" office:value-type="string" office:string-value="Rendah" calcext:value-type="string">
            <text:p>Rendah</text:p>
          </table:table-cell>
          <table:table-cell table:style-name="ce38"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62" table:formula="of:=IF([.$N$1]=&quot;P&quot;;[.O27];[.P27])" office:value-type="float" office:value="3.64" calcext:value-type="float">
            <text:p>3.64</text:p>
          </table:table-cell>
          <table:table-cell table:style-name="ce62"/>
          <table:table-cell table:style-name="ce162" office:value-type="string" calcext:value-type="string">
            <text:p>Kesukaan seseorang akan keindahan dalam seni dan alam. Orang dengan skor tinggi memiliki apresiasi yang kuat terhadap berbagai bentuk seni dan keajaiban alam.</text:p>
          </table:table-cell>
          <table:table-cell table:style-name="ce162"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70" office:value-type="string" calcext:value-type="string">
            <text:p>- Memiliki apresiasi tinggi terhadap alam dan keindahan seni</text:p>
          </table:table-cell>
          <table:table-cell table:style-name="ce170" office:value-type="string" calcext:value-type="string">
            <text:p>- Kurang apresiasi terhadap alam dan seni</text:p>
          </table:table-cell>
          <table:table-cell table:number-columns-repeated="998"/>
        </table:table-row>
        <table:table-row table:style-name="ro6">
          <table:covered-table-cell table:style-name="ce129"/>
          <table:table-cell office:value-type="string" calcext:value-type="string">
            <text:p>Inquitiveness</text:p>
          </table:table-cell>
          <table:table-cell table:number-columns-repeated="2"/>
          <table:table-cell table:style-name="ce157" table:formula="of:=IF([$'jawaban peserta'.$B$102]=100;[$'olah data'.$R29];IF([$'jawaban peserta'.$B$102]=60;[$'olah data'.R136];&quot;&quot;))" office:value-type="float" office:value="3.5" calcext:value-type="float">
            <text:p>3.50</text:p>
          </table:table-cell>
          <table:table-cell table:style-name="ce160" table:formula="of:=IF([.$N$1]=0;&quot;Data Kosong&quot;;IF([.E28]&gt;[.H28];[.S28];[.T28]))" office:value-type="string" office:string-value="Rendah" calcext:value-type="string">
            <text:p>Rendah</text:p>
          </table:table-cell>
          <table:table-cell table:style-name="ce38"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62" table:formula="of:=IF([.$N$1]=&quot;P&quot;;[.O28];[.P28])" office:value-type="float" office:value="3.64" calcext:value-type="float">
            <text:p>3.64</text:p>
          </table:table-cell>
          <table:table-cell/>
          <table:table-cell table:style-name="ce162" office:value-type="string" calcext:value-type="string">
            <text:p>Kecenderungan mencari informasi dan pengalaman dengan alam dan dunia manusia. Orang dengan skor tinggi membaca secara luas dan tertarik pada sebuah petualangan.</text:p>
          </table:table-cell>
          <table:table-cell table:style-name="ce162"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70" office:value-type="string" calcext:value-type="string">
            <text:p>- Memiliki ketertarikan akan banyak hal</text:p>
            <text:p>- Menyukai travelling</text:p>
          </table:table-cell>
          <table:table-cell table:style-name="ce170"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3">
          <table:covered-table-cell table:style-name="ce129"/>
          <table:table-cell office:value-type="string" calcext:value-type="string">
            <text:p>Creativity</text:p>
          </table:table-cell>
          <table:table-cell table:number-columns-repeated="2"/>
          <table:table-cell table:style-name="ce157" table:formula="of:=IF([$'jawaban peserta'.$B$102]=100;[$'olah data'.$R30];IF([$'jawaban peserta'.$B$102]=60;[$'olah data'.R137];&quot;&quot;))" office:value-type="float" office:value="2.33333333333333" calcext:value-type="float">
            <text:p>2.33</text:p>
          </table:table-cell>
          <table:table-cell table:style-name="ce160" table:formula="of:=IF([.$N$1]=0;&quot;Data Kosong&quot;;IF([.E29]&gt;[.H29];[.S29];[.T29]))" office:value-type="string" office:string-value="Rendah" calcext:value-type="string">
            <text:p>Rendah</text:p>
          </table:table-cell>
          <table:table-cell table:style-name="ce38"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62" table:formula="of:=IF([.$N$1]=&quot;P&quot;;[.O29];[.P29])" office:value-type="float" office:value="3.72" calcext:value-type="float">
            <text:p>3.72</text:p>
          </table:table-cell>
          <table:table-cell/>
          <table:table-cell table:style-name="ce162" office:value-type="string" calcext:value-type="string">
            <text:p>Preferensi seseorang untuk inovasi dan eksperimen. Orang dengan skor tinggi mencari solusi baru untuk masalah dan mengekspresikan diri mereka dalam seni secara aktif.</text:p>
          </table:table-cell>
          <table:table-cell table:style-name="ce162"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70" office:value-type="string" calcext:value-type="string">
            <text:p>- Penuh ide dan kreatif</text:p>
            <text:p>- Menyukai hal luar biasa 9out of the box)</text:p>
          </table:table-cell>
          <table:table-cell table:style-name="ce170"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3">
          <table:covered-table-cell table:style-name="ce129"/>
          <table:table-cell office:value-type="string" calcext:value-type="string">
            <text:p>Unconventionality</text:p>
          </table:table-cell>
          <table:table-cell table:number-columns-repeated="2"/>
          <table:table-cell table:style-name="ce157" table:formula="of:=IF([$'jawaban peserta'.$B$102]=100;[$'olah data'.$R31];IF([$'jawaban peserta'.$B$102]=60;[$'olah data'.R138];&quot;&quot;))" office:value-type="float" office:value="3" calcext:value-type="float">
            <text:p>3.00</text:p>
          </table:table-cell>
          <table:table-cell table:style-name="ce160" table:formula="of:=IF([.$N$1]=0;&quot;Data Kosong&quot;;IF([.E30]&gt;[.H30];[.S30];[.T30]))" office:value-type="string" office:string-value="Rendah" calcext:value-type="string">
            <text:p>Rendah</text:p>
          </table:table-cell>
          <table:table-cell table:style-name="ce38"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62" table:formula="of:=IF([.$N$1]=&quot;P&quot;;[.O30];[.P30])" office:value-type="float" office:value="3.61" calcext:value-type="float">
            <text:p>3.61</text:p>
          </table:table-cell>
          <table:table-cell/>
          <table:table-cell table:style-name="ce162" office:value-type="string" calcext:value-type="string">
            <text:p>Kecenderungan untuk menerima yang tidak biasa. Orang dengan skor tinggi menerima ide-ide yang mungkin tampak aneh atau radikal.</text:p>
          </table:table-cell>
          <table:table-cell table:style-name="ce162"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70" office:value-type="string" calcext:value-type="string">
            <text:p>- Mudah menerima ide baru yang tidak biasa</text:p>
            <text:p>- Menyukai hal-hal eksentrik</text:p>
            <text:p>- Cenderung menentang norma sosial</text:p>
          </table:table-cell>
          <table:table-cell table:style-name="ce170"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6">
          <table:table-cell/>
          <table:table-cell office:value-type="string" calcext:value-type="string">
            <text:p>OPENESS TO EXPERIENCE</text:p>
          </table:table-cell>
          <table:table-cell table:number-columns-repeated="2"/>
          <table:table-cell table:style-name="ce157" table:formula="of:=IF([$'jawaban peserta'.$B$102]=100;[$'olah data'.$R32];IF([$'jawaban peserta'.$B$102]=60;[$'olah data'.R139];&quot;&quot;))" office:value-type="float" office:value="3.08333333333333" calcext:value-type="float">
            <text:p>3.08</text:p>
          </table:table-cell>
          <table:table-cell table:style-name="ce160" table:formula="of:=IF([.$N$1]=0;&quot;Data Kosong&quot;;IF([.E31]&gt;[.H31];[.S31];[.T31]))" office:value-type="string" office:string-value="Rendah" calcext:value-type="string">
            <text:p>Rendah</text:p>
          </table:table-cell>
          <table:table-cell table:style-name="ce38"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62" table:formula="of:=IF([.$N$1]=&quot;P&quot;;[.O31];[.P31])" office:value-type="float" office:value="3.65" calcext:value-type="float">
            <text:p>3.65</text:p>
          </table:table-cell>
          <table:table-cell/>
          <table:table-cell table:style-name="ce166"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6"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72" office:value-type="string" calcext:value-type="string">
            <text:p>Seseorang dengan openess yang tinggi memiliki pemikiran yang imajinatif</text:p>
          </table:table-cell>
          <table:table-cell table:style-name="ce172" office:value-type="string" calcext:value-type="string">
            <text:p>Dengan openess yang rendah menggambarkan orang yang berpikiran sempit, konservatif dan tidak menyukai perubahan</text:p>
          </table:table-cell>
          <table:table-cell table:number-columns-repeated="998"/>
        </table:table-row>
        <table:table-row table:style-name="ro13">
          <table:table-cell/>
          <table:table-cell office:value-type="string" calcext:value-type="string">
            <text:p>(INTERSTITIAL FACET SCALE) ALTRUISM </text:p>
          </table:table-cell>
          <table:table-cell table:number-columns-repeated="2"/>
          <table:table-cell table:style-name="ce157" table:formula="of:=IF([$'jawaban peserta'.$B$102]=100;[$'olah data'.$R33];IF([$'jawaban peserta'.$B$102]=60;[$'olah data'.R140];&quot;&quot;))" office:value-type="float" office:value="0" calcext:value-type="float">
            <text:p>0.00</text:p>
          </table:table-cell>
          <table:table-cell table:style-name="ce160" table:formula="of:=IF([.$N$1]=0;&quot;Data Kosong&quot;;IF([.E32]&gt;[.H32];[.S32];[.T32]))" office:value-type="string" office:string-value="Rendah" calcext:value-type="string">
            <text:p>Rendah</text:p>
          </table:table-cell>
          <table:table-cell table:style-name="ce38"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62" table:formula="of:=IF([.$N$1]=&quot;P&quot;;[.O32];[.P32])" office:value-type="float" office:value="3.97" calcext:value-type="float">
            <text:p>3.97</text:p>
          </table:table-cell>
          <table:table-cell/>
          <table:table-cell table:style-name="ce162"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62"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70" office:value-type="string" calcext:value-type="string">
            <text:p>- Berhati lembut</text:p>
            <text:p>- Menghindari perilaku yang dapat menyakiti orang lain</text:p>
            <text:p>- Murah hati terhadap yang memerlukan pertolongan</text:p>
          </table:table-cell>
          <table:table-cell table:style-name="ce170"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79"/>
          <table:table-cell/>
          <table:table-cell table:style-name="ce38" table:formula="of:=IF([.$N$1]=0;&quot;Data kandidat belum lengkap&quot;;IF([.E33]&gt;[.H33];[.J33];[.K33]))" office:value-type="float" office:value="0" calcext:value-type="float">
            <text:p>0</text:p>
          </table:table-cell>
          <table:table-cell table:style-name="ce62"/>
          <table:table-cell table:number-columns-repeated="1013"/>
        </table:table-row>
        <table:table-row table:style-name="ro5">
          <table:table-cell table:number-columns-repeated="6"/>
          <table:table-cell table:style-name="ce38"/>
          <table:table-cell table:style-name="ce62"/>
          <table:table-cell table:number-columns-repeated="1013"/>
        </table:table-row>
        <table:table-row table:style-name="ro5">
          <table:table-cell table:number-columns-repeated="4"/>
          <table:table-cell table:formula="of:=[$'jawaban peserta'.B102]" office:value-type="float" office:value="60" calcext:value-type="float">
            <text:p>60</text:p>
          </table:table-cell>
          <table:table-cell/>
          <table:table-cell table:style-name="ce38"/>
          <table:table-cell table:style-name="ce62"/>
          <table:table-cell table:number-columns-repeated="12"/>
          <table:table-cell table:style-name="ce168" office:value-type="string" calcext:value-type="string">
            <text:p><text:span text:style-name="T4">Skala </text:span><text:span text:style-name="T5">Altruism</text:span><text:span text:style-name="T4"> (versus </text:span><text:span text:style-name="T6">Antagonism</text:span><text:span text:style-name="T7">)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8"/>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1"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4" form:id="control34" form:label="Label Field"/>
            <form:button form:name="Push Button 1" form:control-implementation="ooo:com.sun.star.form.component.CommandButton" xml:id="control35" form:id="control35"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71.2mm" svg:height="27.38mm" svg:x="7.42mm" svg:y="264.28mm">
            <draw:text-box>
              <text:p><text:span text:style-name="T1">Range berdasarkan Kurva Normal Untuk 6 Tipe Utama :</text:span></text:p>
              <text:p><text:span text:style-name="T1">Well above average </text:span><text:span text:style-name="T1"><text:tab/></text:span><text:span text:style-name="T1"><text:tab/></text:span><text:span text:style-name="T1"><text:tab/></text:span><text:span text:style-name="T1">: 4.4 or above</text:span></text:p>
              <text:p><text:span text:style-name="T1">Somewhat above average </text:span><text:span text:style-name="T1"><text:tab/></text:span><text:span text:style-name="T1">: 3.6 to 4.3</text:span></text:p>
              <text:p><text:span text:style-name="T1">About average </text:span><text:span text:style-name="T1"><text:tab/></text:span><text:span text:style-name="T1"><text:tab/></text:span><text:span text:style-name="T1"><text:tab/></text:span><text:span text:style-name="T1"><text:tab/></text:span><text:span text:style-name="T1">: 28 to 35</text:span></text:p>
              <text:p><text:span text:style-name="T1">Somewhat below average </text:span><text:span text:style-name="T1"><text:tab/></text:span><text:span text:style-name="T1">: 20 to 27</text:span></text:p>
              <text:p><text:span text:style-name="T1">Well below average </text:span><text:span text:style-name="T1"><text:tab/></text:span><text:span text:style-name="T1"><text:tab/></text:span><text:span text:style-name="T1">:19 or below</text:span></text:p>
            </draw:text-box>
          </draw:frame>
          <draw:frame draw:z-index="1" draw:style-name="gr6" draw:text-style-name="P10"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26.36mm" svg:height="14.32mm" svg:x="158.62mm" svg:y="0.92mm" draw:control="control33"/>
          <draw:control draw:z-index="3" draw:style-name="gr4" draw:text-style-name="P12" svg:width="0.42mm" svg:height="2.21mm" svg:x="267.7mm" svg:y="156.38mm" draw:control="control34"/>
          <draw:control draw:z-index="4" draw:style-name="gr7" draw:text-style-name="P11" svg:width="29.87mm" svg:height="23.5mm" svg:x="158.86mm" svg:y="22.24mm" draw:control="control35"/>
        </table:shapes>
        <table:table-column table:style-name="co59" table:default-cell-style-name="ce81"/>
        <table:table-column table:style-name="co60" table:default-cell-style-name="ce81"/>
        <table:table-column table:style-name="co61" table:default-cell-style-name="ce103"/>
        <table:table-column table:style-name="co7" table:default-cell-style-name="ce103"/>
        <table:table-column table:style-name="co62" table:default-cell-style-name="ce179"/>
        <table:table-column table:style-name="co63"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2" calcext:value-type="float">
            <text:p>2</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Damayanti" calcext:value-type="string">
            <text:p>Damayanti</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60" calcext:value-type="float">
            <text:p>60</text:p>
          </table:table-cell>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number-rows-repeated="36">
          <table:table-cell table:style-name="ce113" table:number-columns-repeated="2"/>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16">
          <table:table-cell table:style-name="ce113" table:number-columns-repeated="2"/>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visibility="collapse">
          <table:table-cell table:style-name="ce113" table:number-columns-repeated="2"/>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visibility="collapse">
          <table:table-cell table:style-name="ce115" table:number-columns-repeated="2"/>
          <table:table-cell table:style-name="ce159"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31"/>
          <table:table-cell table:style-name="ce153" table:number-columns-repeated="10"/>
          <table:table-cell table:number-columns-repeated="1007"/>
        </table:table-row>
        <table:table-row table:style-name="ro17">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56" table:formula="of:=IF([$grafik.B2]=&quot;&quot;;&quot;&quot;;[$grafik.B2])" office:value-type="string" office:string-value="Sincerity" calcext:value-type="string">
            <text:p>Sincerity</text:p>
          </table:table-cell>
          <table:table-cell table:style-name="ce184" table:formula="of:=IFERROR(IF([$grafik.E2]=0;&quot;&quot;;[$grafik.E2]);&quot;&quot;)" office:value-type="float" office:value="3.33333333333333" calcext:value-type="float">
            <text:p>3.33</text:p>
          </table:table-cell>
          <table:table-cell table:style-name="ce186" table:formula="of:=IFERROR(IF([$grafik.F2]=0;&quot;&quot;;[$grafik.F2]);&quot;&quot;)" office:value-type="string" office:string-value="Tinggi " calcext:value-type="string">
            <text:p>Tinggi </text:p>
          </table:table-cell>
          <table:table-cell table:style-name="ce205" table:formula="of:=IFERROR(IF([$grafik.G2]=0;&quot;&quot;;[$grafik.G2]);&quot;&quot;)"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205" table:formula="of:=IFERROR(IF([$grafik.U2]=0;&quot;&quot;;[$grafik.U2]);&quot;&quot;)" office:value-type="string" office:string-value="- Tulus dalam bekerja&#10;- Enggan mencurangi orang lain demi kepentiangan pribadi&#10;- Kooperatif&#10;" calcext:value-type="string">
            <text:p>- Tulus dalam bekerja</text:p>
            <text:p>- Enggan mencurangi orang lain demi kepentiangan pribadi</text:p>
            <text:p>- Kooperatif</text:p>
            <text:p/>
          </table:table-cell>
          <table:table-cell table:style-name="ce153" table:number-columns-repeated="10"/>
          <table:table-cell table:number-columns-repeated="1007"/>
        </table:table-row>
        <table:table-row table:style-name="ro17">
          <table:covered-table-cell table:style-name="ce156"/>
          <table:table-cell table:style-name="ce156" table:formula="of:=IF([$grafik.B3]=&quot;&quot;;&quot;&quot;;[$grafik.B3])" office:value-type="string" office:string-value="Fairness" calcext:value-type="string">
            <text:p>Fairness</text:p>
          </table:table-cell>
          <table:table-cell table:style-name="ce184" table:formula="of:=IFERROR(IF([$grafik.E3]=0;&quot;&quot;;[$grafik.E3]);&quot;&quot;)" office:value-type="float" office:value="4.66666666666667" calcext:value-type="float">
            <text:p>4.67</text:p>
          </table:table-cell>
          <table:table-cell table:style-name="ce186" table:formula="of:=IFERROR(IF([$grafik.F3]=0;&quot;&quot;;[$grafik.F3]);&quot;&quot;)" office:value-type="string" office:string-value="Tinggi " calcext:value-type="string">
            <text:p>Tinggi </text:p>
          </table:table-cell>
          <table:table-cell table:style-name="ce205"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205"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17">
          <table:covered-table-cell table:style-name="ce156"/>
          <table:table-cell table:style-name="ce156" table:formula="of:=IF([$grafik.B4]=&quot;&quot;;&quot;&quot;;[$grafik.B4])" office:value-type="string" office:string-value="Greed Avoidance" calcext:value-type="string">
            <text:p>Greed Avoidance</text:p>
          </table:table-cell>
          <table:table-cell table:style-name="ce184" table:formula="of:=IFERROR(IF([$grafik.E4]=0;&quot;&quot;;[$grafik.E4]);&quot;&quot;)" office:value-type="float" office:value="3" calcext:value-type="float">
            <text:p>3.00</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53" table:number-columns-repeated="10"/>
          <table:table-cell table:number-columns-repeated="1007"/>
        </table:table-row>
        <table:table-row table:style-name="ro17">
          <table:covered-table-cell table:style-name="ce156"/>
          <table:table-cell table:style-name="ce156" table:formula="of:=IF([$grafik.B5]=&quot;&quot;;&quot;&quot;;[$grafik.B5])" office:value-type="string" office:string-value="Modesty" calcext:value-type="string">
            <text:p>Modesty</text:p>
          </table:table-cell>
          <table:table-cell table:style-name="ce184" table:formula="of:=IFERROR(IF([$grafik.E5]=0;&quot;&quot;;[$grafik.E5]);&quot;&quot;)" office:value-type="float" office:value="3.5" calcext:value-type="float">
            <text:p>3.50</text:p>
          </table:table-cell>
          <table:table-cell table:style-name="ce186" table:formula="of:=IFERROR(IF([$grafik.F5]=0;&quot;&quot;;[$grafik.F5]);&quot;&quot;)" office:value-type="string" office:string-value="Rendah" calcext:value-type="string">
            <text:p>Rendah</text:p>
          </table:table-cell>
          <table:table-cell table:style-name="ce205" table:formula="of:=IFERROR(IF([$grafik.G5]=0;&quot;&quot;;[$grafik.G5]);&quot;&quot;)"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205" table:formula="of:=IFERROR(IF([$grafik.U5]=0;&quot;&quot;;[$grafik.U5]);&quot;&quot;)"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53" table:number-columns-repeated="10"/>
          <table:table-cell table:number-columns-repeated="1007"/>
        </table:table-row>
        <table:table-row table:style-name="ro17">
          <table:covered-table-cell table:style-name="ce156"/>
          <table:table-cell table:style-name="ce156" table:formula="of:=IF([$grafik.B6]=&quot;&quot;;&quot;&quot;;[$grafik.B6])" office:value-type="string" office:string-value="HONESTY – HUMILITY" calcext:value-type="string">
            <text:p>HONESTY – HUMILITY</text:p>
          </table:table-cell>
          <table:table-cell table:style-name="ce184" table:formula="of:=IFERROR(IF([$grafik.E6]=0;&quot;&quot;;[$grafik.E6]);&quot;&quot;)" office:value-type="float" office:value="3.625" calcext:value-type="float">
            <text:p>3.63</text:p>
          </table:table-cell>
          <table:table-cell table:style-name="ce186" table:formula="of:=IFERROR(IF([$grafik.F6]=0;&quot;&quot;;[$grafik.F6]);&quot;&quot;)" office:value-type="string" office:string-value="Tinggi " calcext:value-type="string">
            <text:p>Tinggi </text:p>
          </table:table-cell>
          <table:table-cell table:style-name="ce205"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205" table:formula="of:=IFERROR(IF([$grafik.U6]=0;&quot;&quot;;[$grafik.U6]);&quot;&quot;)" office:value-type="string" office:string-value="Tulus dalam bekerja, sederhana (tidak ingin menonjolkan status sosial), kooperatif, enggan mencurangi orang lain demi kepentingan pribadi, tidak mudah tergoda terhadap kekuasaan dan kekayaan (korupsi), memiliki keinginan yang sangat kecil untuk melanggar peraturan."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table:style-name="ce153" table:number-columns-repeated="10"/>
          <table:table-cell table:number-columns-repeated="1007"/>
        </table:table-row>
        <table:table-row table:style-name="ro17">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75" table:formula="of:=IF([$grafik.B7]=&quot;&quot;;&quot;&quot;;[$grafik.B7])" office:value-type="string" office:string-value="Fearfullness" calcext:value-type="string">
            <text:p>Fearfullness</text:p>
          </table:table-cell>
          <table:table-cell table:style-name="ce185" table:formula="of:=IFERROR(IF([$grafik.E7]=0;&quot;&quot;;[$grafik.E7]);&quot;&quot;)" office:value-type="float" office:value="4" calcext:value-type="float">
            <text:p>4.00</text:p>
          </table:table-cell>
          <table:table-cell table:style-name="ce188" table:formula="of:=IFERROR(IF([$grafik.F7]=0;&quot;&quot;;[$grafik.F7]);&quot;&quot;)" office:value-type="string" office:string-value="Tinggi " calcext:value-type="string">
            <text:p>Tinggi </text:p>
          </table:table-cell>
          <table:table-cell table:style-name="ce206" table:formula="of:=IFERROR(IF([$grafik.G7]=0;&quot;&quot;;[$grafik.G7]);&quot;&quot;)"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235" table:formula="of:=IFERROR(IF([$grafik.U7]=0;&quot;&quot;;[$grafik.U7]);&quot;&quot;)"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53" table:number-columns-repeated="10"/>
          <table:table-cell table:number-columns-repeated="1007"/>
        </table:table-row>
        <table:table-row table:style-name="ro17">
          <table:covered-table-cell table:style-name="ce175" table:formula="of:=IF([$grafik.A8]=&quot;&quot;;&quot;&quot;;[$grafik.A8])">
            <text:p/>
          </table:covered-table-cell>
          <table:table-cell table:style-name="ce175" table:formula="of:=IF([$grafik.B8]=&quot;&quot;;&quot;&quot;;[$grafik.B8])" office:value-type="string" office:string-value="Anxiety" calcext:value-type="string">
            <text:p>Anxiety</text:p>
          </table:table-cell>
          <table:table-cell table:style-name="ce185" table:formula="of:=IFERROR(IF([$grafik.E8]=0;&quot;&quot;;[$grafik.E8]);&quot;&quot;)" office:value-type="float" office:value="3.5" calcext:value-type="float">
            <text:p>3.50</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7">
          <table:covered-table-cell table:style-name="ce175" table:formula="of:=IF([$grafik.A9]=&quot;&quot;;&quot;&quot;;[$grafik.A9])">
            <text:p/>
          </table:covered-table-cell>
          <table:table-cell table:style-name="ce175" table:formula="of:=IF([$grafik.B9]=&quot;&quot;;&quot;&quot;;[$grafik.B9])" office:value-type="string" office:string-value="Dependence" calcext:value-type="string">
            <text:p>Dependence</text:p>
          </table:table-cell>
          <table:table-cell table:style-name="ce185" table:formula="of:=IFERROR(IF([$grafik.E9]=0;&quot;&quot;;[$grafik.E9]);&quot;&quot;)" office:value-type="float" office:value="3" calcext:value-type="float">
            <text:p>3.00</text:p>
          </table:table-cell>
          <table:table-cell table:style-name="ce188" table:formula="of:=IFERROR(IF([$grafik.F9]=0;&quot;&quot;;[$grafik.F9]);&quot;&quot;)" office:value-type="string" office:string-value="Rendah" calcext:value-type="string">
            <text:p>Rendah</text:p>
          </table:table-cell>
          <table:table-cell table:style-name="ce206"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235" table:formula="of:=IFERROR(IF([$grafik.U9]=0;&quot;&quot;;[$grafik.U9]);&quot;&quot;)"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53" table:number-columns-repeated="10"/>
          <table:table-cell table:number-columns-repeated="1007"/>
        </table:table-row>
        <table:table-row table:style-name="ro17">
          <table:covered-table-cell table:style-name="ce175" table:formula="of:=IF([$grafik.A10]=&quot;&quot;;&quot;&quot;;[$grafik.A10])">
            <text:p/>
          </table:covered-table-cell>
          <table:table-cell table:style-name="ce175" table:formula="of:=IF([$grafik.B10]=&quot;&quot;;&quot;&quot;;[$grafik.B10])" office:value-type="string" office:string-value="Sentimentality" calcext:value-type="string">
            <text:p>Sentimentality</text:p>
          </table:table-cell>
          <table:table-cell table:style-name="ce185" table:formula="of:=IFERROR(IF([$grafik.E10]=0;&quot;&quot;;[$grafik.E10]);&quot;&quot;)" office:value-type="float" office:value="3.66666666666667" calcext:value-type="float">
            <text:p>3.67</text:p>
          </table:table-cell>
          <table:table-cell table:style-name="ce188" table:formula="of:=IFERROR(IF([$grafik.F10]=0;&quot;&quot;;[$grafik.F10]);&quot;&quot;)" office:value-type="string" office:string-value="Tinggi " calcext:value-type="string">
            <text:p>Tinggi </text:p>
          </table:table-cell>
          <table:table-cell table:style-name="ce206" table:formula="of:=IFERROR(IF([$grafik.G10]=0;&quot;&quot;;[$grafik.G10]);&quot;&quot;)"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235" table:formula="of:=IFERROR(IF([$grafik.U10]=0;&quot;&quot;;[$grafik.U10]);&quot;&quot;)"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53" table:number-columns-repeated="10"/>
          <table:table-cell table:number-columns-repeated="1007"/>
        </table:table-row>
        <table:table-row table:style-name="ro17">
          <table:covered-table-cell table:style-name="ce175" table:formula="of:=IF([$grafik.A11]=&quot;&quot;;&quot;&quot;;[$grafik.A11])">
            <text:p/>
          </table:covered-table-cell>
          <table:table-cell table:style-name="ce175" table:formula="of:=IF([$grafik.B11]=&quot;&quot;;&quot;&quot;;[$grafik.B11])" office:value-type="string" office:string-value="EMOTIONALITY" calcext:value-type="string">
            <text:p>EMOTIONALITY</text:p>
          </table:table-cell>
          <table:table-cell table:style-name="ce185" table:formula="of:=IFERROR(IF([$grafik.E11]=0;&quot;&quot;;[$grafik.E11]);&quot;&quot;)" office:value-type="float" office:value="3.54166666666667" calcext:value-type="float">
            <text:p>3.54</text:p>
          </table:table-cell>
          <table:table-cell table:style-name="ce188" table:formula="of:=IFERROR(IF([$grafik.F11]=0;&quot;&quot;;[$grafik.F11]);&quot;&quot;)" office:value-type="string" office:string-value="Tinggi " calcext:value-type="string">
            <text:p>Tinggi </text:p>
          </table:table-cell>
          <table:table-cell table:style-name="ce206" table:formula="of:=IFERROR(IF([$grafik.G11]=0;&quot;&quot;;[$grafik.G11]);&quot;&quot;)" office:value-type="string" office:string-value="Orang dengan skor sangat tinggi pada skala Emosionality takut akan bahaya fisik, mengalami kecemasan dalam menghadapi tekanan hidup, membutuhkan dukungan emosional dari orang lain, dan merasakan empati dan keterikatan sentimental dengan orang lain" calcext:value-type="string">
            <text:p>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235" table:formula="of:=IFERROR(IF([$grafik.U11]=0;&quot;&quot;;[$grafik.U11]);&quot;&quot;)" office:value-type="string" office:string-value="Individu dengan skor dimensi tinggi cenderung terlalu sensitif, peasa, mudah cemas dan rentan" calcext:value-type="string">
            <text:p>Individu dengan skor dimensi tinggi cenderung terlalu sensitif, peasa, mudah cemas dan rentan</text:p>
          </table:table-cell>
          <table:table-cell table:style-name="ce153" table:number-columns-repeated="10"/>
          <table:table-cell table:number-columns-repeated="1007"/>
        </table:table-row>
        <table:table-row table:style-name="ro17">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77" table:formula="of:=IF([$grafik.B12]=&quot;&quot;;&quot;&quot;;[$grafik.B12])" office:value-type="string" office:string-value="Social Self-Esteem" calcext:value-type="string">
            <text:p>Social Self-Esteem</text:p>
          </table:table-cell>
          <table:table-cell table:style-name="ce194" table:formula="of:=IFERROR(IF([$grafik.E12]=0;&quot;&quot;;[$grafik.E12]);&quot;&quot;)" office:value-type="float" office:value="3.33333333333333" calcext:value-type="float">
            <text:p>3.33</text:p>
          </table:table-cell>
          <table:table-cell table:style-name="ce189" table:formula="of:=IFERROR(IF([$grafik.F12]=0;&quot;&quot;;[$grafik.F12]);&quot;&quot;)" office:value-type="string" office:string-value="Rendah" calcext:value-type="string">
            <text:p>Rendah</text:p>
          </table:table-cell>
          <table:table-cell table:style-name="ce207"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236"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17">
          <table:covered-table-cell table:style-name="ce177" table:formula="of:=IF([$grafik.A13]=&quot;&quot;;&quot;&quot;;[$grafik.A13])">
            <text:p/>
          </table:covered-table-cell>
          <table:table-cell table:style-name="ce177" table:formula="of:=IF([$grafik.B13]=&quot;&quot;;&quot;&quot;;[$grafik.B13])" office:value-type="string" office:string-value="Social Boldness" calcext:value-type="string">
            <text:p>Social Boldness</text:p>
          </table:table-cell>
          <table:table-cell table:style-name="ce194" table:formula="of:=IFERROR(IF([$grafik.E13]=0;&quot;&quot;;[$grafik.E13]);&quot;&quot;)" office:value-type="float" office:value="3.66666666666667" calcext:value-type="float">
            <text:p>3.67</text:p>
          </table:table-cell>
          <table:table-cell table:style-name="ce189" table:formula="of:=IFERROR(IF([$grafik.F13]=0;&quot;&quot;;[$grafik.F13]);&quot;&quot;)" office:value-type="string" office:string-value="Tinggi " calcext:value-type="string">
            <text:p>Tinggi </text:p>
          </table:table-cell>
          <table:table-cell table:style-name="ce207" table:formula="of:=IFERROR(IF([$grafik.G13]=0;&quot;&quot;;[$grafik.G13]);&quot;&quot;)"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236" table:formula="of:=IFERROR(IF([$grafik.U13]=0;&quot;&quot;;[$grafik.U13]);&quot;&quot;)"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53" table:number-columns-repeated="10"/>
          <table:table-cell table:number-columns-repeated="1007"/>
        </table:table-row>
        <table:table-row table:style-name="ro17">
          <table:covered-table-cell table:style-name="ce177" table:formula="of:=IF([$grafik.A14]=&quot;&quot;;&quot;&quot;;[$grafik.A14])">
            <text:p/>
          </table:covered-table-cell>
          <table:table-cell table:style-name="ce177" table:formula="of:=IF([$grafik.B14]=&quot;&quot;;&quot;&quot;;[$grafik.B14])" office:value-type="string" office:string-value="Sociability" calcext:value-type="string">
            <text:p>Sociability</text:p>
          </table:table-cell>
          <table:table-cell table:style-name="ce194" table:formula="of:=IFERROR(IF([$grafik.E14]=0;&quot;&quot;;[$grafik.E14]);&quot;&quot;)" office:value-type="float" office:value="3" calcext:value-type="float">
            <text:p>3.00</text:p>
          </table:table-cell>
          <table:table-cell table:style-name="ce189" table:formula="of:=IFERROR(IF([$grafik.F14]=0;&quot;&quot;;[$grafik.F14]);&quot;&quot;)" office:value-type="string" office:string-value="Rendah" calcext:value-type="string">
            <text:p>Rendah</text:p>
          </table:table-cell>
          <table:table-cell table:style-name="ce207" table:formula="of:=IFERROR(IF([$grafik.G14]=0;&quot;&quot;;[$grafik.G14]);&quot;&quot;)"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236" table:formula="of:=IFERROR(IF([$grafik.U14]=0;&quot;&quot;;[$grafik.U14]);&quot;&quot;)"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53" table:number-columns-repeated="10"/>
          <table:table-cell table:number-columns-repeated="1007"/>
        </table:table-row>
        <table:table-row table:style-name="ro17">
          <table:covered-table-cell table:style-name="ce177" table:formula="of:=IF([$grafik.A15]=&quot;&quot;;&quot;&quot;;[$grafik.A15])">
            <text:p/>
          </table:covered-table-cell>
          <table:table-cell table:style-name="ce177"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2" calcext:value-type="float">
            <text:p>2.00</text:p>
          </table:table-cell>
          <table:table-cell table:style-name="ce189" table:formula="of:=IFERROR(IF([$grafik.F15]=0;&quot;&quot;;[$grafik.F15]);&quot;&quot;)" office:value-type="string" office:string-value="Rendah" calcext:value-type="string">
            <text:p>Rendah</text:p>
          </table:table-cell>
          <table:table-cell table:style-name="ce207" table:formula="of:=IFERROR(IF([$grafik.G15]=0;&quot;&quot;;[$grafik.G15]);&quot;&quot;)"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236" table:formula="of:=IFERROR(IF([$grafik.U15]=0;&quot;&quot;;[$grafik.U15]);&quot;&quot;)" office:value-type="string" office:string-value="- Statis&#10;- Cenderung pesimis dan pasrah&#10;- Semangat juang rendah" calcext:value-type="string">
            <text:p>- Statis</text:p>
            <text:p>- Cenderung pesimis dan pasrah</text:p>
            <text:p>- Semangat juang rendah</text:p>
          </table:table-cell>
          <table:table-cell table:style-name="ce153" table:number-columns-repeated="10"/>
          <table:table-cell table:number-columns-repeated="1007"/>
        </table:table-row>
        <table:table-row table:style-name="ro17">
          <table:covered-table-cell table:style-name="ce177" table:formula="of:=IF([$grafik.A16]=&quot;&quot;;&quot;&quot;;[$grafik.A16])">
            <text:p/>
          </table:covered-table-cell>
          <table:table-cell table:style-name="ce177"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3" calcext:value-type="float">
            <text:p>3.00</text:p>
          </table:table-cell>
          <table:table-cell table:style-name="ce189" table:formula="of:=IFERROR(IF([$grafik.F16]=0;&quot;&quot;;[$grafik.F16]);&quot;&quot;)" office:value-type="string" office:string-value="Rendah" calcext:value-type="string">
            <text:p>Rendah</text:p>
          </table:table-cell>
          <table:table-cell table:style-name="ce207" table:formula="of:=IFERROR(IF([$grafik.G16]=0;&quot;&quot;;[$grafik.G16]);&quot;&quot;)"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236" table:formula="of:=IFERROR(IF([$grafik.U16]=0;&quot;&quot;;[$grafik.U16]);&quot;&quot;)"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53" table:number-columns-repeated="10"/>
          <table:table-cell table:number-columns-repeated="1007"/>
        </table:table-row>
        <table:table-row table:style-name="ro17">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80" table:formula="of:=IF([$grafik.B17]=&quot;&quot;;&quot;&quot;;[$grafik.B17])" office:value-type="string" office:string-value="Forgiveness" calcext:value-type="string">
            <text:p>Forgiveness</text:p>
          </table:table-cell>
          <table:table-cell table:style-name="ce195" table:formula="of:=IFERROR(IF([$grafik.E17]=0;&quot;&quot;;[$grafik.E17]);&quot;&quot;)" office:value-type="float" office:value="2" calcext:value-type="float">
            <text:p>2.00</text:p>
          </table:table-cell>
          <table:table-cell table:style-name="ce190" table:formula="of:=IFERROR(IF([$grafik.F17]=0;&quot;&quot;;[$grafik.F17]);&quot;&quot;)" office:value-type="string" office:string-value="Rendah" calcext:value-type="string">
            <text:p>Rendah</text:p>
          </table:table-cell>
          <table:table-cell table:style-name="ce208" table:formula="of:=IFERROR(IF([$grafik.G17]=0;&quot;&quot;;[$grafik.G17]);&quot;&quot;)"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237" table:formula="of:=IFERROR(IF([$grafik.U17]=0;&quot;&quot;;[$grafik.U17]);&quot;&quot;)"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53" table:number-columns-repeated="10"/>
          <table:table-cell table:number-columns-repeated="1007"/>
        </table:table-row>
        <table:table-row table:style-name="ro17">
          <table:covered-table-cell table:style-name="ce180" table:formula="of:=IF([$grafik.A18]=&quot;&quot;;&quot;&quot;;[$grafik.A18])">
            <text:p/>
          </table:covered-table-cell>
          <table:table-cell table:style-name="ce180" table:formula="of:=IF([$grafik.B18]=&quot;&quot;;&quot;&quot;;[$grafik.B18])" office:value-type="string" office:string-value="Gentleness" calcext:value-type="string">
            <text:p>Gentleness</text:p>
          </table:table-cell>
          <table:table-cell table:style-name="ce195" table:formula="of:=IFERROR(IF([$grafik.E18]=0;&quot;&quot;;[$grafik.E18]);&quot;&quot;)" office:value-type="float" office:value="3" calcext:value-type="float">
            <text:p>3.00</text:p>
          </table:table-cell>
          <table:table-cell table:style-name="ce190" table:formula="of:=IFERROR(IF([$grafik.F18]=0;&quot;&quot;;[$grafik.F18]);&quot;&quot;)" office:value-type="string" office:string-value="Tinggi " calcext:value-type="string">
            <text:p>Tinggi </text:p>
          </table:table-cell>
          <table:table-cell table:style-name="ce208"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237"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17">
          <table:covered-table-cell table:style-name="ce180" table:formula="of:=IF([$grafik.A19]=&quot;&quot;;&quot;&quot;;[$grafik.A19])">
            <text:p/>
          </table:covered-table-cell>
          <table:table-cell table:style-name="ce180" table:formula="of:=IF([$grafik.B19]=&quot;&quot;;&quot;&quot;;[$grafik.B19])" office:value-type="string" office:string-value="Flexibility" calcext:value-type="string">
            <text:p>Flexibility</text:p>
          </table:table-cell>
          <table:table-cell table:style-name="ce195" table:formula="of:=IFERROR(IF([$grafik.E19]=0;&quot;&quot;;[$grafik.E19]);&quot;&quot;)" office:value-type="float" office:value="3" calcext:value-type="float">
            <text:p>3.00</text:p>
          </table:table-cell>
          <table:table-cell table:style-name="ce190" table:formula="of:=IFERROR(IF([$grafik.F19]=0;&quot;&quot;;[$grafik.F19]);&quot;&quot;)" office:value-type="string" office:string-value="Tinggi " calcext:value-type="string">
            <text:p>Tinggi </text:p>
          </table:table-cell>
          <table:table-cell table:style-name="ce208"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237" table:formula="of:=IFERROR(IF([$grafik.U19]=0;&quot;&quot;;[$grafik.U19]);&quot;&quot;)"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53" table:number-columns-repeated="10"/>
          <table:table-cell table:number-columns-repeated="1007"/>
        </table:table-row>
        <table:table-row table:style-name="ro17">
          <table:covered-table-cell table:style-name="ce180" table:formula="of:=IF([$grafik.A20]=&quot;&quot;;&quot;&quot;;[$grafik.A20])">
            <text:p/>
          </table:covered-table-cell>
          <table:table-cell table:style-name="ce180" table:formula="of:=IF([$grafik.B20]=&quot;&quot;;&quot;&quot;;[$grafik.B20])" office:value-type="string" office:string-value="Patience" calcext:value-type="string">
            <text:p>Patience</text:p>
          </table:table-cell>
          <table:table-cell table:style-name="ce195" table:formula="of:=IFERROR(IF([$grafik.E20]=0;&quot;&quot;;[$grafik.E20]);&quot;&quot;)" office:value-type="float" office:value="4" calcext:value-type="float">
            <text:p>4.00</text:p>
          </table:table-cell>
          <table:table-cell table:style-name="ce190" table:formula="of:=IFERROR(IF([$grafik.F20]=0;&quot;&quot;;[$grafik.F20]);&quot;&quot;)" office:value-type="string" office:string-value="Tinggi " calcext:value-type="string">
            <text:p>Tinggi </text:p>
          </table:table-cell>
          <table:table-cell table:style-name="ce208" table:formula="of:=IFERROR(IF([$grafik.G20]=0;&quot;&quot;;[$grafik.G20]);&quot;&quot;)"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237" table:formula="of:=IFERROR(IF([$grafik.U20]=0;&quot;&quot;;[$grafik.U20]);&quot;&quot;)"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53" table:number-columns-repeated="10"/>
          <table:table-cell table:number-columns-repeated="1007"/>
        </table:table-row>
        <table:table-row table:style-name="ro17">
          <table:covered-table-cell table:style-name="ce180" table:formula="of:=IF([$grafik.A21]=&quot;&quot;;&quot;&quot;;[$grafik.A21])">
            <text:p/>
          </table:covered-table-cell>
          <table:table-cell table:style-name="ce180" table:formula="of:=IF([$grafik.B21]=&quot;&quot;;&quot;&quot;;[$grafik.B21])" office:value-type="string" office:string-value="AGREEABLENESS" calcext:value-type="string">
            <text:p>AGREEABLENESS</text:p>
          </table:table-cell>
          <table:table-cell table:style-name="ce195" table:formula="of:=IFERROR(IF([$grafik.E21]=0;&quot;&quot;;[$grafik.E21]);&quot;&quot;)" office:value-type="float" office:value="3" calcext:value-type="float">
            <text:p>3.00</text:p>
          </table:table-cell>
          <table:table-cell table:style-name="ce190" table:formula="of:=IFERROR(IF([$grafik.F21]=0;&quot;&quot;;[$grafik.F21]);&quot;&quot;)" office:value-type="string" office:string-value="Tinggi " calcext:value-type="string">
            <text:p>Tinggi </text:p>
          </table:table-cell>
          <table:table-cell table:style-name="ce208"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237"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17">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82" table:formula="of:=IF([$grafik.B22]=&quot;&quot;;&quot;&quot;;[$grafik.B22])" office:value-type="string" office:string-value="Organization" calcext:value-type="string">
            <text:p>Organization</text:p>
          </table:table-cell>
          <table:table-cell table:style-name="ce196" table:formula="of:=IFERROR(IF([$grafik.E22]=0;&quot;&quot;;[$grafik.E22]);&quot;&quot;)" office:value-type="float" office:value="3" calcext:value-type="float">
            <text:p>3.00</text:p>
          </table:table-cell>
          <table:table-cell table:style-name="ce191" table:formula="of:=IFERROR(IF([$grafik.F22]=0;&quot;&quot;;[$grafik.F22]);&quot;&quot;)" office:value-type="string" office:string-value="Rendah" calcext:value-type="string">
            <text:p>Rendah</text:p>
          </table:table-cell>
          <table:table-cell table:style-name="ce209"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238"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17">
          <table:covered-table-cell table:style-name="ce182" table:formula="of:=IF([$grafik.A23]=&quot;&quot;;&quot;&quot;;[$grafik.A23])">
            <text:p/>
          </table:covered-table-cell>
          <table:table-cell table:style-name="ce182" table:formula="of:=IF([$grafik.B23]=&quot;&quot;;&quot;&quot;;[$grafik.B23])" office:value-type="string" office:string-value="Diligence" calcext:value-type="string">
            <text:p>Diligence</text:p>
          </table:table-cell>
          <table:table-cell table:style-name="ce196" table:formula="of:=IFERROR(IF([$grafik.E23]=0;&quot;&quot;;[$grafik.E23]);&quot;&quot;)" office:value-type="float" office:value="4" calcext:value-type="float">
            <text:p>4.00</text:p>
          </table:table-cell>
          <table:table-cell table:style-name="ce191" table:formula="of:=IFERROR(IF([$grafik.F23]=0;&quot;&quot;;[$grafik.F23]);&quot;&quot;)" office:value-type="string" office:string-value="Tinggi " calcext:value-type="string">
            <text:p>Tinggi </text:p>
          </table:table-cell>
          <table:table-cell table:style-name="ce209" table:formula="of:=IFERROR(IF([$grafik.G23]=0;&quot;&quot;;[$grafik.G23]);&quot;&quot;)" office:value-type="string" office:string-value="Kecenderungan untuk bekerja keras. Orang dengan skor tinggi memiliki “etos kerja” yang kuat dan bersedia memaksakan diri." calcext:value-type="string">
            <text:p>Kecenderungan untuk bekerja keras. Orang dengan skor tinggi memiliki “etos kerja” yang kuat dan bersedia memaksakan diri.</text:p>
          </table:table-cell>
          <table:table-cell table:style-name="ce238" table:formula="of:=IFERROR(IF([$grafik.U23]=0;&quot;&quot;;[$grafik.U23]);&quot;&quot;)" office:value-type="string" office:string-value="- Memiliki disiplin tinggi&#10;- Motivasi berprestasi tinggi&#10;- Mampu memacu diri sendiri dalam mencapai target" calcext:value-type="string">
            <text:p>- Memiliki disiplin tinggi</text:p>
            <text:p>- Motivasi berprestasi tinggi</text:p>
            <text:p>- Mampu memacu diri sendiri dalam mencapai target</text:p>
          </table:table-cell>
          <table:table-cell table:style-name="ce153" table:number-columns-repeated="10"/>
          <table:table-cell table:number-columns-repeated="1007"/>
        </table:table-row>
        <table:table-row table:style-name="ro17">
          <table:covered-table-cell table:style-name="ce182" table:formula="of:=IF([$grafik.A24]=&quot;&quot;;&quot;&quot;;[$grafik.A24])">
            <text:p/>
          </table:covered-table-cell>
          <table:table-cell table:style-name="ce182" table:formula="of:=IF([$grafik.B24]=&quot;&quot;;&quot;&quot;;[$grafik.B24])" office:value-type="string" office:string-value="Perfectionism" calcext:value-type="string">
            <text:p>Perfectionism</text:p>
          </table:table-cell>
          <table:table-cell table:style-name="ce196" table:formula="of:=IFERROR(IF([$grafik.E24]=0;&quot;&quot;;[$grafik.E24]);&quot;&quot;)" office:value-type="float" office:value="4" calcext:value-type="float">
            <text:p>4.00</text:p>
          </table:table-cell>
          <table:table-cell table:style-name="ce191" table:formula="of:=IFERROR(IF([$grafik.F24]=0;&quot;&quot;;[$grafik.F24]);&quot;&quot;)" office:value-type="string" office:string-value="Tinggi " calcext:value-type="string">
            <text:p>Tinggi </text:p>
          </table:table-cell>
          <table:table-cell table:style-name="ce209"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238" table:formula="of:=IFERROR(IF([$grafik.U24]=0;&quot;&quot;;[$grafik.U24]);&quot;&quot;)"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53" table:number-columns-repeated="10"/>
          <table:table-cell table:number-columns-repeated="1007"/>
        </table:table-row>
        <table:table-row table:style-name="ro17">
          <table:covered-table-cell table:style-name="ce182" table:formula="of:=IF([$grafik.A25]=&quot;&quot;;&quot;&quot;;[$grafik.A25])">
            <text:p/>
          </table:covered-table-cell>
          <table:table-cell table:style-name="ce182" table:formula="of:=IF([$grafik.B25]=&quot;&quot;;&quot;&quot;;[$grafik.B25])" office:value-type="string" office:string-value="Prudence" calcext:value-type="string">
            <text:p>Prudence</text:p>
          </table:table-cell>
          <table:table-cell table:style-name="ce196" table:formula="of:=IFERROR(IF([$grafik.E25]=0;&quot;&quot;;[$grafik.E25]);&quot;&quot;)" office:value-type="float" office:value="3.66666666666667" calcext:value-type="float">
            <text:p>3.67</text:p>
          </table:table-cell>
          <table:table-cell table:style-name="ce191" table:formula="of:=IFERROR(IF([$grafik.F25]=0;&quot;&quot;;[$grafik.F25]);&quot;&quot;)" office:value-type="string" office:string-value="Tinggi " calcext:value-type="string">
            <text:p>Tinggi </text:p>
          </table:table-cell>
          <table:table-cell table:style-name="ce209" table:formula="of:=IFERROR(IF([$grafik.G25]=0;&quot;&quot;;[$grafik.G25]);&quot;&quot;)"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238" table:formula="of:=IFERROR(IF([$grafik.U25]=0;&quot;&quot;;[$grafik.U25]);&quot;&quot;)"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53" table:number-columns-repeated="10"/>
          <table:table-cell table:number-columns-repeated="1007"/>
        </table:table-row>
        <table:table-row table:style-name="ro17">
          <table:covered-table-cell table:style-name="ce182" table:formula="of:=IF([$grafik.A26]=&quot;&quot;;&quot;&quot;;[$grafik.A26])">
            <text:p/>
          </table:covered-table-cell>
          <table:table-cell table:style-name="ce182" table:formula="of:=IF([$grafik.B26]=&quot;&quot;;&quot;&quot;;[$grafik.B26])" office:value-type="string" office:string-value="CONSCIENTIOUSENESS" calcext:value-type="string">
            <text:p>CONSCIENTIOUSENESS</text:p>
          </table:table-cell>
          <table:table-cell table:style-name="ce196" table:formula="of:=IFERROR(IF([$grafik.E26]=0;&quot;&quot;;[$grafik.E26]);&quot;&quot;)" office:value-type="float" office:value="3.66666666666667" calcext:value-type="float">
            <text:p>3.67</text:p>
          </table:table-cell>
          <table:table-cell table:style-name="ce191" table:formula="of:=IFERROR(IF([$grafik.F26]=0;&quot;&quot;;[$grafik.F26]);&quot;&quot;)" office:value-type="string" office:string-value="Tinggi " calcext:value-type="string">
            <text:p>Tinggi </text:p>
          </table:table-cell>
          <table:table-cell table:style-name="ce209" table:formula="of:=IFERROR(IF([$grafik.G26]=0;&quot;&quot;;[$grafik.G26]);&quot;&quot;)"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238" table:formula="of:=IFERROR(IF([$grafik.U26]=0;&quot;&quot;;[$grafik.U26]);&quot;&quot;)"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53" table:number-columns-repeated="10"/>
          <table:table-cell table:number-columns-repeated="1007"/>
        </table:table-row>
        <table:table-row table:style-name="ro17">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87" table:formula="of:=IF([$grafik.B27]=&quot;&quot;;&quot;&quot;;[$grafik.B27])" office:value-type="string" office:string-value="Aesthetic Appreciation" calcext:value-type="string">
            <text:p>Aesthetic Appreciation</text:p>
          </table:table-cell>
          <table:table-cell table:style-name="ce197" table:formula="of:=IFERROR(IF([$grafik.E27]=0;&quot;&quot;;[$grafik.E27]);&quot;&quot;)" office:value-type="float" office:value="3.5" calcext:value-type="float">
            <text:p>3.50</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39"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7">
          <table:covered-table-cell table:style-name="ce187" table:formula="of:=IF([$grafik.A28]=&quot;&quot;;&quot;&quot;;[$grafik.A28])">
            <text:p/>
          </table:covered-table-cell>
          <table:table-cell table:style-name="ce187" table:formula="of:=IF([$grafik.B28]=&quot;&quot;;&quot;&quot;;[$grafik.B28])" office:value-type="string" office:string-value="Inquitiveness" calcext:value-type="string">
            <text:p>Inquitiveness</text:p>
          </table:table-cell>
          <table:table-cell table:style-name="ce197" table:formula="of:=IFERROR(IF([$grafik.E28]=0;&quot;&quot;;[$grafik.E28]);&quot;&quot;)" office:value-type="float" office:value="3.5" calcext:value-type="float">
            <text:p>3.50</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39"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7">
          <table:covered-table-cell table:style-name="ce187" table:formula="of:=IF([$grafik.A29]=&quot;&quot;;&quot;&quot;;[$grafik.A29])">
            <text:p/>
          </table:covered-table-cell>
          <table:table-cell table:style-name="ce187" table:formula="of:=IF([$grafik.B29]=&quot;&quot;;&quot;&quot;;[$grafik.B29])" office:value-type="string" office:string-value="Creativity" calcext:value-type="string">
            <text:p>Creativity</text:p>
          </table:table-cell>
          <table:table-cell table:style-name="ce197" table:formula="of:=IFERROR(IF([$grafik.E29]=0;&quot;&quot;;[$grafik.E29]);&quot;&quot;)" office:value-type="float" office:value="2.33333333333333" calcext:value-type="float">
            <text:p>2.33</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39"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7">
          <table:covered-table-cell table:style-name="ce187" table:formula="of:=IF([$grafik.A30]=&quot;&quot;;&quot;&quot;;[$grafik.A30])">
            <text:p/>
          </table:covered-table-cell>
          <table:table-cell table:style-name="ce187" table:formula="of:=IF([$grafik.B30]=&quot;&quot;;&quot;&quot;;[$grafik.B30])" office:value-type="string" office:string-value="Unconventionality" calcext:value-type="string">
            <text:p>Unconventionality</text:p>
          </table:table-cell>
          <table:table-cell table:style-name="ce197" table:formula="of:=IFERROR(IF([$grafik.E30]=0;&quot;&quot;;[$grafik.E30]);&quot;&quot;)" office:value-type="float" office:value="3" calcext:value-type="float">
            <text:p>3.00</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7">
          <table:covered-table-cell table:style-name="ce187" table:formula="of:=IF([$grafik.A31]=&quot;&quot;;&quot;&quot;;[$grafik.A31])">
            <text:p/>
          </table:covered-table-cell>
          <table:table-cell table:style-name="ce187" table:formula="of:=IF([$grafik.B31]=&quot;&quot;;&quot;&quot;;[$grafik.B31])" office:value-type="string" office:string-value="OPENESS TO EXPERIENCE" calcext:value-type="string">
            <text:p>OPENESS TO EXPERIENCE</text:p>
          </table:table-cell>
          <table:table-cell table:style-name="ce197" table:formula="of:=IFERROR(IF([$grafik.E31]=0;&quot;&quot;;[$grafik.E31]);&quot;&quot;)" office:value-type="float" office:value="3.08333333333333" calcext:value-type="float">
            <text:p>3.08</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39"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7">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40"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31"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31"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00mm" fo:page-height="700mm" style:num-format="1" style:print-orientation="portrait" style:shadow="none" style:first-page-number="continue" style:scale-to="20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7">00/00/0000</text:date>, <text:time style:data-style-name="N2" text:time-value="13:49:46.59129398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89</meta:editing-cycles>
    <meta:creation-date>2018-06-26T10:19:00</meta:creation-date>
    <dc:date>2018-10-07T16:17:35.982585317</dc:date>
    <meta:generator>LibreOffice/6.0.6.2$Linux_X86_64 LibreOffice_project/00m0$Build-2</meta:generator>
    <meta:editing-duration>P1DT13H3M49S</meta:editing-duration>
    <meta:print-date>2018-07-30T13:34:10.562000000</meta:print-date>
    <meta:document-statistic meta:table-count="9" meta:cell-count="3520" meta:object-count="37"/>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Doc = ThisComponent
Copy = Doc.Sheets().GetByName("olah data").GetCellRangeByName("AD2:AN2")
Paste = Doc.Sheets().GetByName("olah data").GetCellRangeByName("AD3:AN3")
Paste.DataArray = Copy.DataArray

Copy = Doc.Sheets().GetByName("olah data").GetCellRangeByName("EK2")
Paste = Doc.Sheets().GetByName("olah data").GetCellRangeByName("A42")
Paste.DataArray = Copy.DataArray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element library:name="EditingResult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ThisComponent.BasicLibraries.LoadLibrary("OlahdataHexa")
	
	passwd = "garuda"
	
	Doc = ThisComponent
	Copy = Doc.Sheets().GetByName("olah data").GetCellRangeByName("AE2:AN2")
	Paste = Doc.Sheets().GetByName("olah data").GetCellRangeByName("AE3:AN3")
	Paste.DataArray = Copy.DataArray
	
	Copy = Doc.Sheets().GetByName("olah data").GetCellRangeByName("EK2")
	Paste = Doc.Sheets().GetByName("olah data").GetCellRangeByName("A42")
	Paste.DataArray = Copy.DataArray
	
	
	doc = thiscomponent.sheets().getbyname("View Input")
	doc.unprotect(passwd)
	ThisComponent.Sheets().GetByname("Lihat Jawaban Peserta").Unprotect(Passwd)
	thiscomponent.sheets().getbyname("jawaban peserta").getcellrangebyname("b102").value=ThisComponent.Sheets().GetByName("olah data").GetCellRangeByName("A42").value
	if thiscomponent.sheets().getbyname("jawaban peserta").getcellrangebyname("b102").value = "60" then
		ThisComponent.Sheets().GetByName("olah data").GetCellRangeByName("A43").value = 2
		
		copy = ThisComponent.Sheets().GetByName("Lihat Jawaban Peserta").GetCellRangeByName("B5:B24")
		paste = ThisComponent.Sheets().GetByName("View Input").GetCellRangeByName("B11:B30")
		paste.dataarray = copy.dataarray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ThisComponent.Sheets().GetByname("Lihat Jawaban Peserta").protect(Passwd)		
	elseif thiscomponent.sheets().getbyname("jawaban peserta").getcellrangebyname("b102").value = "100" then
		ThisComponent.Sheets().GetByName("olah data").GetCellRangeByName("A43").value = 1

		
		copy = ThisComponent.Sheets().GetByName("Lihat Jawaban Peserta").GetCellRangeByName("B5:B24")
		paste = ThisComponent.Sheets().GetByName("View Input").GetCellRangeByName("B11:B30")
		paste.dataarray = copy.dataarray

		copy = ThisComponent.Sheets().GetByName("Lihat Jawaban Peserta").GetCellRangeByName("E5:E24")
		paste = ThisComponent.Sheets().GetByName("View Input").GetCellRangeByName("F11:F30")
		paste.dataarray = copy.dataarray

		copy = ThisComponent.Sheets().GetByName("Lihat Jawaban Peserta").GetCellRangeByName("H5:H24")
		paste = ThisComponent.Sheets().GetByName("View Input").GetCellRangeByName("J11:J30")
		paste.dataarray = copy.dataarray

		copy = ThisComponent.Sheets().GetByName("Lihat Jawaban Peserta").GetCellRangeByName("K5:K24")
		paste = ThisComponent.Sheets().GetByName("View Input").GetCellRangeByName("N11:N30")
		paste.dataarray = copy.dataarray

		copy = ThisComponent.Sheets().GetByName("Lihat Jawaban Peserta").GetCellRangeByName("N5:N24")
		paste = ThisComponent.Sheets().GetByName("View Input").GetCellRangeByName("R11:R30")
		paste.dataarray = copy.dataarray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ThisComponent.Sheets().GetByname("Lihat Jawaban Peserta").protect(Passwd)
		
end if

eND sUB
Sub KeEditInput

active = thiscomponent.sheets().getbyname("View Input")
thiscomponent.currentcontroller.setActiveSheet(active)
if ThisComponent.currentcontroller.showgrid = True then
	ThisComponent.currentcontroller.showgrid = False
end if
Thiscomponent.currentcontroller.ColumnRowHeaders = False

End Sub



sub deletecurrow(currow)
thiscomponent.sheets().getbyname("Database").unprotect(Passwd)


if currow &gt;2 then
'msgbox firstsel 
'msgbox secondsel

oSheets = ThisComponent.getSheets()
  oSheet = oSheets.getByName("Database")
  oRows = oSheet.getRows()
  oRows.removeByIndex(currow,1) '
'The first number is the row index. Row 1 has index 0, so row 5 has index 4
'The second number is the number of rows to remove.
else 
	msgbox ("Pilih baris yang benar")
end if
thiscomponent.sheets().getbyname("Database").protect(Passwd)


End Sub 


Sub EditingAktif(Currow)
rem msgbox (Currow)
CopyPaste
KeEditInput
deletecurrow(currow)
End Sub


Sub DisableLihatDatabase
Doc = ThisComponent
Sheet = Doc.Sheets().GetByname("View Input")
getForm = Sheet.DrawPage().Forms.GetByIndex(0).GetByName("Push Button 1")
if doc.sheets().getbyname("olah data").getcellrangebyname("A39").value=1 then
	getform.Enabled=False
else
	getform.Enabled=True
end if

End Sub
</script:module>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ktifkan fungsi delete dan non delete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9").value=1 then
			thiscomponent.sheets().getbyname("olah data").getcellrangebyname("A44").value=0
			DisableLihatDatabase
	else
	end if
	
	
	
	if thiscomponent.sheets().getbyname("olah data").getcellrangebyname("A38").value = 1 then
		deleterow

	else 
		i = thiscomponent.getcurrentselection.celladdress.row
		if i&gt;2  then
			ProgressBar2
		else
			MsgBox "Anda Salah Pilih"
		end if
	End If
end sub



sub prosesdata3
thiscomponent.sheets().getbyname("View Input").unprotect("garuda")
Thiscomponent.BasicLibraries.loadLibrary("ProgressBar")
ProgressBar3
thiscomponent.sheets().getbyname("View Input").protect("garuda")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if thiscomponent.sheets().getbyname("olah data").getcellrangebyname("A39").value = 1 then

			
			else
				kehasil
			end if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if thiscomponent.sheets().getbyname("olah data").getcellrangebyname("A39").value = 1 then
	Currow = ThisComponent.GetCurrentSelection.CellAddress.Row
	thiscomponent.sheets().getbyname("olah data").getcellrangebyname("A44").value=0
	thiscomponent.sheets().getbyname("olah data").getcellrangebyname("A39").value = 0
	
	EditingAktif(Currow)
else
end if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element library:name="EditingResults"/>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OptionButton

	Doc = thiscomponent
	form  = thiscomponent.getcurrentcontroller
	getforms = Doc.sheets().getbyname("View Input").Drawpage.Forms.getbyindex(0)
	getform = getforms.getbyname("Option Button 1")
	 
	dlg = form.getcontrol(getform)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rem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thiscomponent.sheets().GetbYNAME("olah data").getcellrangebyname("A39").value = 0
	
	DisableLihatDatabase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93cm" svg:y="0.27cm" chart:style-name="ch2">
          <text:p>Grafik Karakter</text:p>
        </chart:title>
        <chart:plot-area chart:style-name="ch3" table:cell-range-address="'View Output'.A53:'View Output'.C84" chart:data-source-has-labels="both" svg:x="1.676cm" svg:y="1.503cm" svg:width="23.779cm" svg:height="15.718cm">
          <chartooo:coordinate-region svg:x="11.493cm" svg:y="1.503cm" svg:width="13.55cm" svg:height="14.939cm"/>
          <chart:axis chart:dimension="x" chart:name="primary-x" chart:style-name="ch4" chartooo:axis-type="auto">
            <chartooo:date-scale/>
            <chart:title svg:x="0.455cm" svg:y="10.232cm" chart:style-name="ch5">
              <text:p>Karakter</text:p>
            </chart:title>
            <chart:categories table:cell-range-address="'View Output'.A54:'View Output'.B84"/>
          </chart:axis>
          <chart:axis chart:dimension="y" chart:name="primary-y" chart:style-name="ch6">
            <chart:title svg:x="23.476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3.33333333333333">
                <text:p>3.33333333333333</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66666666666667">
                <text:p>4.66666666666667</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3">
                <text:p>3</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3.5">
                <text:p>3.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625">
                <text:p>3.6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4">
                <text:p>4</text:p>
              </table:table-cell>
            </table:table-row>
            <table:table-row>
              <table:table-cell office:value-type="string">
                <text:p>EMOTIONALITY Anxiety</text:p>
                <text:list>
                  <text:list-item>
                    <text:p/>
                  </text:list-item>
                  <text:list-item>
                    <text:p>Anxiety</text:p>
                  </text:list-item>
                </text:list>
              </table:table-cell>
              <table:table-cell office:value-type="float" office:value="3.5">
                <text:p>3.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
                <text:p>3</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66666666666667">
                <text:p>3.66666666666667</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3.54166666666667">
                <text:p>3.54166666666667</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33333333333333">
                <text:p>3.3333333333333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66666666666667">
                <text:p>3.66666666666667</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3">
                <text:p>3</text:p>
              </table:table-cell>
            </table:table-row>
            <table:table-row>
              <table:table-cell office:value-type="string">
                <text:p>EXTRAVERSION Liveliness</text:p>
                <text:list>
                  <text:list-item>
                    <text:p/>
                  </text:list-item>
                  <text:list-item>
                    <text:p>Liveliness</text:p>
                  </text:list-item>
                </text:list>
              </table:table-cell>
              <table:table-cell office:value-type="float" office:value="2">
                <text:p>2</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
                <text:p>3</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2">
                <text:p>2</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
                <text:p>3</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
                <text:p>3</text:p>
              </table:table-cell>
            </table:table-row>
            <table:table-row>
              <table:table-cell office:value-type="string">
                <text:p>AGREEABLLENESS Patience</text:p>
                <text:list>
                  <text:list-item>
                    <text:p/>
                  </text:list-item>
                  <text:list-item>
                    <text:p>Patience</text:p>
                  </text:list-item>
                </text:list>
              </table:table-cell>
              <table:table-cell office:value-type="float" office:value="4">
                <text:p>4</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
                <text:p>3</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3">
                <text:p>3</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4">
                <text:p>4</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
                <text:p>4</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3.66666666666667">
                <text:p>3.66666666666667</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66666666666667">
                <text:p>3.66666666666667</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5">
                <text:p>3.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3.5">
                <text:p>3.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2.33333333333333">
                <text:p>2.33333333333333</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
                <text:p>3</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08333333333333">
                <text:p>3.08333333333333</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